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091in"/>
    </style:style>
    <style:style style:name="co2" style:family="table-column">
      <style:table-column-properties fo:break-before="auto" style:column-width="5.0173in"/>
    </style:style>
    <style:style style:name="co3" style:family="table-column">
      <style:table-column-properties fo:break-before="auto" style:column-width="0.889in"/>
    </style:style>
    <style:style style:name="co4" style:family="table-column">
      <style:table-column-properties fo:break-before="auto" style:column-width="2.5516in"/>
    </style:style>
    <style:style style:name="co5" style:family="table-column">
      <style:table-column-properties fo:break-before="auto" style:column-width="4.278in"/>
    </style:style>
    <style:style style:name="co6" style:family="table-column">
      <style:table-column-properties fo:break-before="auto" style:column-width="2.5083in"/>
    </style:style>
    <style:style style:name="co7" style:family="table-column">
      <style:table-column-properties fo:break-before="auto" style:column-width="9.55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color="#a31515" style:text-outline="false" style:text-line-through-style="none" style:text-line-through-typ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style:style style:name="ce4" style:family="table-cell" style:parent-style-name="Default">
      <style:text-properties fo:color="#a31515"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office:automatic-styles>
  <office:body>
    <office:spreadsheet>
      <table:table table:name="en" table:style-name="ta1" table:print="false">
        <table:table-column table:style-name="co1" table:default-cell-style-name="ce3"/>
        <table:table-column table:style-name="co2" table:default-cell-style-name="Default"/>
        <table:table-row table:style-name="ro1">
          <table:table-cell office:value-type="string" calcext:value-type="string">
            <text:p>AppName</text:p>
          </table:table-cell>
          <table:table-cell office:value-type="string" calcext:value-type="string">
            <text:p>STL Showcase</text:p>
          </table:table-cell>
        </table:table-row>
        <table:table-row table:style-name="ro1">
          <table:table-cell office:value-type="string" calcext:value-type="string">
            <text:p>LoadDirectory</text:p>
          </table:table-cell>
          <table:table-cell office:value-type="string" calcext:value-type="string">
            <text:p>Load Directory</text:p>
          </table:table-cell>
        </table:table-row>
        <table:table-row table:style-name="ro1">
          <table:table-cell table:number-columns-repeated="2" office:value-type="string" calcext:value-type="string">
            <text:p>View</text:p>
          </table:table-cell>
        </table:table-row>
        <table:table-row table:style-name="ro1">
          <table:table-cell office:value-type="string" calcext:value-type="string">
            <text:p>ShowDirectoryTree</text:p>
          </table:table-cell>
          <table:table-cell office:value-type="string" calcext:value-type="string">
            <text:p>Show Directory Tree</text:p>
          </table:table-cell>
        </table:table-row>
        <table:table-row table:style-name="ro1">
          <table:table-cell office:value-type="string" calcext:value-type="string">
            <text:p>ShowModelList</text:p>
          </table:table-cell>
          <table:table-cell office:value-type="string" calcext:value-type="string">
            <text:p>Show Model List</text:p>
          </table:table-cell>
        </table:table-row>
        <table:table-row table:style-name="ro1">
          <table:table-cell office:value-type="string" calcext:value-type="string">
            <text:p>Show3DView</text:p>
          </table:table-cell>
          <table:table-cell office:value-type="string" calcext:value-type="string">
            <text:p>Show 3D View</text:p>
          </table:table-cell>
        </table:table-row>
        <table:table-row table:style-name="ro1">
          <table:table-cell office:value-type="string" calcext:value-type="string">
            <text:p>ExpandDirectoryTree</text:p>
          </table:table-cell>
          <table:table-cell office:value-type="string" calcext:value-type="string">
            <text:p>Expand Directory Tree</text:p>
          </table:table-cell>
        </table:table-row>
        <table:table-row table:style-name="ro1">
          <table:table-cell office:value-type="string" calcext:value-type="string">
            <text:p>ExpandModelListView</text:p>
          </table:table-cell>
          <table:table-cell office:value-type="string" calcext:value-type="string">
            <text:p>Expand Model List View</text:p>
          </table:table-cell>
        </table:table-row>
        <table:table-row table:style-name="ro1">
          <table:table-cell office:value-type="string" calcext:value-type="string">
            <text:p>Expand3DView</text:p>
          </table:table-cell>
          <table:table-cell office:value-type="string" calcext:value-type="string">
            <text:p>Expand 3D View</text:p>
          </table:table-cell>
        </table:table-row>
        <table:table-row table:style-name="ro1">
          <table:table-cell office:value-type="string" calcext:value-type="string">
            <text:p>ResetVisibility</text:p>
          </table:table-cell>
          <table:table-cell office:value-type="string" calcext:value-type="string">
            <text:p>Reset Visibility</text:p>
          </table:table-cell>
        </table:table-row>
        <table:table-row table:style-name="ro1">
          <table:table-cell table:number-columns-repeated="2" office:value-type="string" calcext:value-type="string">
            <text:p>Configuration</text:p>
          </table:table-cell>
        </table:table-row>
        <table:table-row table:style-name="ro1">
          <table:table-cell table:number-columns-repeated="2" office:value-type="string" calcext:value-type="string">
            <text:p>Cache</text:p>
          </table:table-cell>
        </table:table-row>
        <table:table-row table:style-name="ro1">
          <table:table-cell office:value-type="string" calcext:value-type="string">
            <text:p>CacheWhatIsIt</text:p>
          </table:table-cell>
          <table:table-cell office:value-type="string" calcext:value-type="string">
            <text:p>What is the cache?</text:p>
          </table:table-cell>
        </table:table-row>
        <table:table-row table:style-name="ro1">
          <table:table-cell table:number-columns-repeated="2" office:value-type="string" calcext:value-type="string">
            <text:p>About</text:p>
          </table:table-cell>
        </table:table-row>
        <table:table-row table:style-name="ro1">
          <table:table-cell office:value-type="string" calcext:value-type="string">
            <text:p>UnloadAll</text:p>
          </table:table-cell>
          <table:table-cell office:value-type="string" calcext:value-type="string">
            <text:p>Unload All</text:p>
          </table:table-cell>
        </table:table-row>
        <table:table-row table:style-name="ro1">
          <table:table-cell office:value-type="string" calcext:value-type="string">
            <text:p>ExpandAll</text:p>
          </table:table-cell>
          <table:table-cell office:value-type="string" calcext:value-type="string">
            <text:p>Expand All</text:p>
          </table:table-cell>
        </table:table-row>
        <table:table-row table:style-name="ro1">
          <table:table-cell office:value-type="string" calcext:value-type="string">
            <text:p>ContractAll</text:p>
          </table:table-cell>
          <table:table-cell office:value-type="string" calcext:value-type="string">
            <text:p>Contract All</text:p>
          </table:table-cell>
        </table:table-row>
        <table:table-row table:style-name="ro1">
          <table:table-cell office:value-type="string" calcext:value-type="string">
            <text:p>FilesProcessed:</text:p>
          </table:table-cell>
          <table:table-cell office:value-type="string" calcext:value-type="string">
            <text:p>Files Processed: </text:p>
          </table:table-cell>
        </table:table-row>
        <table:table-row table:style-name="ro1">
          <table:table-cell table:number-columns-repeated="2" office:value-type="string" calcext:value-type="string">
            <text:p>Filter</text:p>
          </table:table-cell>
        </table:table-row>
        <table:table-row table:style-name="ro1">
          <table:table-cell table:number-columns-repeated="2" office:value-type="string" calcext:value-type="string">
            <text:p>Order</text:p>
          </table:table-cell>
        </table:table-row>
        <table:table-row table:style-name="ro1">
          <table:table-cell office:value-type="string" calcext:value-type="string">
            <text:p>NumberKB</text:p>
          </table:table-cell>
          <table:table-cell office:value-type="string" calcext:value-type="string">
            <text:p>{0:0} KB</text:p>
          </table:table-cell>
        </table:table-row>
        <table:table-row table:style-name="ro1">
          <table:table-cell table:number-columns-repeated="2" office:value-type="string" calcext:value-type="string">
            <text:p>Modified</text:p>
          </table:table-cell>
        </table:table-row>
        <table:table-row table:style-name="ro1">
          <table:table-cell table:number-columns-repeated="2" office:value-type="string" calcext:value-type="string">
            <text:p>Created</text:p>
          </table:table-cell>
        </table:table-row>
        <table:table-row table:style-name="ro1">
          <table:table-cell table:number-columns-repeated="2" office:value-type="string" calcext:value-type="string">
            <text:p>Size</text:p>
          </table:table-cell>
        </table:table-row>
        <table:table-row table:style-name="ro1">
          <table:table-cell office:value-type="string" calcext:value-type="string">
            <text:p>NumberFiles</text:p>
          </table:table-cell>
          <table:table-cell office:value-type="string" calcext:value-type="string">
            <text:p>{0} Files</text:p>
          </table:table-cell>
        </table:table-row>
        <table:table-row table:style-name="ro1">
          <table:table-cell office:value-type="string" calcext:value-type="string">
            <text:p>NumberDirectories</text:p>
          </table:table-cell>
          <table:table-cell office:value-type="string" calcext:value-type="string">
            <text:p>{0} Directories</text:p>
          </table:table-cell>
        </table:table-row>
        <table:table-row table:style-name="ro1">
          <table:table-cell office:value-type="string" calcext:value-type="string">
            <text:p>InformationAboutTheProgram</text:p>
          </table:table-cell>
          <table:table-cell office:value-type="string" calcext:value-type="string">
            <text:p>Information about the program...</text:p>
          </table:table-cell>
        </table:table-row>
        <table:table-row table:style-name="ro1">
          <table:table-cell table:number-columns-repeated="2" office:value-type="string" calcext:value-type="string">
            <text:p>OK</text:p>
          </table:table-cell>
        </table:table-row>
        <table:table-row table:style-name="ro1">
          <table:table-cell table:number-columns-repeated="2" office:value-type="string" calcext:value-type="string">
            <text:p>No</text:p>
          </table:table-cell>
        </table:table-row>
        <table:table-row table:style-name="ro1">
          <table:table-cell table:number-columns-repeated="2" office:value-type="string" calcext:value-type="string">
            <text:p>Yes</text:p>
          </table:table-cell>
        </table:table-row>
        <table:table-row table:style-name="ro1">
          <table:table-cell table:number-columns-repeated="2" office:value-type="string" calcext:value-type="string">
            <text:p>Accept</text:p>
          </table:table-cell>
        </table:table-row>
        <table:table-row table:style-name="ro1">
          <table:table-cell table:number-columns-repeated="2" office:value-type="string" calcext:value-type="string">
            <text:p>Cancel</text:p>
          </table:table-cell>
        </table:table-row>
        <table:table-row table:style-name="ro1">
          <table:table-cell office:value-type="string" calcext:value-type="string">
            <text:p>AboutWindowMessage</text:p>
          </table:table-cell>
          <table:table-cell office:value-type="string" calcext:value-type="string">
            <text:p>The cache folder contains the auto-generated images of your 3D models.\nThose images are generated when a new model is loaded, so the next time a image of the model is needed, it won't be necessary to read all the geometry and render it.\n\nImages will be generated in different sizes and colors depending on your settings.</text:p>
          </table:table-cell>
        </table:table-row>
        <table:table-row table:style-name="ro1">
          <table:table-cell office:value-type="string" calcext:value-type="string">
            <text:p>AboutTheCache</text:p>
          </table:table-cell>
          <table:table-cell office:value-type="string" calcext:value-type="string">
            <text:p>About the cache...</text:p>
          </table:table-cell>
        </table:table-row>
        <table:table-row table:style-name="ro1">
          <table:table-cell office:value-type="string" calcext:value-type="string">
            <text:p>DeleteCacheFiles</text:p>
          </table:table-cell>
          <table:table-cell office:value-type="string" calcext:value-type="string">
            <text:p>Delete Cache Files</text:p>
          </table:table-cell>
        </table:table-row>
        <table:table-row table:style-name="ro1">
          <table:table-cell office:value-type="string" calcext:value-type="string">
            <text:p>DeleteCacheFilesMessage</text:p>
          </table:table-cell>
          <table:table-cell office:value-type="string" calcext:value-type="string">
            <text:p>The cache folder and all its contents will be deleted.\nContinue?</text:p>
          </table:table-cell>
        </table:table-row>
        <table:table-row table:style-name="ro1">
          <table:table-cell office:value-type="string" calcext:value-type="string">
            <text:p>DeleteCacheFilesConfirmation</text:p>
          </table:table-cell>
          <table:table-cell office:value-type="string" calcext:value-type="string">
            <text:p>All cache images were successfully deleted.</text:p>
          </table:table-cell>
        </table:table-row>
        <table:table-row table:style-name="ro1">
          <table:table-cell office:value-type="string" calcext:value-type="string">
            <text:p>DeleteCacheFilesError</text:p>
          </table:table-cell>
          <table:table-cell office:value-type="string" calcext:value-type="string">
            <text:p>There was a problem when deleting cache images. Some may not have been deleted.</text:p>
          </table:table-cell>
        </table:table-row>
        <table:table-row table:style-name="ro1">
          <table:table-cell table:number-columns-repeated="2" office:value-type="string" calcext:value-type="string">
            <text:p>Confirm</text:p>
          </table:table-cell>
        </table:table-row>
        <table:table-row table:style-name="ro1">
          <table:table-cell office:value-type="string" calcext:value-type="string">
            <text:p>LookingForFilesAtDir</text:p>
          </table:table-cell>
          <table:table-cell office:value-type="string" calcext:value-type="string">
            <text:p>Looking for files at "{0}"...</text:p>
          </table:table-cell>
        </table:table-row>
        <table:table-row table:style-name="ro1">
          <table:table-cell office:value-type="string" calcext:value-type="string">
            <text:p>LoadDirectoryUnable</text:p>
          </table:table-cell>
          <table:table-cell office:value-type="string" calcext:value-type="string">
            <text:p>Unable to load the directory.</text:p>
          </table:table-cell>
        </table:table-row>
        <table:table-row table:style-name="ro1">
          <table:table-cell office:value-type="string" calcext:value-type="string">
            <text:p>LoadingError</text:p>
          </table:table-cell>
          <table:table-cell office:value-type="string" calcext:value-type="string">
            <text:p>Loading Error</text:p>
          </table:table-cell>
        </table:table-row>
        <table:table-row table:style-name="ro1">
          <table:table-cell office:value-type="string" calcext:value-type="string">
            <text:p>LoadDirectoryNoFilesAtDir</text:p>
          </table:table-cell>
          <table:table-cell office:value-type="string" calcext:value-type="string">
            <text:p>No files found at "{0}".</text:p>
          </table:table-cell>
        </table:table-row>
        <table:table-row table:style-name="ro1">
          <table:table-cell office:value-type="string" calcext:value-type="string">
            <text:p>NothingFound!</text:p>
          </table:table-cell>
          <table:table-cell office:value-type="string" calcext:value-type="string">
            <text:p>Nothing found!</text:p>
          </table:table-cell>
        </table:table-row>
        <table:table-row table:style-name="ro1">
          <table:table-cell office:value-type="string" calcext:value-type="string">
            <text:p>OpenParam</text:p>
          </table:table-cell>
          <table:table-cell office:value-type="string" calcext:value-type="string">
            <text:p>Open "{0}"</text:p>
          </table:table-cell>
        </table:table-row>
        <table:table-row table:style-name="ro1">
          <table:table-cell office:value-type="string" calcext:value-type="string">
            <text:p>ClearCacheSize</text:p>
          </table:table-cell>
          <table:table-cell office:value-type="string" calcext:value-type="string">
            <text:p>Clear Cache ({0})</text:p>
          </table:table-cell>
        </table:table-row>
        <table:table-row table:style-name="ro1">
          <table:table-cell office:value-type="string" calcext:value-type="string">
            <text:p>ReloadAll</text:p>
          </table:table-cell>
          <table:table-cell office:value-type="string" calcext:value-type="string">
            <text:p>Reload All</text:p>
          </table:table-cell>
        </table:table-row>
        <table:table-row table:style-name="ro1">
          <table:table-cell office:value-type="string" calcext:value-type="string">
            <text:p>DirectoryAlreadyLoaded</text:p>
          </table:table-cell>
          <table:table-cell office:value-type="string" calcext:value-type="string">
            <text:p>The selected directory is already loaded.</text:p>
          </table:table-cell>
        </table:table-row>
        <table:table-row table:style-name="ro1">
          <table:table-cell office:value-type="string" calcext:value-type="string">
            <text:p>OnlyFolders</text:p>
          </table:table-cell>
          <table:table-cell office:value-type="string" calcext:value-type="string">
            <text:p>Only Folders</text:p>
          </table:table-cell>
        </table:table-row>
        <table:table-row table:style-name="ro1">
          <table:table-cell office:value-type="string" calcext:value-type="string">
            <text:p>GeneralSettingsName</text:p>
          </table:table-cell>
          <table:table-cell office:value-type="string" calcext:value-type="string">
            <text:p>General Settings</text:p>
          </table:table-cell>
        </table:table-row>
        <table:table-row table:style-name="ro1">
          <table:table-cell office:value-type="string" calcext:value-type="string">
            <text:p>ProgramsSettingsName</text:p>
          </table:table-cell>
          <table:table-cell office:value-type="string" calcext:value-type="string">
            <text:p>Programs</text:p>
          </table:table-cell>
        </table:table-row>
        <table:table-row table:style-name="ro1">
          <table:table-cell office:value-type="string" calcext:value-type="string">
            <text:p>AdvancedSettingsName</text:p>
          </table:table-cell>
          <table:table-cell office:value-type="string" calcext:value-type="string">
            <text:p>Advanced Settings</text:p>
          </table:table-cell>
        </table:table-row>
        <table:table-row table:style-name="ro1">
          <table:table-cell office:value-type="string" calcext:value-type="string">
            <text:p>ProgramsSettingsDescription</text:p>
          </table:table-cell>
          <table:table-cell office:value-type="string" calcext:value-type="string">
            <text:p>This configuration allows to define a list of programs to open your 3D models via the context menu.\nConfigure the program path, the display name and the compatible file types in the table below.</text:p>
          </table:table-cell>
        </table:table-row>
        <table:table-row table:style-name="ro1">
          <table:table-cell table:number-columns-repeated="2" office:value-type="string" calcext:value-type="string">
            <text:p>Settings</text:p>
          </table:table-cell>
        </table:table-row>
        <table:table-row table:style-name="ro1">
          <table:table-cell table:number-columns-repeated="2" office:value-type="string" calcext:value-type="string">
            <text:p>Calculating...</text:p>
          </table:table-cell>
        </table:table-row>
        <table:table-row table:style-name="ro1">
          <table:table-cell office:value-type="string" calcext:value-type="string">
            <text:p>SizeNotAvailable</text:p>
          </table:table-cell>
          <table:table-cell office:value-type="string" calcext:value-type="string">
            <text:p>Size not available</text:p>
          </table:table-cell>
        </table:table-row>
        <table:table-row table:style-name="ro1">
          <table:table-cell table:number-columns-repeated="2" office:value-type="string" calcext:value-type="string">
            <text:p>Directory</text:p>
          </table:table-cell>
        </table:table-row>
        <table:table-row table:style-name="ro1">
          <table:table-cell office:value-type="string" calcext:value-type="string">
            <text:p>DisplayName</text:p>
          </table:table-cell>
          <table:table-cell office:value-type="string" calcext:value-type="string">
            <text:p>Display Name</text:p>
          </table:table-cell>
        </table:table-row>
        <table:table-row table:style-name="ro1">
          <table:table-cell office:value-type="string" calcext:value-type="string">
            <text:p>ProgramPath</text:p>
          </table:table-cell>
          <table:table-cell office:value-type="string" calcext:value-type="string">
            <text:p>Program Path</text:p>
          </table:table-cell>
        </table:table-row>
        <table:table-row table:style-name="ro1">
          <table:table-cell table:style-name="ce4" office:value-type="string" calcext:value-type="string">
            <text:p>NewProgram</text:p>
          </table:table-cell>
          <table:table-cell office:value-type="string" calcext:value-type="string">
            <text:p>New Program</text:p>
          </table:table-cell>
        </table:table-row>
        <table:table-row table:style-name="ro1">
          <table:table-cell table:style-name="ce4" office:value-type="string" calcext:value-type="string">
            <text:p>AddNew</text:p>
          </table:table-cell>
          <table:table-cell office:value-type="string" calcext:value-type="string">
            <text:p>Add New</text:p>
          </table:table-cell>
        </table:table-row>
        <table:table-row table:style-name="ro1">
          <table:table-cell office:value-type="string" calcext:value-type="string">
            <text:p>ProgramsTable</text:p>
          </table:table-cell>
          <table:table-cell office:value-type="string" calcext:value-type="string">
            <text:p>Programs Table</text:p>
          </table:table-cell>
        </table:table-row>
        <table:table-row table:style-name="ro1">
          <table:table-cell table:number-columns-repeated="2" office:value-type="string" calcext:value-type="string">
            <text:p>Language</text:p>
          </table:table-cell>
        </table:table-row>
        <table:table-row table:style-name="ro1">
          <table:table-cell office:value-type="string" calcext:value-type="string">
            <text:p>EnableDebugLogs</text:p>
          </table:table-cell>
          <table:table-cell office:value-type="string" calcext:value-type="string">
            <text:p>Enable Debug Logging</text:p>
          </table:table-cell>
        </table:table-row>
        <table:table-row table:style-name="ro1">
          <table:table-cell office:value-type="string" calcext:value-type="string">
            <text:p>ThumbnailStyle</text:p>
          </table:table-cell>
          <table:table-cell office:value-type="string" calcext:value-type="string">
            <text:p>Thumbnail Style</text:p>
          </table:table-cell>
        </table:table-row>
        <table:table-row table:style-name="ro1">
          <table:table-cell office:value-type="string" calcext:value-type="string">
            <text:p>FileName</text:p>
          </table:table-cell>
          <table:table-cell office:value-type="string" calcext:value-type="string">
            <text:p>File Name</text:p>
          </table:table-cell>
        </table:table-row>
        <table:table-row table:style-name="ro1">
          <table:table-cell office:value-type="string" calcext:value-type="string">
            <text:p>DateModified</text:p>
          </table:table-cell>
          <table:table-cell office:value-type="string" calcext:value-type="string">
            <text:p>Date Modified</text:p>
          </table:table-cell>
        </table:table-row>
        <table:table-row table:style-name="ro1">
          <table:table-cell office:value-type="string" calcext:value-type="string">
            <text:p>DateCreated</text:p>
          </table:table-cell>
          <table:table-cell office:value-type="string" calcext:value-type="string">
            <text:p>Date Created</text:p>
          </table:table-cell>
        </table:table-row>
        <table:table-row table:style-name="ro1">
          <table:table-cell office:value-type="string" calcext:value-type="string">
            <text:p>ReloadCacheOfLoadedDirs</text:p>
          </table:table-cell>
          <table:table-cell office:value-type="string" calcext:value-type="string">
            <text:p>Reload cache of loaded directories</text:p>
          </table:table-cell>
        </table:table-row>
        <table:table-row table:style-name="ro1">
          <table:table-cell table:number-columns-repeated="2" office:value-type="string" calcext:value-type="string">
            <text:p>Select...</text:p>
          </table:table-cell>
        </table:table-row>
        <table:table-row table:style-name="ro1">
          <table:table-cell office:value-type="string" calcext:value-type="string">
            <text:p>AutoDetect3DSoftware</text:p>
          </table:table-cell>
          <table:table-cell office:value-type="string" calcext:value-type="string">
            <text:p>Auto-Detect 3D Software</text:p>
          </table:table-cell>
        </table:table-row>
        <table:table-row table:style-name="ro1">
          <table:table-cell office:value-type="string" calcext:value-type="string">
            <text:p>AutoDetect3DSoftware_FoundList</text:p>
          </table:table-cell>
          <table:table-cell office:value-type="string" calcext:value-type="string">
            <text:p>Added new {0} programs:\n{1}</text:p>
          </table:table-cell>
        </table:table-row>
        <table:table-row table:style-name="ro1">
          <table:table-cell office:value-type="string" calcext:value-type="string">
            <text:p>AutoDetect3DSoftware_NothingFound</text:p>
          </table:table-cell>
          <table:table-cell office:value-type="string" calcext:value-type="string">
            <text:p>No new programs found.</text:p>
          </table:table-cell>
        </table:table-row>
        <table:table-row table:style-name="ro1">
          <table:table-cell office:value-type="string" calcext:value-type="string">
            <text:p>LookingFor3dSoftwareShortcuts</text:p>
          </table:table-cell>
          <table:table-cell office:value-type="string" calcext:value-type="string">
            <text:p>Looking for 3D software shortcuts...</text:p>
          </table:table-cell>
        </table:table-row>
        <table:table-row table:style-name="ro1">
          <table:table-cell office:value-type="string" calcext:value-type="string">
            <text:p>AutoDetect3DSoftwareButton</text:p>
          </table:table-cell>
          <table:table-cell office:value-type="string" calcext:value-type="string">
            <text:p>Auto add 3D software from shortcuts on your PC</text:p>
          </table:table-cell>
        </table:table-row>
        <table:table-row table:style-name="ro1">
          <table:table-cell office:value-type="string" calcext:value-type="string">
            <text:p>OpenFileInExplorer</text:p>
          </table:table-cell>
          <table:table-cell office:value-type="string" calcext:value-type="string">
            <text:p>Open in file explorer</text:p>
          </table:table-cell>
        </table:table-row>
        <table:table-row table:style-name="ro1">
          <table:table-cell office:value-type="string" calcext:value-type="string">
            <text:p>OpenFile</text:p>
          </table:table-cell>
          <table:table-cell office:value-type="string" calcext:value-type="string">
            <text:p>Open file</text:p>
          </table:table-cell>
        </table:table-row>
        <table:table-row table:style-name="ro1">
          <table:table-cell office:value-type="string" calcext:value-type="string">
            <text:p>OpenFileWith</text:p>
          </table:table-cell>
          <table:table-cell office:value-type="string" calcext:value-type="string">
            <text:p>Open file with {0}</text:p>
          </table:table-cell>
        </table:table-row>
        <table:table-row table:style-name="ro1">
          <table:table-cell office:value-type="string" calcext:value-type="string">
            <text:p>ViewFileInExplorer</text:p>
          </table:table-cell>
          <table:table-cell office:value-type="string" calcext:value-type="string">
            <text:p>View in file explorer</text:p>
          </table:table-cell>
        </table:table-row>
        <table:table-row table:style-name="ro1">
          <table:table-cell office:value-type="string" calcext:value-type="string">
            <text:p>UnloadDirectory</text:p>
          </table:table-cell>
          <table:table-cell office:value-type="string" calcext:value-type="string">
            <text:p>Unload directory</text:p>
          </table:table-cell>
        </table:table-row>
        <table:table-row table:style-name="ro1">
          <table:table-cell office:value-type="string" calcext:value-type="string">
            <text:p>NoDirectoriesSelected</text:p>
          </table:table-cell>
          <table:table-cell office:value-type="string" calcext:value-type="string">
            <text:p>There are no directories selected</text:p>
          </table:table-cell>
        </table:table-row>
        <table:table-row table:style-name="ro1">
          <table:table-cell office:value-type="string" calcext:value-type="string">
            <text:p>CollectionMode</text:p>
          </table:table-cell>
          <table:table-cell office:value-type="string" calcext:value-type="string">
            <text:p>Collection Mode</text:p>
          </table:table-cell>
        </table:table-row>
        <table:table-row table:style-name="ro1">
          <table:table-cell office:value-type="string" calcext:value-type="string">
            <text:p>tooltipLoadDirectory</text:p>
          </table:table-cell>
          <table:table-cell office:value-type="string" calcext:value-type="string">
            <text:p>Select a directory to showcase its contents.</text:p>
          </table:table-cell>
        </table:table-row>
        <table:table-row table:style-name="ro1">
          <table:table-cell office:value-type="string" calcext:value-type="string">
            <text:p>tooltipResetVisibility</text:p>
          </table:table-cell>
          <table:table-cell office:value-type="string" calcext:value-type="string">
            <text:p>Reset all visibility options of this menu.</text:p>
          </table:table-cell>
        </table:table-row>
        <table:table-row table:style-name="ro1">
          <table:table-cell office:value-type="string" calcext:value-type="string">
            <text:p>tooltipReloadDisplayed</text:p>
          </table:table-cell>
          <table:table-cell office:value-type="string" calcext:value-type="string">
            <text:p>This option will reload the directories and regenerate all the displayed miniatueres.</text:p>
          </table:table-cell>
        </table:table-row>
        <table:table-row table:style-name="ro1">
          <table:table-cell office:value-type="string" calcext:value-type="string">
            <text:p>tooltipUnloadAll</text:p>
          </table:table-cell>
          <table:table-cell office:value-type="string" calcext:value-type="string">
            <text:p>Close all loaded directories.</text:p>
          </table:table-cell>
        </table:table-row>
        <table:table-row table:style-name="ro1">
          <table:table-cell office:value-type="string" calcext:value-type="string">
            <text:p>tooltipReloadAll</text:p>
          </table:table-cell>
          <table:table-cell office:value-type="string" calcext:value-type="string">
            <text:p>Reloads all the displayed directories.</text:p>
          </table:table-cell>
        </table:table-row>
        <table:table-row table:style-name="ro1">
          <table:table-cell office:value-type="string" calcext:value-type="string">
            <text:p>tooltipExpandAll</text:p>
          </table:table-cell>
          <table:table-cell office:value-type="string" calcext:value-type="string">
            <text:p>Expands the root directories.\nIf already expanded, expands every directory.</text:p>
          </table:table-cell>
        </table:table-row>
        <table:table-row table:style-name="ro1">
          <table:table-cell office:value-type="string" calcext:value-type="string">
            <text:p>tooltipContractAll</text:p>
          </table:table-cell>
          <table:table-cell office:value-type="string" calcext:value-type="string">
            <text:p>Contracts all directories except the root ones.\nIf already contracted, then contracts the root directories.</text:p>
          </table:table-cell>
        </table:table-row>
        <table:table-row table:style-name="ro1">
          <table:table-cell office:value-type="string" calcext:value-type="string">
            <text:p>tooltipOnlyFolders</text:p>
          </table:table-cell>
          <table:table-cell office:value-type="string" calcext:value-type="string">
            <text:p>When enabled, shows all the folders as a tree, hiding the files.</text:p>
          </table:table-cell>
        </table:table-row>
        <table:table-row table:style-name="ro1">
          <table:table-cell office:value-type="string" calcext:value-type="string">
            <text:p>tooltipCollectionMode</text:p>
          </table:table-cell>
          <table:table-cell office:value-type="string" calcext:value-type="string">
            <text:p>Detects prefixes in the file names and groups them in virtual directories.</text:p>
          </table:table-cell>
        </table:table-row>
        <table:table-row table:style-name="ro1">
          <table:table-cell office:value-type="string" calcext:value-type="string">
            <text:p>PerformanceSettings</text:p>
          </table:table-cell>
          <table:table-cell office:value-type="string" calcext:value-type="string">
            <text:p>Performance Settings</text:p>
          </table:table-cell>
        </table:table-row>
        <table:table-row table:style-name="ro1">
          <table:table-cell office:value-type="string" calcext:value-type="string">
            <text:p>EnableMeshDecimate</text:p>
          </table:table-cell>
          <table:table-cell office:value-type="string" calcext:value-type="string">
            <text:p>Enable mesh triangle reduction</text:p>
          </table:table-cell>
        </table:table-row>
        <table:table-row table:style-name="ro1">
          <table:table-cell office:value-type="string" calcext:value-type="string">
            <text:p>MeshDecimateMinTris</text:p>
          </table:table-cell>
          <table:table-cell office:value-type="string" calcext:value-type="string">
            <text:p>Reduce triangles when more than...</text:p>
          </table:table-cell>
        </table:table-row>
        <table:table-row table:style-name="ro1">
          <table:table-cell office:value-type="string" calcext:value-type="string">
            <text:p>EnableMaxSizeModel</text:p>
          </table:table-cell>
          <table:table-cell office:value-type="string" calcext:value-type="string">
            <text:p>Enable size limit to view model</text:p>
          </table:table-cell>
        </table:table-row>
        <table:table-row table:style-name="ro1">
          <table:table-cell office:value-type="string" calcext:value-type="string">
            <text:p>MaxSizeModelToView</text:p>
          </table:table-cell>
          <table:table-cell office:value-type="string" calcext:value-type="string">
            <text:p>Don't visualize when size in MB is more than...</text:p>
          </table:table-cell>
        </table:table-row>
        <table:table-row table:style-name="ro1">
          <table:table-cell office:value-type="string" calcext:value-type="string">
            <text:p>tooltipEnableMeshDecimate</text:p>
          </table:table-cell>
          <table:table-cell office:value-type="string" calcext:value-type="string">
            <text:p>The 3D model will render faster, but will take more time to load.\nWill only reduce triangles if it has more than the specified amount.</text:p>
          </table:table-cell>
        </table:table-row>
        <table:table-row table:style-name="ro1">
          <table:table-cell office:value-type="string" calcext:value-type="string">
            <text:p>tooltipEnableMaxSizeModel</text:p>
          </table:table-cell>
          <table:table-cell office:value-type="string" calcext:value-type="string">
            <text:p>If enabled, won't load models that are bigger (in MB) than the specified amount.</text:p>
          </table:table-cell>
        </table:table-row>
        <table:table-row table:style-name="ro1">
          <table:table-cell office:value-type="string" calcext:value-type="string">
            <text:p>FileSizeTooBigToLoadMB</text:p>
          </table:table-cell>
          <table:table-cell office:value-type="string" calcext:value-type="string">
            <text:p>File size too big to load (Size: {0:0}MB, Limit: {1:0}MB)</text:p>
          </table:table-cell>
        </table:table-row>
        <table:table-row table:style-name="ro1">
          <table:table-cell office:value-type="string" calcext:value-type="string">
            <text:p>GenerateThumnailLowRes</text:p>
          </table:table-cell>
          <table:table-cell office:value-type="string" calcext:value-type="string">
            <text:p>Generate thumbnail at lower resolution</text:p>
          </table:table-cell>
        </table:table-row>
        <table:table-row table:style-name="ro1">
          <table:table-cell office:value-type="string" calcext:value-type="string">
            <text:p>UseFastThumbnailDrawing</text:p>
          </table:table-cell>
          <table:table-cell office:value-type="string" calcext:value-type="string">
            <text:p>Use faster thumbnail drawing</text:p>
          </table:table-cell>
        </table:table-row>
        <table:table-row table:style-name="ro1">
          <table:table-cell office:value-type="string" calcext:value-type="string">
            <text:p>tooltipGenerateThumnailLowRes</text:p>
          </table:table-cell>
          <table:table-cell office:value-type="string" calcext:value-type="string">
            <text:p>Renders the thumbnails at lower resolution to reduce memory usage.\nWARNING: Changing this setting will delete the cache and generate new thumnails.</text:p>
          </table:table-cell>
        </table:table-row>
        <table:table-row table:style-name="ro1">
          <table:table-cell office:value-type="string" calcext:value-type="string">
            <text:p>tooltipUseFastThumbnailDrawing</text:p>
          </table:table-cell>
          <table:table-cell office:value-type="string" calcext:value-type="string">
            <text:p>Uses lower quality scaling to display the thumbnail images, improving performance.</text:p>
          </table:table-cell>
        </table:table-row>
        <table:table-row table:style-name="ro1">
          <table:table-cell office:value-type="string" calcext:value-type="string">
            <text:p>UnableOpenCacheFolder</text:p>
          </table:table-cell>
          <table:table-cell office:value-type="string" calcext:value-type="string">
            <text:p>Unable to open cache folder: {0}</text:p>
          </table:table-cell>
        </table:table-row>
        <table:table-row table:style-name="ro1">
          <table:table-cell office:value-type="string" calcext:value-type="string">
            <text:p>CacheFolderDontExistsYet</text:p>
          </table:table-cell>
          <table:table-cell office:value-type="string" calcext:value-type="string">
            <text:p>The cache folder has not been created yet.</text:p>
          </table:table-cell>
        </table:table-row>
        <table:table-row table:style-name="ro1" table:number-rows-repeated="469">
          <table:table-cell table:number-columns-repeated="2"/>
        </table:table-row>
        <table:table-row table:style-name="ro1">
          <table:table-cell table:number-columns-repeated="2"/>
        </table:table-row>
      </table:table>
      <table:table table:name="es" table:style-name="ta1" table:print="false">
        <table:table-column table:style-name="co4" table:default-cell-style-name="ce3"/>
        <table:table-column table:style-name="co5" table:default-cell-style-name="Default"/>
        <table:table-row table:style-name="ro1">
          <table:table-cell table:formula="of:=IF([en.A1]=&quot;&quot;;&quot;&quot;;[en.A1])" office:value-type="string" office:string-value="AppName" calcext:value-type="string">
            <text:p>AppName</text:p>
          </table:table-cell>
          <table:table-cell office:value-type="string"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Cargar Directorio</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Ver</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Ver listado de directorios</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Ver lista de modelos</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Ver vista 3D</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Expandir directorio de modelos</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Expandir lista de modelos</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Expandir vista 3D</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Restaurar visibilidad</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Configuración</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Cache</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Qué es la cache?</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Acerca de</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Liberar todos</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Expandir todos</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Contraer todos</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Archivos procesados:</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Filtro</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Orden</text:p>
          </table:table-cell>
        </table:table-row>
        <table:table-row table:style-name="ro1">
          <table:table-cell table:formula="of:=IF([en.A21]=&quot;&quot;;&quot;&quot;;[en.A21])" office:value-type="string" office:string-value="NumberKB" calcext:value-type="string">
            <text:p>NumberKB</text:p>
          </table:table-cell>
          <table:table-cell table:formula="of:=IF([en.B21]=&quot;&quot;;&quot;&quot;;[en.B21])" office:value-type="string" office:string-value="{0:0} KB"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Modificado</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Creado</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Tamaño</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 Ficheros</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 Directorios</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Información acerca del programa...</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OK</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No</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Sí</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Aceptar</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Cancelar</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La carpeta cache contiene imágenes auto-generadas de tus modelos 3D.\nEstas imágenes son generadas cuando un nuevo modelo es cargado, de manera que la próxima vez que deba mostrarse la imágen, no será necesario leer toda la geometría del modelo para volver a generarla.\n\nLas imágnes serán generadas en diferentes tamaños y colores, según la configuración establecida.</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Acera de la cache...</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Eliminar archivos de cache</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La carpeta de cache y su contenido serán eliminados.\n¿Continuar?</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office:value-type="string" calcext:value-type="string">
            <text:p>Todas las imágenes de la cache fueron eliminadas satisfactoriamente.</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Sucedió un problema al eliminar los archivos de cache. Algunos podrían no haber sido eliminados.</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Confirmar</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Buscando archivos en "{0}"...</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No se pudo cargar el directorio</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Error cargando</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Ningún archivo encontrado en "{0}".</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Nada encontrado!</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Abrir "{0}"</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Borrar cache ({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Recargar todos</text:p>
          </table:table-cell>
        </table:table-row>
        <table:table-row table:style-name="ro1">
          <table:table-cell table:formula="of:=IF([en.A48]=&quot;&quot;;&quot;&quot;;[en.A48])" office:value-type="string" office:string-value="DirectoryAlreadyLoaded" calcext:value-type="string">
            <text:p>DirectoryAlreadyLoaded</text:p>
          </table:table-cell>
          <table:table-cell office:value-type="string" calcext:value-type="string">
            <text:p>El directorio seleccionado ya está cargado.</text:p>
          </table:table-cell>
        </table:table-row>
        <table:table-row table:style-name="ro1">
          <table:table-cell table:formula="of:=IF([en.A49]=&quot;&quot;;&quot;&quot;;[en.A49])" office:value-type="string" office:string-value="OnlyFolders" calcext:value-type="string">
            <text:p>OnlyFolders</text:p>
          </table:table-cell>
          <table:table-cell office:value-type="string" calcext:value-type="string">
            <text:p>Solo carpetas</text:p>
          </table:table-cell>
        </table:table-row>
        <table:table-row table:style-name="ro1">
          <table:table-cell table:formula="of:=IF([en.A50]=&quot;&quot;;&quot;&quot;;[en.A50])" office:value-type="string" office:string-value="GeneralSettingsName" calcext:value-type="string">
            <text:p>GeneralSettingsName</text:p>
          </table:table-cell>
          <table:table-cell office:value-type="string" calcext:value-type="string">
            <text:p>Ajustes Generales</text:p>
          </table:table-cell>
        </table:table-row>
        <table:table-row table:style-name="ro1">
          <table:table-cell table:formula="of:=IF([en.A51]=&quot;&quot;;&quot;&quot;;[en.A51])" office:value-type="string" office:string-value="ProgramsSettingsName" calcext:value-type="string">
            <text:p>ProgramsSettingsName</text:p>
          </table:table-cell>
          <table:table-cell office:value-type="string" calcext:value-type="string">
            <text:p>Programas</text:p>
          </table:table-cell>
        </table:table-row>
        <table:table-row table:style-name="ro1">
          <table:table-cell table:formula="of:=IF([en.A52]=&quot;&quot;;&quot;&quot;;[en.A52])" office:value-type="string" office:string-value="AdvancedSettingsName" calcext:value-type="string">
            <text:p>AdvancedSettingsName</text:p>
          </table:table-cell>
          <table:table-cell office:value-type="string" calcext:value-type="string">
            <text:p>Ajustes Avanzados</text:p>
          </table:table-cell>
        </table:table-row>
        <table:table-row table:style-name="ro1">
          <table:table-cell table:formula="of:=IF([en.A53]=&quot;&quot;;&quot;&quot;;[en.A53])" office:value-type="string" office:string-value="ProgramsSettingsDescription" calcext:value-type="string">
            <text:p>ProgramsSettingsDescription</text:p>
          </table:table-cell>
          <table:table-cell office:value-type="string" calcext:value-type="string">
            <text:p>Esta configuración permite definir una lista de programas con los que abrir tus modelos 3D mediante el menú contextual.\nConfigura la ruta del programa, el nombre para mostrar y los tipos de archivos compatibles en la tabla de abajo.</text:p>
          </table:table-cell>
        </table:table-row>
        <table:table-row table:style-name="ro1">
          <table:table-cell table:formula="of:=IF([en.A54]=&quot;&quot;;&quot;&quot;;[en.A54])" office:value-type="string" office:string-value="Settings" calcext:value-type="string">
            <text:p>Settings</text:p>
          </table:table-cell>
          <table:table-cell office:value-type="string" calcext:value-type="string">
            <text:p>Ajustes</text:p>
          </table:table-cell>
        </table:table-row>
        <table:table-row table:style-name="ro1">
          <table:table-cell table:formula="of:=IF([en.A55]=&quot;&quot;;&quot;&quot;;[en.A55])" office:value-type="string" office:string-value="Calculating..." calcext:value-type="string">
            <text:p>Calculating...</text:p>
          </table:table-cell>
          <table:table-cell office:value-type="string" calcext:value-type="string">
            <text:p>Calculando...</text:p>
          </table:table-cell>
        </table:table-row>
        <table:table-row table:style-name="ro1">
          <table:table-cell table:formula="of:=IF([en.A56]=&quot;&quot;;&quot;&quot;;[en.A56])" office:value-type="string" office:string-value="SizeNotAvailable" calcext:value-type="string">
            <text:p>SizeNotAvailable</text:p>
          </table:table-cell>
          <table:table-cell office:value-type="string" calcext:value-type="string">
            <text:p>Tamaño no disponible</text:p>
          </table:table-cell>
        </table:table-row>
        <table:table-row table:style-name="ro1">
          <table:table-cell table:formula="of:=IF([en.A57]=&quot;&quot;;&quot;&quot;;[en.A57])" office:value-type="string" office:string-value="Directory" calcext:value-type="string">
            <text:p>Directory</text:p>
          </table:table-cell>
          <table:table-cell office:value-type="string" calcext:value-type="string">
            <text:p>Directorio</text:p>
          </table:table-cell>
        </table:table-row>
        <table:table-row table:style-name="ro1">
          <table:table-cell table:formula="of:=IF([en.A58]=&quot;&quot;;&quot;&quot;;[en.A58])" office:value-type="string" office:string-value="DisplayName" calcext:value-type="string">
            <text:p>DisplayName</text:p>
          </table:table-cell>
          <table:table-cell office:value-type="string" calcext:value-type="string">
            <text:p>Nombre para mostrar</text:p>
          </table:table-cell>
        </table:table-row>
        <table:table-row table:style-name="ro1">
          <table:table-cell table:formula="of:=IF([en.A59]=&quot;&quot;;&quot;&quot;;[en.A59])" office:value-type="string" office:string-value="ProgramPath" calcext:value-type="string">
            <text:p>ProgramPath</text:p>
          </table:table-cell>
          <table:table-cell office:value-type="string" calcext:value-type="string">
            <text:p>Ruta del programa</text:p>
          </table:table-cell>
        </table:table-row>
        <table:table-row table:style-name="ro1">
          <table:table-cell table:formula="of:=IF([en.A60]=&quot;&quot;;&quot;&quot;;[en.A60])" office:value-type="string" office:string-value="NewProgram" calcext:value-type="string">
            <text:p>NewProgram</text:p>
          </table:table-cell>
          <table:table-cell office:value-type="string" calcext:value-type="string">
            <text:p>Nuevo Programa</text:p>
          </table:table-cell>
        </table:table-row>
        <table:table-row table:style-name="ro1">
          <table:table-cell table:formula="of:=IF([en.A61]=&quot;&quot;;&quot;&quot;;[en.A61])" office:value-type="string" office:string-value="AddNew" calcext:value-type="string">
            <text:p>AddNew</text:p>
          </table:table-cell>
          <table:table-cell office:value-type="string" calcext:value-type="string">
            <text:p>Añadir Nuevo</text:p>
          </table:table-cell>
        </table:table-row>
        <table:table-row table:style-name="ro1">
          <table:table-cell table:formula="of:=IF([en.A62]=&quot;&quot;;&quot;&quot;;[en.A62])" office:value-type="string" office:string-value="ProgramsTable" calcext:value-type="string">
            <text:p>ProgramsTable</text:p>
          </table:table-cell>
          <table:table-cell office:value-type="string" calcext:value-type="string">
            <text:p>Tabla de Programas</text:p>
          </table:table-cell>
        </table:table-row>
        <table:table-row table:style-name="ro1">
          <table:table-cell table:formula="of:=IF([en.A63]=&quot;&quot;;&quot;&quot;;[en.A63])" office:value-type="string" office:string-value="Language" calcext:value-type="string">
            <text:p>Language</text:p>
          </table:table-cell>
          <table:table-cell office:value-type="string" calcext:value-type="string">
            <text:p>Idioma</text:p>
          </table:table-cell>
        </table:table-row>
        <table:table-row table:style-name="ro1">
          <table:table-cell table:formula="of:=IF([en.A64]=&quot;&quot;;&quot;&quot;;[en.A64])" office:value-type="string" office:string-value="EnableDebugLogs" calcext:value-type="string">
            <text:p>EnableDebugLogs</text:p>
          </table:table-cell>
          <table:table-cell office:value-type="string" calcext:value-type="string">
            <text:p>Habilitar logs para debug</text:p>
          </table:table-cell>
        </table:table-row>
        <table:table-row table:style-name="ro1">
          <table:table-cell table:formula="of:=IF([en.A65]=&quot;&quot;;&quot;&quot;;[en.A65])" office:value-type="string" office:string-value="ThumbnailStyle" calcext:value-type="string">
            <text:p>ThumbnailStyle</text:p>
          </table:table-cell>
          <table:table-cell office:value-type="string" calcext:value-type="string">
            <text:p>Estilo de miniaturas</text:p>
          </table:table-cell>
        </table:table-row>
        <table:table-row table:style-name="ro1">
          <table:table-cell table:formula="of:=IF([en.A66]=&quot;&quot;;&quot;&quot;;[en.A66])" office:value-type="string" office:string-value="FileName" calcext:value-type="string">
            <text:p>FileName</text:p>
          </table:table-cell>
          <table:table-cell office:value-type="string" calcext:value-type="string">
            <text:p>Nombre de Archivo</text:p>
          </table:table-cell>
        </table:table-row>
        <table:table-row table:style-name="ro1">
          <table:table-cell table:formula="of:=IF([en.A67]=&quot;&quot;;&quot;&quot;;[en.A67])" office:value-type="string" office:string-value="DateModified" calcext:value-type="string">
            <text:p>DateModified</text:p>
          </table:table-cell>
          <table:table-cell office:value-type="string" calcext:value-type="string">
            <text:p>Fecha Modificado</text:p>
          </table:table-cell>
        </table:table-row>
        <table:table-row table:style-name="ro1">
          <table:table-cell table:formula="of:=IF([en.A68]=&quot;&quot;;&quot;&quot;;[en.A68])" office:value-type="string" office:string-value="DateCreated" calcext:value-type="string">
            <text:p>DateCreated</text:p>
          </table:table-cell>
          <table:table-cell office:value-type="string" calcext:value-type="string">
            <text:p>Fecha Creado</text:p>
          </table:table-cell>
        </table:table-row>
        <table:table-row table:style-name="ro1">
          <table:table-cell table:formula="of:=IF([en.A69]=&quot;&quot;;&quot;&quot;;[en.A69])" office:value-type="string" office:string-value="ReloadCacheOfLoadedDirs" calcext:value-type="string">
            <text:p>ReloadCacheOfLoadedDirs</text:p>
          </table:table-cell>
          <table:table-cell office:value-type="string" calcext:value-type="string">
            <text:p>Regenerar cache de los directorios cargados</text:p>
          </table:table-cell>
        </table:table-row>
        <table:table-row table:style-name="ro1">
          <table:table-cell table:formula="of:=IF([en.A70]=&quot;&quot;;&quot;&quot;;[en.A70])" office:value-type="string" office:string-value="Select..." calcext:value-type="string">
            <text:p>Select...</text:p>
          </table:table-cell>
          <table:table-cell office:value-type="string" calcext:value-type="string">
            <text:p>Seleccionar...</text:p>
          </table:table-cell>
        </table:table-row>
        <table:table-row table:style-name="ro1">
          <table:table-cell table:formula="of:=IF([en.A71]=&quot;&quot;;&quot;&quot;;[en.A71])" office:value-type="string" office:string-value="AutoDetect3DSoftware" calcext:value-type="string">
            <text:p>AutoDetect3DSoftware</text:p>
          </table:table-cell>
          <table:table-cell office:value-type="string" calcext:value-type="string">
            <text:p>Auto-Detectar Software 3D</text:p>
          </table:table-cell>
        </table:table-row>
        <table:table-row table:style-name="ro1">
          <table:table-cell table:formula="of:=IF([en.A72]=&quot;&quot;;&quot;&quot;;[en.A72])" office:value-type="string" office:string-value="AutoDetect3DSoftware_FoundList" calcext:value-type="string">
            <text:p>AutoDetect3DSoftware_FoundList</text:p>
          </table:table-cell>
          <table:table-cell office:value-type="string" calcext:value-type="string">
            <text:p>Añadidos {0} nuevos programas:\n{1}</text:p>
          </table:table-cell>
        </table:table-row>
        <table:table-row table:style-name="ro1">
          <table:table-cell table:formula="of:=IF([en.A73]=&quot;&quot;;&quot;&quot;;[en.A73])" office:value-type="string" office:string-value="AutoDetect3DSoftware_NothingFound" calcext:value-type="string">
            <text:p>AutoDetect3DSoftware_NothingFound</text:p>
          </table:table-cell>
          <table:table-cell office:value-type="string" calcext:value-type="string">
            <text:p>No se detectaron nuevos programas.</text:p>
          </table:table-cell>
        </table:table-row>
        <table:table-row table:style-name="ro1">
          <table:table-cell table:formula="of:=IF([en.A74]=&quot;&quot;;&quot;&quot;;[en.A74])" office:value-type="string" office:string-value="LookingFor3dSoftwareShortcuts" calcext:value-type="string">
            <text:p>LookingFor3dSoftwareShortcuts</text:p>
          </table:table-cell>
          <table:table-cell office:value-type="string" calcext:value-type="string">
            <text:p>Buscando accesos directos a programas 3D...</text:p>
          </table:table-cell>
        </table:table-row>
        <table:table-row table:style-name="ro1">
          <table:table-cell table:formula="of:=IF([en.A75]=&quot;&quot;;&quot;&quot;;[en.A75])" office:value-type="string" office:string-value="AutoDetect3DSoftwareButton" calcext:value-type="string">
            <text:p>AutoDetect3DSoftwareButton</text:p>
          </table:table-cell>
          <table:table-cell office:value-type="string" calcext:value-type="string">
            <text:p>Auto añadir programas desde accesos directos del PC</text:p>
          </table:table-cell>
        </table:table-row>
        <table:table-row table:style-name="ro1">
          <table:table-cell table:formula="of:=IF([en.A76]=&quot;&quot;;&quot;&quot;;[en.A76])" office:value-type="string" office:string-value="OpenFileInExplorer" calcext:value-type="string">
            <text:p>OpenFileInExplorer</text:p>
          </table:table-cell>
          <table:table-cell office:value-type="string" calcext:value-type="string">
            <text:p>Abrir en explorador de archivos</text:p>
          </table:table-cell>
        </table:table-row>
        <table:table-row table:style-name="ro1">
          <table:table-cell table:formula="of:=IF([en.A77]=&quot;&quot;;&quot;&quot;;[en.A77])" office:value-type="string" office:string-value="OpenFile" calcext:value-type="string">
            <text:p>OpenFile</text:p>
          </table:table-cell>
          <table:table-cell office:value-type="string" calcext:value-type="string">
            <text:p>Abrir archivo</text:p>
          </table:table-cell>
        </table:table-row>
        <table:table-row table:style-name="ro1">
          <table:table-cell table:formula="of:=IF([en.A78]=&quot;&quot;;&quot;&quot;;[en.A78])" office:value-type="string" office:string-value="OpenFileWith" calcext:value-type="string">
            <text:p>OpenFileWith</text:p>
          </table:table-cell>
          <table:table-cell office:value-type="string" calcext:value-type="string">
            <text:p>Abrir con {0}</text:p>
          </table:table-cell>
        </table:table-row>
        <table:table-row table:style-name="ro1">
          <table:table-cell table:formula="of:=IF([en.A79]=&quot;&quot;;&quot;&quot;;[en.A79])" office:value-type="string" office:string-value="ViewFileInExplorer" calcext:value-type="string">
            <text:p>ViewFileInExplorer</text:p>
          </table:table-cell>
          <table:table-cell office:value-type="string" calcext:value-type="string">
            <text:p>Ver en explorador de archivos</text:p>
          </table:table-cell>
        </table:table-row>
        <table:table-row table:style-name="ro1">
          <table:table-cell table:formula="of:=IF([en.A80]=&quot;&quot;;&quot;&quot;;[en.A80])" office:value-type="string" office:string-value="UnloadDirectory" calcext:value-type="string">
            <text:p>UnloadDirectory</text:p>
          </table:table-cell>
          <table:table-cell office:value-type="string" calcext:value-type="string">
            <text:p>Quitar directorio</text:p>
          </table:table-cell>
        </table:table-row>
        <table:table-row table:style-name="ro1">
          <table:table-cell table:formula="of:=IF([en.A81]=&quot;&quot;;&quot;&quot;;[en.A81])" office:value-type="string" office:string-value="NoDirectoriesSelected" calcext:value-type="string">
            <text:p>NoDirectoriesSelected</text:p>
          </table:table-cell>
          <table:table-cell office:value-type="string" calcext:value-type="string">
            <text:p>No hay ningún directorio seleccionado</text:p>
          </table:table-cell>
        </table:table-row>
        <table:table-row table:style-name="ro1">
          <table:table-cell table:formula="of:=IF([en.A82]=&quot;&quot;;&quot;&quot;;[en.A82])" office:value-type="string" office:string-value="CollectionMode" calcext:value-type="string">
            <text:p>CollectionMode</text:p>
          </table:table-cell>
          <table:table-cell office:value-type="string" calcext:value-type="string">
            <text:p>Modo Colección</text:p>
          </table:table-cell>
        </table:table-row>
        <table:table-row table:style-name="ro1">
          <table:table-cell table:formula="of:=IF([en.A83]=&quot;&quot;;&quot;&quot;;[en.A83])" office:value-type="string" office:string-value="tooltipLoadDirectory" calcext:value-type="string">
            <text:p>tooltipLoadDirectory</text:p>
          </table:table-cell>
          <table:table-cell office:value-type="string" calcext:value-type="string">
            <text:p>Selecciona un directorio para mostrar sus contenidos.</text:p>
          </table:table-cell>
        </table:table-row>
        <table:table-row table:style-name="ro1">
          <table:table-cell table:formula="of:=IF([en.A84]=&quot;&quot;;&quot;&quot;;[en.A84])" office:value-type="string" office:string-value="tooltipResetVisibility" calcext:value-type="string">
            <text:p>tooltipResetVisibility</text:p>
          </table:table-cell>
          <table:table-cell office:value-type="string" calcext:value-type="string">
            <text:p>Reestablece las opciones de visibilidad de este menú.</text:p>
          </table:table-cell>
        </table:table-row>
        <table:table-row table:style-name="ro1">
          <table:table-cell table:formula="of:=IF([en.A85]=&quot;&quot;;&quot;&quot;;[en.A85])" office:value-type="string" office:string-value="tooltipReloadDisplayed" calcext:value-type="string">
            <text:p>tooltipReloadDisplayed</text:p>
          </table:table-cell>
          <table:table-cell office:value-type="string" calcext:value-type="string">
            <text:p>Esta opción recargará los directorios y regenerará todas las miniaturas mostradas.</text:p>
          </table:table-cell>
        </table:table-row>
        <table:table-row table:style-name="ro1">
          <table:table-cell table:formula="of:=IF([en.A86]=&quot;&quot;;&quot;&quot;;[en.A86])" office:value-type="string" office:string-value="tooltipUnloadAll" calcext:value-type="string">
            <text:p>tooltipUnloadAll</text:p>
          </table:table-cell>
          <table:table-cell office:value-type="string" calcext:value-type="string">
            <text:p>Cierra todos los directorios cargados.</text:p>
          </table:table-cell>
        </table:table-row>
        <table:table-row table:style-name="ro1">
          <table:table-cell table:formula="of:=IF([en.A87]=&quot;&quot;;&quot;&quot;;[en.A87])" office:value-type="string" office:string-value="tooltipReloadAll" calcext:value-type="string">
            <text:p>tooltipReloadAll</text:p>
          </table:table-cell>
          <table:table-cell office:value-type="string" calcext:value-type="string">
            <text:p>Recarga todos los directorios abiertos.</text:p>
          </table:table-cell>
        </table:table-row>
        <table:table-row table:style-name="ro1">
          <table:table-cell table:formula="of:=IF([en.A88]=&quot;&quot;;&quot;&quot;;[en.A88])" office:value-type="string" office:string-value="tooltipExpandAll" calcext:value-type="string">
            <text:p>tooltipExpandAll</text:p>
          </table:table-cell>
          <table:table-cell office:value-type="string" calcext:value-type="string">
            <text:p>Expande los directorios raíz.\nSi ya están expandidos, expande todos los demás.</text:p>
          </table:table-cell>
        </table:table-row>
        <table:table-row table:style-name="ro1">
          <table:table-cell table:formula="of:=IF([en.A89]=&quot;&quot;;&quot;&quot;;[en.A89])" office:value-type="string" office:string-value="tooltipContractAll" calcext:value-type="string">
            <text:p>tooltipContractAll</text:p>
          </table:table-cell>
          <table:table-cell office:value-type="string" calcext:value-type="string">
            <text:p>Contrae todos los directorios excepto los raíz.\nSi ya estaban contraídos, entonces contráe tambíen los de la raíz.</text:p>
          </table:table-cell>
        </table:table-row>
        <table:table-row table:style-name="ro1">
          <table:table-cell table:formula="of:=IF([en.A90]=&quot;&quot;;&quot;&quot;;[en.A90])" office:value-type="string" office:string-value="tooltipOnlyFolders" calcext:value-type="string">
            <text:p>tooltipOnlyFolders</text:p>
          </table:table-cell>
          <table:table-cell office:value-type="string" calcext:value-type="string">
            <text:p>Al activarlo, mustra todas las carpetas del arbol, ocultando los ficheros.</text:p>
          </table:table-cell>
        </table:table-row>
        <table:table-row table:style-name="ro1">
          <table:table-cell table:formula="of:=IF([en.A91]=&quot;&quot;;&quot;&quot;;[en.A91])" office:value-type="string" office:string-value="tooltipCollectionMode" calcext:value-type="string">
            <text:p>tooltipCollectionMode</text:p>
          </table:table-cell>
          <table:table-cell office:value-type="string" calcext:value-type="string">
            <text:p>Detacta prefijos en los nombres de los archivos y los agrupa en directorios virtuales.</text:p>
          </table:table-cell>
        </table:table-row>
        <table:table-row table:style-name="ro1">
          <table:table-cell table:formula="of:=IF([en.A92]=&quot;&quot;;&quot;&quot;;[en.A92])" office:value-type="string" office:string-value="PerformanceSettings" calcext:value-type="string">
            <text:p>PerformanceSettings</text:p>
          </table:table-cell>
          <table:table-cell office:value-type="string" calcext:value-type="string">
            <text:p>Ajustes de Rendimiento</text:p>
          </table:table-cell>
        </table:table-row>
        <table:table-row table:style-name="ro1">
          <table:table-cell table:formula="of:=IF([en.A93]=&quot;&quot;;&quot;&quot;;[en.A93])" office:value-type="string" office:string-value="EnableMeshDecimate" calcext:value-type="string">
            <text:p>EnableMeshDecimate</text:p>
          </table:table-cell>
          <table:table-cell office:value-type="string" calcext:value-type="string">
            <text:p>Habilita la reducción de triángulos en modelos</text:p>
          </table:table-cell>
        </table:table-row>
        <table:table-row table:style-name="ro1">
          <table:table-cell table:formula="of:=IF([en.A94]=&quot;&quot;;&quot;&quot;;[en.A94])" office:value-type="string" office:string-value="MeshDecimateMinTris" calcext:value-type="string">
            <text:p>MeshDecimateMinTris</text:p>
          </table:table-cell>
          <table:table-cell office:value-type="string" calcext:value-type="string">
            <text:p>Reducir triángulos cuando haya más de...</text:p>
          </table:table-cell>
        </table:table-row>
        <table:table-row table:style-name="ro1">
          <table:table-cell table:formula="of:=IF([en.A95]=&quot;&quot;;&quot;&quot;;[en.A95])" office:value-type="string" office:string-value="EnableMaxSizeModel" calcext:value-type="string">
            <text:p>EnableMaxSizeModel</text:p>
          </table:table-cell>
          <table:table-cell office:value-type="string" calcext:value-type="string">
            <text:p>Habilita tamaño máximo para visualizar modelos</text:p>
          </table:table-cell>
        </table:table-row>
        <table:table-row table:style-name="ro1">
          <table:table-cell table:formula="of:=IF([en.A96]=&quot;&quot;;&quot;&quot;;[en.A96])" office:value-type="string" office:string-value="MaxSizeModelToView" calcext:value-type="string">
            <text:p>MaxSizeModelToView</text:p>
          </table:table-cell>
          <table:table-cell office:value-type="string" calcext:value-type="string">
            <text:p>No visualizar cuando ocupe más de... (en MB)</text:p>
          </table:table-cell>
        </table:table-row>
        <table:table-row table:style-name="ro1">
          <table:table-cell table:formula="of:=IF([en.A97]=&quot;&quot;;&quot;&quot;;[en.A97])" office:value-type="string" office:string-value="tooltipEnableMeshDecimate" calcext:value-type="string">
            <text:p>tooltipEnableMeshDecimate</text:p>
          </table:table-cell>
          <table:table-cell office:value-type="string" calcext:value-type="string">
            <text:p>El modelo se renderizará más rápido, pero tardará más en cargar.\nTan solo se reducirán los triángulos si tiene más que la cantidad especificada.</text:p>
          </table:table-cell>
        </table:table-row>
        <table:table-row table:style-name="ro1">
          <table:table-cell table:formula="of:=IF([en.A98]=&quot;&quot;;&quot;&quot;;[en.A98])" office:value-type="string" office:string-value="tooltipEnableMaxSizeModel" calcext:value-type="string">
            <text:p>tooltipEnableMaxSizeModel</text:p>
          </table:table-cell>
          <table:table-cell office:value-type="string" calcext:value-type="string">
            <text:p>Si se habilita, no se visualizarán modelos que ocupen más que la cantidad especificada (en MB).</text:p>
          </table:table-cell>
        </table:table-row>
        <table:table-row table:style-name="ro1">
          <table:table-cell table:formula="of:=IF([en.A99]=&quot;&quot;;&quot;&quot;;[en.A99])" office:value-type="string" office:string-value="FileSizeTooBigToLoadMB" calcext:value-type="string">
            <text:p>FileSizeTooBigToLoadMB</text:p>
          </table:table-cell>
          <table:table-cell office:value-type="string" calcext:value-type="string">
            <text:p>Archivo demasiado grande para ser cargado (Tamaño: {0:0}MB, Límite: {1:0}MB) </text:p>
          </table:table-cell>
        </table:table-row>
        <table:table-row table:style-name="ro1">
          <table:table-cell table:formula="of:=IF([en.A100]=&quot;&quot;;&quot;&quot;;[en.A100])" office:value-type="string" office:string-value="GenerateThumnailLowRes" calcext:value-type="string">
            <text:p>GenerateThumnailLowRes</text:p>
          </table:table-cell>
          <table:table-cell office:value-type="string" calcext:value-type="string">
            <text:p>Generar las miniaturas a menor resolución</text:p>
          </table:table-cell>
        </table:table-row>
        <table:table-row table:style-name="ro1">
          <table:table-cell table:formula="of:=IF([en.A101]=&quot;&quot;;&quot;&quot;;[en.A101])" office:value-type="string" office:string-value="UseFastThumbnailDrawing" calcext:value-type="string">
            <text:p>UseFastThumbnailDrawing</text:p>
          </table:table-cell>
          <table:table-cell office:value-type="string" calcext:value-type="string">
            <text:p>Dibujar miniaturas en menor calidad</text:p>
          </table:table-cell>
        </table:table-row>
        <table:table-row table:style-name="ro1">
          <table:table-cell table:formula="of:=IF([en.A102]=&quot;&quot;;&quot;&quot;;[en.A102])" office:value-type="string" office:string-value="tooltipGenerateThumnailLowRes" calcext:value-type="string">
            <text:p>tooltipGenerateThumnailLowRes</text:p>
          </table:table-cell>
          <table:table-cell office:value-type="string" calcext:value-type="string">
            <text:p>Renderiza las miniaturas a menor resolución para reducir el uso de memoria.\nADVERTENCIA: Cambiar este ajuste borrará la cache y generará nuevas miniaturas.</text:p>
          </table:table-cell>
        </table:table-row>
        <table:table-row table:style-name="ro1">
          <table:table-cell table:formula="of:=IF([en.A103]=&quot;&quot;;&quot;&quot;;[en.A103])" office:value-type="string" office:string-value="tooltipUseFastThumbnailDrawing" calcext:value-type="string">
            <text:p>tooltipUseFastThumbnailDrawing</text:p>
          </table:table-cell>
          <table:table-cell office:value-type="string" calcext:value-type="string">
            <text:p>Utiliza un escalado de menor calidad para dibujar las miniaturas, mejorando el rendimiento.</text:p>
          </table:table-cell>
        </table:table-row>
        <table:table-row table:style-name="ro1">
          <table:table-cell table:formula="of:=IF([en.A104]=&quot;&quot;;&quot;&quot;;[en.A104])" office:value-type="string" office:string-value="UnableOpenCacheFolder" calcext:value-type="string">
            <text:p>UnableOpenCacheFolder</text:p>
          </table:table-cell>
          <table:table-cell office:value-type="string" calcext:value-type="string">
            <text:p>No se pudo abrir la carpeta de cache: {0}</text:p>
          </table:table-cell>
        </table:table-row>
        <table:table-row table:style-name="ro1">
          <table:table-cell table:formula="of:=IF([en.A105]=&quot;&quot;;&quot;&quot;;[en.A105])" office:value-type="string" office:string-value="CacheFolderDontExistsYet" calcext:value-type="string">
            <text:p>CacheFolderDontExistsYet</text:p>
          </table:table-cell>
          <table:table-cell office:value-type="string" calcext:value-type="string">
            <text:p>La carpeta de cache no ha sido creada todavía.</text:p>
          </table:table-cell>
        </table:table-row>
        <table:table-row table:style-name="ro1">
          <table:table-cell table:formula="of:=IF([en.A106]=&quot;&quot;;&quot;&quot;;[en.A106])">
            <text:p/>
          </table:table-cell>
          <table:table-cell table:formula="of:=IF([en.B106]=&quot;&quot;;&quot;&quot;;[en.B106])">
            <text:p/>
          </table:table-cell>
        </table:table-row>
        <table:table-row table:style-name="ro1">
          <table:table-cell table:formula="of:=IF([en.A107]=&quot;&quot;;&quot;&quot;;[en.A107])">
            <text:p/>
          </table:table-cell>
          <table:table-cell table:formula="of:=IF([en.B107]=&quot;&quot;;&quot;&quot;;[en.B107])">
            <text:p/>
          </table:table-cell>
        </table:table-row>
        <table:table-row table:style-name="ro1">
          <table:table-cell table:formula="of:=IF([en.A108]=&quot;&quot;;&quot;&quot;;[en.A108])">
            <text:p/>
          </table:table-cell>
          <table:table-cell table:formula="of:=IF([en.B108]=&quot;&quot;;&quot;&quot;;[en.B108])">
            <text:p/>
          </table:table-cell>
        </table:table-row>
        <table:table-row table:style-name="ro1">
          <table:table-cell table:formula="of:=IF([en.A109]=&quot;&quot;;&quot;&quot;;[en.A109])">
            <text:p/>
          </table:table-cell>
          <table:table-cell table:formula="of:=IF([en.B109]=&quot;&quot;;&quot;&quot;;[en.B109])">
            <text:p/>
          </table:table-cell>
        </table:table-row>
        <table:table-row table:style-name="ro1">
          <table:table-cell table:formula="of:=IF([en.A110]=&quot;&quot;;&quot;&quot;;[en.A110])">
            <text:p/>
          </table:table-cell>
          <table:table-cell table:formula="of:=IF([en.B110]=&quot;&quot;;&quot;&quot;;[en.B110])">
            <text:p/>
          </table:table-cell>
        </table:table-row>
        <table:table-row table:style-name="ro1">
          <table:table-cell table:formula="of:=IF([en.A111]=&quot;&quot;;&quot;&quot;;[en.A111])">
            <text:p/>
          </table:table-cell>
          <table:table-cell table:formula="of:=IF([en.B111]=&quot;&quot;;&quot;&quot;;[en.B111])">
            <text:p/>
          </table:table-cell>
        </table:table-row>
        <table:table-row table:style-name="ro1">
          <table:table-cell table:formula="of:=IF([en.A112]=&quot;&quot;;&quot;&quot;;[en.A112])">
            <text:p/>
          </table:table-cell>
          <table:table-cell table:formula="of:=IF([en.B112]=&quot;&quot;;&quot;&quot;;[en.B112])">
            <text:p/>
          </table:table-cell>
        </table:table-row>
        <table:table-row table:style-name="ro1">
          <table:table-cell table:formula="of:=IF([en.A113]=&quot;&quot;;&quot;&quot;;[en.A113])">
            <text:p/>
          </table:table-cell>
          <table:table-cell table:formula="of:=IF([en.B113]=&quot;&quot;;&quot;&quot;;[en.B113])">
            <text:p/>
          </table:table-cell>
        </table:table-row>
        <table:table-row table:style-name="ro1">
          <table:table-cell table:formula="of:=IF([en.A114]=&quot;&quot;;&quot;&quot;;[en.A114])">
            <text:p/>
          </table:table-cell>
          <table:table-cell table:formula="of:=IF([en.B114]=&quot;&quot;;&quot;&quot;;[en.B114])">
            <text:p/>
          </table:table-cell>
        </table:table-row>
        <table:table-row table:style-name="ro1">
          <table:table-cell table:formula="of:=IF([en.A115]=&quot;&quot;;&quot;&quot;;[en.A115])">
            <text:p/>
          </table:table-cell>
          <table:table-cell table:formula="of:=IF([en.B115]=&quot;&quot;;&quot;&quot;;[en.B115])">
            <text:p/>
          </table:table-cell>
        </table:table-row>
        <table:table-row table:style-name="ro1">
          <table:table-cell table:formula="of:=IF([en.A116]=&quot;&quot;;&quot;&quot;;[en.A116])">
            <text:p/>
          </table:table-cell>
          <table:table-cell table:formula="of:=IF([en.B116]=&quot;&quot;;&quot;&quot;;[en.B116])">
            <text:p/>
          </table:table-cell>
        </table:table-row>
        <table:table-row table:style-name="ro1">
          <table:table-cell table:formula="of:=IF([en.A117]=&quot;&quot;;&quot;&quot;;[en.A117])">
            <text:p/>
          </table:table-cell>
          <table:table-cell table:formula="of:=IF([en.B117]=&quot;&quot;;&quot;&quot;;[en.B117])">
            <text:p/>
          </table:table-cell>
        </table:table-row>
        <table:table-row table:style-name="ro1">
          <table:table-cell table:formula="of:=IF([en.A118]=&quot;&quot;;&quot;&quot;;[en.A118])">
            <text:p/>
          </table:table-cell>
          <table:table-cell table:formula="of:=IF([en.B118]=&quot;&quot;;&quot;&quot;;[en.B118])">
            <text:p/>
          </table:table-cell>
        </table:table-row>
        <table:table-row table:style-name="ro1">
          <table:table-cell table:formula="of:=IF([en.A119]=&quot;&quot;;&quot;&quot;;[en.A119])">
            <text:p/>
          </table:table-cell>
          <table:table-cell table:formula="of:=IF([en.B119]=&quot;&quot;;&quot;&quot;;[en.B119])">
            <text:p/>
          </table:table-cell>
        </table:table-row>
        <table:table-row table:style-name="ro1">
          <table:table-cell table:formula="of:=IF([en.A120]=&quot;&quot;;&quot;&quot;;[en.A120])">
            <text:p/>
          </table:table-cell>
          <table:table-cell table:formula="of:=IF([en.B120]=&quot;&quot;;&quot;&quot;;[en.B120])">
            <text:p/>
          </table:table-cell>
        </table:table-row>
        <table:table-row table:style-name="ro1">
          <table:table-cell table:formula="of:=IF([en.A121]=&quot;&quot;;&quot;&quot;;[en.A121])">
            <text:p/>
          </table:table-cell>
          <table:table-cell table:formula="of:=IF([en.B121]=&quot;&quot;;&quot;&quot;;[en.B121])">
            <text:p/>
          </table:table-cell>
        </table:table-row>
        <table:table-row table:style-name="ro1">
          <table:table-cell table:formula="of:=IF([en.A122]=&quot;&quot;;&quot;&quot;;[en.A122])">
            <text:p/>
          </table:table-cell>
          <table:table-cell table:formula="of:=IF([en.B122]=&quot;&quot;;&quot;&quot;;[en.B122])">
            <text:p/>
          </table:table-cell>
        </table:table-row>
        <table:table-row table:style-name="ro1">
          <table:table-cell table:formula="of:=IF([en.A123]=&quot;&quot;;&quot;&quot;;[en.A123])">
            <text:p/>
          </table:table-cell>
          <table:table-cell table:formula="of:=IF([en.B123]=&quot;&quot;;&quot;&quot;;[en.B123])">
            <text:p/>
          </table:table-cell>
        </table:table-row>
        <table:table-row table:style-name="ro1">
          <table:table-cell table:formula="of:=IF([en.A124]=&quot;&quot;;&quot;&quot;;[en.A124])">
            <text:p/>
          </table:table-cell>
          <table:table-cell table:formula="of:=IF([en.B124]=&quot;&quot;;&quot;&quot;;[en.B124])">
            <text:p/>
          </table:table-cell>
        </table:table-row>
        <table:table-row table:style-name="ro1">
          <table:table-cell table:formula="of:=IF([en.A125]=&quot;&quot;;&quot;&quot;;[en.A125])">
            <text:p/>
          </table:table-cell>
          <table:table-cell table:formula="of:=IF([en.B125]=&quot;&quot;;&quot;&quot;;[en.B125])">
            <text:p/>
          </table:table-cell>
        </table:table-row>
        <table:table-row table:style-name="ro1">
          <table:table-cell table:formula="of:=IF([en.A126]=&quot;&quot;;&quot;&quot;;[en.A126])">
            <text:p/>
          </table:table-cell>
          <table:table-cell table:formula="of:=IF([en.B126]=&quot;&quot;;&quot;&quot;;[en.B126])">
            <text:p/>
          </table:table-cell>
        </table:table-row>
        <table:table-row table:style-name="ro1">
          <table:table-cell table:formula="of:=IF([en.A127]=&quot;&quot;;&quot;&quot;;[en.A127])">
            <text:p/>
          </table:table-cell>
          <table:table-cell table:formula="of:=IF([en.B127]=&quot;&quot;;&quot;&quot;;[en.B127])">
            <text:p/>
          </table:table-cell>
        </table:table-row>
        <table:table-row table:style-name="ro1">
          <table:table-cell table:formula="of:=IF([en.A128]=&quot;&quot;;&quot;&quot;;[en.A128])">
            <text:p/>
          </table:table-cell>
          <table:table-cell table:formula="of:=IF([en.B128]=&quot;&quot;;&quot;&quot;;[en.B128])">
            <text:p/>
          </table:table-cell>
        </table:table-row>
        <table:table-row table:style-name="ro1">
          <table:table-cell table:formula="of:=IF([en.A129]=&quot;&quot;;&quot;&quot;;[en.A129])">
            <text:p/>
          </table:table-cell>
          <table:table-cell table:formula="of:=IF([en.B129]=&quot;&quot;;&quot;&quot;;[en.B129])">
            <text:p/>
          </table:table-cell>
        </table:table-row>
        <table:table-row table:style-name="ro1">
          <table:table-cell table:formula="of:=IF([en.A130]=&quot;&quot;;&quot;&quot;;[en.A130])">
            <text:p/>
          </table:table-cell>
          <table:table-cell table:formula="of:=IF([en.B130]=&quot;&quot;;&quot;&quot;;[en.B130])">
            <text:p/>
          </table:table-cell>
        </table:table-row>
        <table:table-row table:style-name="ro1">
          <table:table-cell table:formula="of:=IF([en.A131]=&quot;&quot;;&quot;&quot;;[en.A131])">
            <text:p/>
          </table:table-cell>
          <table:table-cell table:formula="of:=IF([en.B131]=&quot;&quot;;&quot;&quot;;[en.B131])">
            <text:p/>
          </table:table-cell>
        </table:table-row>
        <table:table-row table:style-name="ro1">
          <table:table-cell table:formula="of:=IF([en.A132]=&quot;&quot;;&quot;&quot;;[en.A132])">
            <text:p/>
          </table:table-cell>
          <table:table-cell table:formula="of:=IF([en.B132]=&quot;&quot;;&quot;&quot;;[en.B132])">
            <text:p/>
          </table:table-cell>
        </table:table-row>
        <table:table-row table:style-name="ro1">
          <table:table-cell table:formula="of:=IF([en.A133]=&quot;&quot;;&quot;&quot;;[en.A133])">
            <text:p/>
          </table:table-cell>
          <table:table-cell table:formula="of:=IF([en.B133]=&quot;&quot;;&quot;&quot;;[en.B133])">
            <text:p/>
          </table:table-cell>
        </table:table-row>
        <table:table-row table:style-name="ro1">
          <table:table-cell table:formula="of:=IF([en.A134]=&quot;&quot;;&quot;&quot;;[en.A134])">
            <text:p/>
          </table:table-cell>
          <table:table-cell table:formula="of:=IF([en.B134]=&quot;&quot;;&quot;&quot;;[en.B134])">
            <text:p/>
          </table:table-cell>
        </table:table-row>
        <table:table-row table:style-name="ro1">
          <table:table-cell table:formula="of:=IF([en.A135]=&quot;&quot;;&quot;&quot;;[en.A135])">
            <text:p/>
          </table:table-cell>
          <table:table-cell table:formula="of:=IF([en.B135]=&quot;&quot;;&quot;&quot;;[en.B135])">
            <text:p/>
          </table:table-cell>
        </table:table-row>
        <table:table-row table:style-name="ro1">
          <table:table-cell table:formula="of:=IF([en.A136]=&quot;&quot;;&quot;&quot;;[en.A136])">
            <text:p/>
          </table:table-cell>
          <table:table-cell table:formula="of:=IF([en.B136]=&quot;&quot;;&quot;&quot;;[en.B136])">
            <text:p/>
          </table:table-cell>
        </table:table-row>
        <table:table-row table:style-name="ro1">
          <table:table-cell table:formula="of:=IF([en.A137]=&quot;&quot;;&quot;&quot;;[en.A137])">
            <text:p/>
          </table:table-cell>
          <table:table-cell table:formula="of:=IF([en.B137]=&quot;&quot;;&quot;&quot;;[en.B137])">
            <text:p/>
          </table:table-cell>
        </table:table-row>
        <table:table-row table:style-name="ro1">
          <table:table-cell table:formula="of:=IF([en.A138]=&quot;&quot;;&quot;&quot;;[en.A138])">
            <text:p/>
          </table:table-cell>
          <table:table-cell table:formula="of:=IF([en.B138]=&quot;&quot;;&quot;&quot;;[en.B138])">
            <text:p/>
          </table:table-cell>
        </table:table-row>
        <table:table-row table:style-name="ro1">
          <table:table-cell table:formula="of:=IF([en.A139]=&quot;&quot;;&quot;&quot;;[en.A139])">
            <text:p/>
          </table:table-cell>
          <table:table-cell table:formula="of:=IF([en.B139]=&quot;&quot;;&quot;&quot;;[en.B139])">
            <text:p/>
          </table:table-cell>
        </table:table-row>
        <table:table-row table:style-name="ro1">
          <table:table-cell table:formula="of:=IF([en.A140]=&quot;&quot;;&quot;&quot;;[en.A140])">
            <text:p/>
          </table:table-cell>
          <table:table-cell table:formula="of:=IF([en.B140]=&quot;&quot;;&quot;&quot;;[en.B140])">
            <text:p/>
          </table:table-cell>
        </table:table-row>
        <table:table-row table:style-name="ro1">
          <table:table-cell table:formula="of:=IF([en.A141]=&quot;&quot;;&quot;&quot;;[en.A141])">
            <text:p/>
          </table:table-cell>
          <table:table-cell table:formula="of:=IF([en.B141]=&quot;&quot;;&quot;&quot;;[en.B141])">
            <text:p/>
          </table:table-cell>
        </table:table-row>
        <table:table-row table:style-name="ro1">
          <table:table-cell table:formula="of:=IF([en.A142]=&quot;&quot;;&quot;&quot;;[en.A142])">
            <text:p/>
          </table:table-cell>
          <table:table-cell table:formula="of:=IF([en.B142]=&quot;&quot;;&quot;&quot;;[en.B142])">
            <text:p/>
          </table:table-cell>
        </table:table-row>
        <table:table-row table:style-name="ro1">
          <table:table-cell table:formula="of:=IF([en.A143]=&quot;&quot;;&quot;&quot;;[en.A143])">
            <text:p/>
          </table:table-cell>
          <table:table-cell table:formula="of:=IF([en.B143]=&quot;&quot;;&quot;&quot;;[en.B143])">
            <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formula="of:=IF([en.A325]=&quot;&quot;;&quot;&quot;;[en.A325])">
            <text:p/>
          </table:table-cell>
          <table:table-cell table:formula="of:=IF([en.B325]=&quot;&quot;;&quot;&quot;;[en.B325])">
            <text:p/>
          </table:table-cell>
        </table:table-row>
        <table:table-row table:style-name="ro1">
          <table:table-cell table:formula="of:=IF([en.A326]=&quot;&quot;;&quot;&quot;;[en.A326])">
            <text:p/>
          </table:table-cell>
          <table:table-cell table:formula="of:=IF([en.B326]=&quot;&quot;;&quot;&quot;;[en.B326])">
            <text:p/>
          </table:table-cell>
        </table:table-row>
        <table:table-row table:style-name="ro1">
          <table:table-cell table:formula="of:=IF([en.A327]=&quot;&quot;;&quot;&quot;;[en.A327])">
            <text:p/>
          </table:table-cell>
          <table:table-cell table:formula="of:=IF([en.B327]=&quot;&quot;;&quot;&quot;;[en.B327])">
            <text:p/>
          </table:table-cell>
        </table:table-row>
        <table:table-row table:style-name="ro1">
          <table:table-cell table:formula="of:=IF([en.A328]=&quot;&quot;;&quot;&quot;;[en.A328])">
            <text:p/>
          </table:table-cell>
          <table:table-cell table:formula="of:=IF([en.B328]=&quot;&quot;;&quot;&quot;;[en.B328])">
            <text:p/>
          </table:table-cell>
        </table:table-row>
        <table:table-row table:style-name="ro1">
          <table:table-cell table:formula="of:=IF([en.A329]=&quot;&quot;;&quot;&quot;;[en.A329])">
            <text:p/>
          </table:table-cell>
          <table:table-cell table:formula="of:=IF([en.B329]=&quot;&quot;;&quot;&quot;;[en.B329])">
            <text:p/>
          </table:table-cell>
        </table:table-row>
        <table:table-row table:style-name="ro1">
          <table:table-cell table:formula="of:=IF([en.A330]=&quot;&quot;;&quot;&quot;;[en.A330])">
            <text:p/>
          </table:table-cell>
          <table:table-cell table:formula="of:=IF([en.B330]=&quot;&quot;;&quot;&quot;;[en.B330])">
            <text:p/>
          </table:table-cell>
        </table:table-row>
        <table:table-row table:style-name="ro1">
          <table:table-cell table:formula="of:=IF([en.A331]=&quot;&quot;;&quot;&quot;;[en.A331])">
            <text:p/>
          </table:table-cell>
          <table:table-cell table:formula="of:=IF([en.B331]=&quot;&quot;;&quot;&quot;;[en.B331])">
            <text:p/>
          </table:table-cell>
        </table:table-row>
        <table:table-row table:style-name="ro1">
          <table:table-cell table:formula="of:=IF([en.A332]=&quot;&quot;;&quot;&quot;;[en.A332])">
            <text:p/>
          </table:table-cell>
          <table:table-cell table:formula="of:=IF([en.B332]=&quot;&quot;;&quot;&quot;;[en.B332])">
            <text:p/>
          </table:table-cell>
        </table:table-row>
        <table:table-row table:style-name="ro1">
          <table:table-cell table:formula="of:=IF([en.A333]=&quot;&quot;;&quot;&quot;;[en.A333])">
            <text:p/>
          </table:table-cell>
          <table:table-cell table:formula="of:=IF([en.B333]=&quot;&quot;;&quot;&quot;;[en.B333])">
            <text:p/>
          </table:table-cell>
        </table:table-row>
        <table:table-row table:style-name="ro1">
          <table:table-cell table:formula="of:=IF([en.A334]=&quot;&quot;;&quot;&quot;;[en.A334])">
            <text:p/>
          </table:table-cell>
          <table:table-cell table:formula="of:=IF([en.B334]=&quot;&quot;;&quot;&quot;;[en.B334])">
            <text:p/>
          </table:table-cell>
        </table:table-row>
        <table:table-row table:style-name="ro1">
          <table:table-cell table:formula="of:=IF([en.A335]=&quot;&quot;;&quot;&quot;;[en.A335])">
            <text:p/>
          </table:table-cell>
          <table:table-cell table:formula="of:=IF([en.B335]=&quot;&quot;;&quot;&quot;;[en.B335])">
            <text:p/>
          </table:table-cell>
        </table:table-row>
        <table:table-row table:style-name="ro1">
          <table:table-cell table:formula="of:=IF([en.A336]=&quot;&quot;;&quot;&quot;;[en.A336])">
            <text:p/>
          </table:table-cell>
          <table:table-cell table:formula="of:=IF([en.B336]=&quot;&quot;;&quot;&quot;;[en.B336])">
            <text:p/>
          </table:table-cell>
        </table:table-row>
        <table:table-row table:style-name="ro1">
          <table:table-cell table:formula="of:=IF([en.A337]=&quot;&quot;;&quot;&quot;;[en.A337])">
            <text:p/>
          </table:table-cell>
          <table:table-cell table:formula="of:=IF([en.B337]=&quot;&quot;;&quot;&quot;;[en.B337])">
            <text:p/>
          </table:table-cell>
        </table:table-row>
        <table:table-row table:style-name="ro1">
          <table:table-cell table:formula="of:=IF([en.A338]=&quot;&quot;;&quot;&quot;;[en.A338])">
            <text:p/>
          </table:table-cell>
          <table:table-cell table:formula="of:=IF([en.B338]=&quot;&quot;;&quot;&quot;;[en.B338])">
            <text:p/>
          </table:table-cell>
        </table:table-row>
        <table:table-row table:style-name="ro1">
          <table:table-cell table:formula="of:=IF([en.A339]=&quot;&quot;;&quot;&quot;;[en.A339])">
            <text:p/>
          </table:table-cell>
          <table:table-cell table:formula="of:=IF([en.B339]=&quot;&quot;;&quot;&quot;;[en.B339])">
            <text:p/>
          </table:table-cell>
        </table:table-row>
        <table:table-row table:style-name="ro1">
          <table:table-cell table:formula="of:=IF([en.A340]=&quot;&quot;;&quot;&quot;;[en.A340])">
            <text:p/>
          </table:table-cell>
          <table:table-cell table:formula="of:=IF([en.B340]=&quot;&quot;;&quot;&quot;;[en.B340])">
            <text:p/>
          </table:table-cell>
        </table:table-row>
        <table:table-row table:style-name="ro1">
          <table:table-cell table:formula="of:=IF([en.A341]=&quot;&quot;;&quot;&quot;;[en.A341])">
            <text:p/>
          </table:table-cell>
          <table:table-cell table:formula="of:=IF([en.B341]=&quot;&quot;;&quot;&quot;;[en.B341])">
            <text:p/>
          </table:table-cell>
        </table:table-row>
        <table:table-row table:style-name="ro1">
          <table:table-cell table:formula="of:=IF([en.A342]=&quot;&quot;;&quot;&quot;;[en.A342])">
            <text:p/>
          </table:table-cell>
          <table:table-cell table:formula="of:=IF([en.B342]=&quot;&quot;;&quot;&quot;;[en.B342])">
            <text:p/>
          </table:table-cell>
        </table:table-row>
        <table:table-row table:style-name="ro1">
          <table:table-cell table:formula="of:=IF([en.A343]=&quot;&quot;;&quot;&quot;;[en.A343])">
            <text:p/>
          </table:table-cell>
          <table:table-cell table:formula="of:=IF([en.B343]=&quot;&quot;;&quot;&quot;;[en.B343])">
            <text:p/>
          </table:table-cell>
        </table:table-row>
        <table:table-row table:style-name="ro1">
          <table:table-cell table:formula="of:=IF([en.A344]=&quot;&quot;;&quot;&quot;;[en.A344])">
            <text:p/>
          </table:table-cell>
          <table:table-cell table:formula="of:=IF([en.B344]=&quot;&quot;;&quot;&quot;;[en.B344])">
            <text:p/>
          </table:table-cell>
        </table:table-row>
        <table:table-row table:style-name="ro1">
          <table:table-cell table:formula="of:=IF([en.A345]=&quot;&quot;;&quot;&quot;;[en.A345])">
            <text:p/>
          </table:table-cell>
          <table:table-cell table:formula="of:=IF([en.B345]=&quot;&quot;;&quot;&quot;;[en.B345])">
            <text:p/>
          </table:table-cell>
        </table:table-row>
        <table:table-row table:style-name="ro1">
          <table:table-cell table:formula="of:=IF([en.A346]=&quot;&quot;;&quot;&quot;;[en.A346])">
            <text:p/>
          </table:table-cell>
          <table:table-cell table:formula="of:=IF([en.B346]=&quot;&quot;;&quot;&quot;;[en.B346])">
            <text:p/>
          </table:table-cell>
        </table:table-row>
        <table:table-row table:style-name="ro1">
          <table:table-cell table:formula="of:=IF([en.A347]=&quot;&quot;;&quot;&quot;;[en.A347])">
            <text:p/>
          </table:table-cell>
          <table:table-cell table:formula="of:=IF([en.B347]=&quot;&quot;;&quot;&quot;;[en.B347])">
            <text:p/>
          </table:table-cell>
        </table:table-row>
        <table:table-row table:style-name="ro1">
          <table:table-cell table:formula="of:=IF([en.A348]=&quot;&quot;;&quot;&quot;;[en.A348])">
            <text:p/>
          </table:table-cell>
          <table:table-cell table:formula="of:=IF([en.B348]=&quot;&quot;;&quot;&quot;;[en.B348])">
            <text:p/>
          </table:table-cell>
        </table:table-row>
        <table:table-row table:style-name="ro1">
          <table:table-cell table:formula="of:=IF([en.A349]=&quot;&quot;;&quot;&quot;;[en.A349])">
            <text:p/>
          </table:table-cell>
          <table:table-cell table:formula="of:=IF([en.B349]=&quot;&quot;;&quot;&quot;;[en.B349])">
            <text:p/>
          </table:table-cell>
        </table:table-row>
        <table:table-row table:style-name="ro1">
          <table:table-cell table:formula="of:=IF([en.A350]=&quot;&quot;;&quot;&quot;;[en.A350])">
            <text:p/>
          </table:table-cell>
          <table:table-cell table:formula="of:=IF([en.B350]=&quot;&quot;;&quot;&quot;;[en.B350])">
            <text:p/>
          </table:table-cell>
        </table:table-row>
        <table:table-row table:style-name="ro1">
          <table:table-cell table:formula="of:=IF([en.A351]=&quot;&quot;;&quot;&quot;;[en.A351])">
            <text:p/>
          </table:table-cell>
          <table:table-cell table:formula="of:=IF([en.B351]=&quot;&quot;;&quot;&quot;;[en.B351])">
            <text:p/>
          </table:table-cell>
        </table:table-row>
        <table:table-row table:style-name="ro1">
          <table:table-cell table:formula="of:=IF([en.A352]=&quot;&quot;;&quot;&quot;;[en.A352])">
            <text:p/>
          </table:table-cell>
          <table:table-cell table:formula="of:=IF([en.B352]=&quot;&quot;;&quot;&quot;;[en.B352])">
            <text:p/>
          </table:table-cell>
        </table:table-row>
        <table:table-row table:style-name="ro1">
          <table:table-cell table:formula="of:=IF([en.A353]=&quot;&quot;;&quot;&quot;;[en.A353])">
            <text:p/>
          </table:table-cell>
          <table:table-cell table:formula="of:=IF([en.B353]=&quot;&quot;;&quot;&quot;;[en.B353])">
            <text:p/>
          </table:table-cell>
        </table:table-row>
        <table:table-row table:style-name="ro1">
          <table:table-cell table:formula="of:=IF([en.A354]=&quot;&quot;;&quot;&quot;;[en.A354])">
            <text:p/>
          </table:table-cell>
          <table:table-cell table:formula="of:=IF([en.B354]=&quot;&quot;;&quot;&quot;;[en.B354])">
            <text:p/>
          </table:table-cell>
        </table:table-row>
        <table:table-row table:style-name="ro1">
          <table:table-cell table:formula="of:=IF([en.A355]=&quot;&quot;;&quot;&quot;;[en.A355])">
            <text:p/>
          </table:table-cell>
          <table:table-cell table:formula="of:=IF([en.B355]=&quot;&quot;;&quot;&quot;;[en.B355])">
            <text:p/>
          </table:table-cell>
        </table:table-row>
        <table:table-row table:style-name="ro1">
          <table:table-cell table:formula="of:=IF([en.A356]=&quot;&quot;;&quot;&quot;;[en.A356])">
            <text:p/>
          </table:table-cell>
          <table:table-cell table:formula="of:=IF([en.B356]=&quot;&quot;;&quot;&quot;;[en.B356])">
            <text:p/>
          </table:table-cell>
        </table:table-row>
        <table:table-row table:style-name="ro1">
          <table:table-cell table:formula="of:=IF([en.A357]=&quot;&quot;;&quot;&quot;;[en.A357])">
            <text:p/>
          </table:table-cell>
          <table:table-cell table:formula="of:=IF([en.B357]=&quot;&quot;;&quot;&quot;;[en.B357])">
            <text:p/>
          </table:table-cell>
        </table:table-row>
        <table:table-row table:style-name="ro1">
          <table:table-cell table:formula="of:=IF([en.A358]=&quot;&quot;;&quot;&quot;;[en.A358])">
            <text:p/>
          </table:table-cell>
          <table:table-cell table:formula="of:=IF([en.B358]=&quot;&quot;;&quot;&quot;;[en.B358])">
            <text:p/>
          </table:table-cell>
        </table:table-row>
        <table:table-row table:style-name="ro1">
          <table:table-cell table:formula="of:=IF([en.A359]=&quot;&quot;;&quot;&quot;;[en.A359])">
            <text:p/>
          </table:table-cell>
          <table:table-cell table:formula="of:=IF([en.B359]=&quot;&quot;;&quot;&quot;;[en.B359])">
            <text:p/>
          </table:table-cell>
        </table:table-row>
        <table:table-row table:style-name="ro1">
          <table:table-cell table:formula="of:=IF([en.A360]=&quot;&quot;;&quot;&quot;;[en.A360])">
            <text:p/>
          </table:table-cell>
          <table:table-cell table:formula="of:=IF([en.B360]=&quot;&quot;;&quot;&quot;;[en.B360])">
            <text:p/>
          </table:table-cell>
        </table:table-row>
        <table:table-row table:style-name="ro1">
          <table:table-cell table:formula="of:=IF([en.A361]=&quot;&quot;;&quot;&quot;;[en.A361])">
            <text:p/>
          </table:table-cell>
          <table:table-cell table:formula="of:=IF([en.B361]=&quot;&quot;;&quot;&quot;;[en.B361])">
            <text:p/>
          </table:table-cell>
        </table:table-row>
        <table:table-row table:style-name="ro1">
          <table:table-cell table:formula="of:=IF([en.A362]=&quot;&quot;;&quot;&quot;;[en.A362])">
            <text:p/>
          </table:table-cell>
          <table:table-cell table:formula="of:=IF([en.B362]=&quot;&quot;;&quot;&quot;;[en.B362])">
            <text:p/>
          </table:table-cell>
        </table:table-row>
        <table:table-row table:style-name="ro1">
          <table:table-cell table:formula="of:=IF([en.A363]=&quot;&quot;;&quot;&quot;;[en.A363])">
            <text:p/>
          </table:table-cell>
          <table:table-cell table:formula="of:=IF([en.B363]=&quot;&quot;;&quot;&quot;;[en.B363])">
            <text:p/>
          </table:table-cell>
        </table:table-row>
        <table:table-row table:style-name="ro1">
          <table:table-cell table:formula="of:=IF([en.A364]=&quot;&quot;;&quot;&quot;;[en.A364])">
            <text:p/>
          </table:table-cell>
          <table:table-cell table:formula="of:=IF([en.B364]=&quot;&quot;;&quot;&quot;;[en.B364])">
            <text:p/>
          </table:table-cell>
        </table:table-row>
        <table:table-row table:style-name="ro1">
          <table:table-cell table:formula="of:=IF([en.A365]=&quot;&quot;;&quot;&quot;;[en.A365])">
            <text:p/>
          </table:table-cell>
          <table:table-cell table:formula="of:=IF([en.B365]=&quot;&quot;;&quot;&quot;;[en.B365])">
            <text:p/>
          </table:table-cell>
        </table:table-row>
        <table:table-row table:style-name="ro1">
          <table:table-cell table:formula="of:=IF([en.A366]=&quot;&quot;;&quot;&quot;;[en.A366])">
            <text:p/>
          </table:table-cell>
          <table:table-cell table:formula="of:=IF([en.B366]=&quot;&quot;;&quot;&quot;;[en.B366])">
            <text:p/>
          </table:table-cell>
        </table:table-row>
        <table:table-row table:style-name="ro1">
          <table:table-cell table:formula="of:=IF([en.A367]=&quot;&quot;;&quot;&quot;;[en.A367])">
            <text:p/>
          </table:table-cell>
          <table:table-cell table:formula="of:=IF([en.B367]=&quot;&quot;;&quot;&quot;;[en.B367])">
            <text:p/>
          </table:table-cell>
        </table:table-row>
        <table:table-row table:style-name="ro1">
          <table:table-cell table:formula="of:=IF([en.A368]=&quot;&quot;;&quot;&quot;;[en.A368])">
            <text:p/>
          </table:table-cell>
          <table:table-cell table:formula="of:=IF([en.B368]=&quot;&quot;;&quot;&quot;;[en.B368])">
            <text:p/>
          </table:table-cell>
        </table:table-row>
        <table:table-row table:style-name="ro1">
          <table:table-cell table:formula="of:=IF([en.A369]=&quot;&quot;;&quot;&quot;;[en.A369])">
            <text:p/>
          </table:table-cell>
          <table:table-cell table:formula="of:=IF([en.B369]=&quot;&quot;;&quot;&quot;;[en.B369])">
            <text:p/>
          </table:table-cell>
        </table:table-row>
        <table:table-row table:style-name="ro1">
          <table:table-cell table:formula="of:=IF([en.A370]=&quot;&quot;;&quot;&quot;;[en.A370])">
            <text:p/>
          </table:table-cell>
          <table:table-cell table:formula="of:=IF([en.B370]=&quot;&quot;;&quot;&quot;;[en.B370])">
            <text:p/>
          </table:table-cell>
        </table:table-row>
        <table:table-row table:style-name="ro1">
          <table:table-cell table:formula="of:=IF([en.A371]=&quot;&quot;;&quot;&quot;;[en.A371])">
            <text:p/>
          </table:table-cell>
          <table:table-cell table:formula="of:=IF([en.B371]=&quot;&quot;;&quot;&quot;;[en.B371])">
            <text:p/>
          </table:table-cell>
        </table:table-row>
        <table:table-row table:style-name="ro1">
          <table:table-cell table:formula="of:=IF([en.A372]=&quot;&quot;;&quot;&quot;;[en.A372])">
            <text:p/>
          </table:table-cell>
          <table:table-cell table:formula="of:=IF([en.B372]=&quot;&quot;;&quot;&quot;;[en.B372])">
            <text:p/>
          </table:table-cell>
        </table:table-row>
        <table:table-row table:style-name="ro1">
          <table:table-cell table:formula="of:=IF([en.A373]=&quot;&quot;;&quot;&quot;;[en.A373])">
            <text:p/>
          </table:table-cell>
          <table:table-cell table:formula="of:=IF([en.B373]=&quot;&quot;;&quot;&quot;;[en.B373])">
            <text:p/>
          </table:table-cell>
        </table:table-row>
        <table:table-row table:style-name="ro1">
          <table:table-cell table:formula="of:=IF([en.A374]=&quot;&quot;;&quot;&quot;;[en.A374])">
            <text:p/>
          </table:table-cell>
          <table:table-cell table:formula="of:=IF([en.B374]=&quot;&quot;;&quot;&quot;;[en.B374])">
            <text:p/>
          </table:table-cell>
        </table:table-row>
        <table:table-row table:style-name="ro1">
          <table:table-cell table:formula="of:=IF([en.A375]=&quot;&quot;;&quot;&quot;;[en.A375])">
            <text:p/>
          </table:table-cell>
          <table:table-cell table:formula="of:=IF([en.B375]=&quot;&quot;;&quot;&quot;;[en.B375])">
            <text:p/>
          </table:table-cell>
        </table:table-row>
        <table:table-row table:style-name="ro1">
          <table:table-cell table:formula="of:=IF([en.A376]=&quot;&quot;;&quot;&quot;;[en.A376])">
            <text:p/>
          </table:table-cell>
          <table:table-cell table:formula="of:=IF([en.B376]=&quot;&quot;;&quot;&quot;;[en.B376])">
            <text:p/>
          </table:table-cell>
        </table:table-row>
        <table:table-row table:style-name="ro1">
          <table:table-cell table:formula="of:=IF([en.A377]=&quot;&quot;;&quot;&quot;;[en.A377])">
            <text:p/>
          </table:table-cell>
          <table:table-cell table:formula="of:=IF([en.B377]=&quot;&quot;;&quot;&quot;;[en.B377])">
            <text:p/>
          </table:table-cell>
        </table:table-row>
        <table:table-row table:style-name="ro1">
          <table:table-cell table:formula="of:=IF([en.A378]=&quot;&quot;;&quot;&quot;;[en.A378])">
            <text:p/>
          </table:table-cell>
          <table:table-cell table:formula="of:=IF([en.B378]=&quot;&quot;;&quot;&quot;;[en.B378])">
            <text:p/>
          </table:table-cell>
        </table:table-row>
        <table:table-row table:style-name="ro1">
          <table:table-cell table:formula="of:=IF([en.A379]=&quot;&quot;;&quot;&quot;;[en.A379])">
            <text:p/>
          </table:table-cell>
          <table:table-cell table:formula="of:=IF([en.B379]=&quot;&quot;;&quot;&quot;;[en.B379])">
            <text:p/>
          </table:table-cell>
        </table:table-row>
        <table:table-row table:style-name="ro1">
          <table:table-cell table:formula="of:=IF([en.A380]=&quot;&quot;;&quot;&quot;;[en.A380])">
            <text:p/>
          </table:table-cell>
          <table:table-cell table:formula="of:=IF([en.B380]=&quot;&quot;;&quot;&quot;;[en.B380])">
            <text:p/>
          </table:table-cell>
        </table:table-row>
        <table:table-row table:style-name="ro1">
          <table:table-cell table:formula="of:=IF([en.A381]=&quot;&quot;;&quot;&quot;;[en.A381])">
            <text:p/>
          </table:table-cell>
          <table:table-cell table:formula="of:=IF([en.B381]=&quot;&quot;;&quot;&quot;;[en.B381])">
            <text:p/>
          </table:table-cell>
        </table:table-row>
        <table:table-row table:style-name="ro1">
          <table:table-cell table:formula="of:=IF([en.A382]=&quot;&quot;;&quot;&quot;;[en.A382])">
            <text:p/>
          </table:table-cell>
          <table:table-cell table:formula="of:=IF([en.B382]=&quot;&quot;;&quot;&quot;;[en.B382])">
            <text:p/>
          </table:table-cell>
        </table:table-row>
        <table:table-row table:style-name="ro1">
          <table:table-cell table:formula="of:=IF([en.A383]=&quot;&quot;;&quot;&quot;;[en.A383])">
            <text:p/>
          </table:table-cell>
          <table:table-cell table:formula="of:=IF([en.B383]=&quot;&quot;;&quot;&quot;;[en.B383])">
            <text:p/>
          </table:table-cell>
        </table:table-row>
        <table:table-row table:style-name="ro1">
          <table:table-cell table:formula="of:=IF([en.A384]=&quot;&quot;;&quot;&quot;;[en.A384])">
            <text:p/>
          </table:table-cell>
          <table:table-cell table:formula="of:=IF([en.B384]=&quot;&quot;;&quot;&quot;;[en.B384])">
            <text:p/>
          </table:table-cell>
        </table:table-row>
        <table:table-row table:style-name="ro1">
          <table:table-cell table:formula="of:=IF([en.A385]=&quot;&quot;;&quot;&quot;;[en.A385])">
            <text:p/>
          </table:table-cell>
          <table:table-cell table:formula="of:=IF([en.B385]=&quot;&quot;;&quot;&quot;;[en.B385])">
            <text:p/>
          </table:table-cell>
        </table:table-row>
        <table:table-row table:style-name="ro1">
          <table:table-cell table:formula="of:=IF([en.A386]=&quot;&quot;;&quot;&quot;;[en.A386])">
            <text:p/>
          </table:table-cell>
          <table:table-cell table:formula="of:=IF([en.B386]=&quot;&quot;;&quot;&quot;;[en.B386])">
            <text:p/>
          </table:table-cell>
        </table:table-row>
        <table:table-row table:style-name="ro1">
          <table:table-cell table:formula="of:=IF([en.A387]=&quot;&quot;;&quot;&quot;;[en.A387])">
            <text:p/>
          </table:table-cell>
          <table:table-cell table:formula="of:=IF([en.B387]=&quot;&quot;;&quot;&quot;;[en.B387])">
            <text:p/>
          </table:table-cell>
        </table:table-row>
        <table:table-row table:style-name="ro1">
          <table:table-cell table:formula="of:=IF([en.A388]=&quot;&quot;;&quot;&quot;;[en.A388])">
            <text:p/>
          </table:table-cell>
          <table:table-cell table:formula="of:=IF([en.B388]=&quot;&quot;;&quot;&quot;;[en.B388])">
            <text:p/>
          </table:table-cell>
        </table:table-row>
        <table:table-row table:style-name="ro1">
          <table:table-cell table:formula="of:=IF([en.A389]=&quot;&quot;;&quot;&quot;;[en.A389])">
            <text:p/>
          </table:table-cell>
          <table:table-cell table:formula="of:=IF([en.B389]=&quot;&quot;;&quot;&quot;;[en.B389])">
            <text:p/>
          </table:table-cell>
        </table:table-row>
        <table:table-row table:style-name="ro1">
          <table:table-cell table:formula="of:=IF([en.A390]=&quot;&quot;;&quot;&quot;;[en.A390])">
            <text:p/>
          </table:table-cell>
          <table:table-cell table:formula="of:=IF([en.B390]=&quot;&quot;;&quot;&quot;;[en.B390])">
            <text:p/>
          </table:table-cell>
        </table:table-row>
        <table:table-row table:style-name="ro1">
          <table:table-cell table:formula="of:=IF([en.A391]=&quot;&quot;;&quot;&quot;;[en.A391])">
            <text:p/>
          </table:table-cell>
          <table:table-cell table:formula="of:=IF([en.B391]=&quot;&quot;;&quot;&quot;;[en.B391])">
            <text:p/>
          </table:table-cell>
        </table:table-row>
        <table:table-row table:style-name="ro1">
          <table:table-cell table:formula="of:=IF([en.A392]=&quot;&quot;;&quot;&quot;;[en.A392])">
            <text:p/>
          </table:table-cell>
          <table:table-cell table:formula="of:=IF([en.B392]=&quot;&quot;;&quot;&quot;;[en.B392])">
            <text:p/>
          </table:table-cell>
        </table:table-row>
        <table:table-row table:style-name="ro1">
          <table:table-cell table:formula="of:=IF([en.A393]=&quot;&quot;;&quot;&quot;;[en.A393])">
            <text:p/>
          </table:table-cell>
          <table:table-cell table:formula="of:=IF([en.B393]=&quot;&quot;;&quot;&quot;;[en.B393])">
            <text:p/>
          </table:table-cell>
        </table:table-row>
        <table:table-row table:style-name="ro1">
          <table:table-cell table:formula="of:=IF([en.A394]=&quot;&quot;;&quot;&quot;;[en.A394])">
            <text:p/>
          </table:table-cell>
          <table:table-cell table:formula="of:=IF([en.B394]=&quot;&quot;;&quot;&quot;;[en.B394])">
            <text:p/>
          </table:table-cell>
        </table:table-row>
        <table:table-row table:style-name="ro1">
          <table:table-cell table:formula="of:=IF([en.A395]=&quot;&quot;;&quot;&quot;;[en.A395])">
            <text:p/>
          </table:table-cell>
          <table:table-cell table:formula="of:=IF([en.B395]=&quot;&quot;;&quot;&quot;;[en.B395])">
            <text:p/>
          </table:table-cell>
        </table:table-row>
        <table:table-row table:style-name="ro1">
          <table:table-cell table:formula="of:=IF([en.A396]=&quot;&quot;;&quot;&quot;;[en.A396])">
            <text:p/>
          </table:table-cell>
          <table:table-cell table:formula="of:=IF([en.B396]=&quot;&quot;;&quot;&quot;;[en.B396])">
            <text:p/>
          </table:table-cell>
        </table:table-row>
        <table:table-row table:style-name="ro1">
          <table:table-cell table:formula="of:=IF([en.A397]=&quot;&quot;;&quot;&quot;;[en.A397])">
            <text:p/>
          </table:table-cell>
          <table:table-cell table:formula="of:=IF([en.B397]=&quot;&quot;;&quot;&quot;;[en.B397])">
            <text:p/>
          </table:table-cell>
        </table:table-row>
        <table:table-row table:style-name="ro1">
          <table:table-cell table:formula="of:=IF([en.A398]=&quot;&quot;;&quot;&quot;;[en.A398])">
            <text:p/>
          </table:table-cell>
          <table:table-cell table:formula="of:=IF([en.B398]=&quot;&quot;;&quot;&quot;;[en.B398])">
            <text:p/>
          </table:table-cell>
        </table:table-row>
        <table:table-row table:style-name="ro1">
          <table:table-cell table:formula="of:=IF([en.A399]=&quot;&quot;;&quot;&quot;;[en.A399])">
            <text:p/>
          </table:table-cell>
          <table:table-cell table:formula="of:=IF([en.B399]=&quot;&quot;;&quot;&quot;;[en.B399])">
            <text:p/>
          </table:table-cell>
        </table:table-row>
        <table:table-row table:style-name="ro1">
          <table:table-cell table:formula="of:=IF([en.A400]=&quot;&quot;;&quot;&quot;;[en.A400])">
            <text:p/>
          </table:table-cell>
          <table:table-cell table:formula="of:=IF([en.B400]=&quot;&quot;;&quot;&quot;;[en.B400])">
            <text:p/>
          </table:table-cell>
        </table:table-row>
        <table:table-row table:style-name="ro1">
          <table:table-cell table:formula="of:=IF([en.A401]=&quot;&quot;;&quot;&quot;;[en.A401])">
            <text:p/>
          </table:table-cell>
          <table:table-cell table:formula="of:=IF([en.B401]=&quot;&quot;;&quot;&quot;;[en.B401])">
            <text:p/>
          </table:table-cell>
        </table:table-row>
        <table:table-row table:style-name="ro1">
          <table:table-cell table:formula="of:=IF([en.A402]=&quot;&quot;;&quot;&quot;;[en.A402])">
            <text:p/>
          </table:table-cell>
          <table:table-cell table:formula="of:=IF([en.B402]=&quot;&quot;;&quot;&quot;;[en.B402])">
            <text:p/>
          </table:table-cell>
        </table:table-row>
        <table:table-row table:style-name="ro1">
          <table:table-cell table:formula="of:=IF([en.A403]=&quot;&quot;;&quot;&quot;;[en.A403])">
            <text:p/>
          </table:table-cell>
          <table:table-cell table:formula="of:=IF([en.B403]=&quot;&quot;;&quot;&quot;;[en.B403])">
            <text:p/>
          </table:table-cell>
        </table:table-row>
        <table:table-row table:style-name="ro1">
          <table:table-cell table:formula="of:=IF([en.A404]=&quot;&quot;;&quot;&quot;;[en.A404])">
            <text:p/>
          </table:table-cell>
          <table:table-cell table:formula="of:=IF([en.B404]=&quot;&quot;;&quot;&quot;;[en.B404])">
            <text:p/>
          </table:table-cell>
        </table:table-row>
        <table:table-row table:style-name="ro1">
          <table:table-cell table:formula="of:=IF([en.A405]=&quot;&quot;;&quot;&quot;;[en.A405])">
            <text:p/>
          </table:table-cell>
          <table:table-cell table:formula="of:=IF([en.B405]=&quot;&quot;;&quot;&quot;;[en.B405])">
            <text:p/>
          </table:table-cell>
        </table:table-row>
        <table:table-row table:style-name="ro1">
          <table:table-cell table:formula="of:=IF([en.A406]=&quot;&quot;;&quot;&quot;;[en.A406])">
            <text:p/>
          </table:table-cell>
          <table:table-cell table:formula="of:=IF([en.B406]=&quot;&quot;;&quot;&quot;;[en.B406])">
            <text:p/>
          </table:table-cell>
        </table:table-row>
        <table:table-row table:style-name="ro1">
          <table:table-cell table:formula="of:=IF([en.A407]=&quot;&quot;;&quot;&quot;;[en.A407])">
            <text:p/>
          </table:table-cell>
          <table:table-cell table:formula="of:=IF([en.B407]=&quot;&quot;;&quot;&quot;;[en.B407])">
            <text:p/>
          </table:table-cell>
        </table:table-row>
        <table:table-row table:style-name="ro1">
          <table:table-cell table:formula="of:=IF([en.A408]=&quot;&quot;;&quot;&quot;;[en.A408])">
            <text:p/>
          </table:table-cell>
          <table:table-cell table:formula="of:=IF([en.B408]=&quot;&quot;;&quot;&quot;;[en.B408])">
            <text:p/>
          </table:table-cell>
        </table:table-row>
        <table:table-row table:style-name="ro1">
          <table:table-cell table:formula="of:=IF([en.A409]=&quot;&quot;;&quot;&quot;;[en.A409])">
            <text:p/>
          </table:table-cell>
          <table:table-cell table:formula="of:=IF([en.B409]=&quot;&quot;;&quot;&quot;;[en.B409])">
            <text:p/>
          </table:table-cell>
        </table:table-row>
        <table:table-row table:style-name="ro1">
          <table:table-cell table:formula="of:=IF([en.A410]=&quot;&quot;;&quot;&quot;;[en.A410])">
            <text:p/>
          </table:table-cell>
          <table:table-cell table:formula="of:=IF([en.B410]=&quot;&quot;;&quot;&quot;;[en.B410])">
            <text:p/>
          </table:table-cell>
        </table:table-row>
        <table:table-row table:style-name="ro1">
          <table:table-cell table:formula="of:=IF([en.A411]=&quot;&quot;;&quot;&quot;;[en.A411])">
            <text:p/>
          </table:table-cell>
          <table:table-cell table:formula="of:=IF([en.B411]=&quot;&quot;;&quot;&quot;;[en.B411])">
            <text:p/>
          </table:table-cell>
        </table:table-row>
        <table:table-row table:style-name="ro1">
          <table:table-cell table:formula="of:=IF([en.A412]=&quot;&quot;;&quot;&quot;;[en.A412])">
            <text:p/>
          </table:table-cell>
          <table:table-cell table:formula="of:=IF([en.B412]=&quot;&quot;;&quot;&quot;;[en.B412])">
            <text:p/>
          </table:table-cell>
        </table:table-row>
        <table:table-row table:style-name="ro1">
          <table:table-cell table:formula="of:=IF([en.A413]=&quot;&quot;;&quot;&quot;;[en.A413])">
            <text:p/>
          </table:table-cell>
          <table:table-cell table:formula="of:=IF([en.B413]=&quot;&quot;;&quot;&quot;;[en.B413])">
            <text:p/>
          </table:table-cell>
        </table:table-row>
        <table:table-row table:style-name="ro1">
          <table:table-cell table:formula="of:=IF([en.A414]=&quot;&quot;;&quot;&quot;;[en.A414])">
            <text:p/>
          </table:table-cell>
          <table:table-cell table:formula="of:=IF([en.B414]=&quot;&quot;;&quot;&quot;;[en.B414])">
            <text:p/>
          </table:table-cell>
        </table:table-row>
        <table:table-row table:style-name="ro1">
          <table:table-cell table:formula="of:=IF([en.A415]=&quot;&quot;;&quot;&quot;;[en.A415])">
            <text:p/>
          </table:table-cell>
          <table:table-cell table:formula="of:=IF([en.B415]=&quot;&quot;;&quot;&quot;;[en.B415])">
            <text:p/>
          </table:table-cell>
        </table:table-row>
        <table:table-row table:style-name="ro1">
          <table:table-cell table:formula="of:=IF([en.A416]=&quot;&quot;;&quot;&quot;;[en.A416])">
            <text:p/>
          </table:table-cell>
          <table:table-cell table:formula="of:=IF([en.B416]=&quot;&quot;;&quot;&quot;;[en.B416])">
            <text:p/>
          </table:table-cell>
        </table:table-row>
        <table:table-row table:style-name="ro1">
          <table:table-cell table:formula="of:=IF([en.A417]=&quot;&quot;;&quot;&quot;;[en.A417])">
            <text:p/>
          </table:table-cell>
          <table:table-cell table:formula="of:=IF([en.B417]=&quot;&quot;;&quot;&quot;;[en.B417])">
            <text:p/>
          </table:table-cell>
        </table:table-row>
        <table:table-row table:style-name="ro1">
          <table:table-cell table:formula="of:=IF([en.A418]=&quot;&quot;;&quot;&quot;;[en.A418])">
            <text:p/>
          </table:table-cell>
          <table:table-cell table:formula="of:=IF([en.B418]=&quot;&quot;;&quot;&quot;;[en.B418])">
            <text:p/>
          </table:table-cell>
        </table:table-row>
        <table:table-row table:style-name="ro1">
          <table:table-cell table:formula="of:=IF([en.A419]=&quot;&quot;;&quot;&quot;;[en.A419])">
            <text:p/>
          </table:table-cell>
          <table:table-cell table:formula="of:=IF([en.B419]=&quot;&quot;;&quot;&quot;;[en.B419])">
            <text:p/>
          </table:table-cell>
        </table:table-row>
        <table:table-row table:style-name="ro1">
          <table:table-cell table:formula="of:=IF([en.A420]=&quot;&quot;;&quot;&quot;;[en.A420])">
            <text:p/>
          </table:table-cell>
          <table:table-cell table:formula="of:=IF([en.B420]=&quot;&quot;;&quot;&quot;;[en.B420])">
            <text:p/>
          </table:table-cell>
        </table:table-row>
        <table:table-row table:style-name="ro1">
          <table:table-cell table:formula="of:=IF([en.A421]=&quot;&quot;;&quot;&quot;;[en.A421])">
            <text:p/>
          </table:table-cell>
          <table:table-cell table:formula="of:=IF([en.B421]=&quot;&quot;;&quot;&quot;;[en.B421])">
            <text:p/>
          </table:table-cell>
        </table:table-row>
        <table:table-row table:style-name="ro1">
          <table:table-cell table:formula="of:=IF([en.A422]=&quot;&quot;;&quot;&quot;;[en.A422])">
            <text:p/>
          </table:table-cell>
          <table:table-cell table:formula="of:=IF([en.B422]=&quot;&quot;;&quot;&quot;;[en.B422])">
            <text:p/>
          </table:table-cell>
        </table:table-row>
        <table:table-row table:style-name="ro1">
          <table:table-cell table:formula="of:=IF([en.A423]=&quot;&quot;;&quot;&quot;;[en.A423])">
            <text:p/>
          </table:table-cell>
          <table:table-cell table:formula="of:=IF([en.B423]=&quot;&quot;;&quot;&quot;;[en.B423])">
            <text:p/>
          </table:table-cell>
        </table:table-row>
        <table:table-row table:style-name="ro1">
          <table:table-cell table:formula="of:=IF([en.A424]=&quot;&quot;;&quot;&quot;;[en.A424])">
            <text:p/>
          </table:table-cell>
          <table:table-cell table:formula="of:=IF([en.B424]=&quot;&quot;;&quot;&quot;;[en.B424])">
            <text:p/>
          </table:table-cell>
        </table:table-row>
        <table:table-row table:style-name="ro1">
          <table:table-cell table:formula="of:=IF([en.A425]=&quot;&quot;;&quot;&quot;;[en.A425])">
            <text:p/>
          </table:table-cell>
          <table:table-cell table:formula="of:=IF([en.B425]=&quot;&quot;;&quot;&quot;;[en.B425])">
            <text:p/>
          </table:table-cell>
        </table:table-row>
        <table:table-row table:style-name="ro1">
          <table:table-cell table:formula="of:=IF([en.A426]=&quot;&quot;;&quot;&quot;;[en.A426])">
            <text:p/>
          </table:table-cell>
          <table:table-cell table:formula="of:=IF([en.B426]=&quot;&quot;;&quot;&quot;;[en.B426])">
            <text:p/>
          </table:table-cell>
        </table:table-row>
        <table:table-row table:style-name="ro1">
          <table:table-cell table:formula="of:=IF([en.A427]=&quot;&quot;;&quot;&quot;;[en.A427])">
            <text:p/>
          </table:table-cell>
          <table:table-cell table:formula="of:=IF([en.B427]=&quot;&quot;;&quot;&quot;;[en.B427])">
            <text:p/>
          </table:table-cell>
        </table:table-row>
        <table:table-row table:style-name="ro1">
          <table:table-cell table:formula="of:=IF([en.A428]=&quot;&quot;;&quot;&quot;;[en.A428])">
            <text:p/>
          </table:table-cell>
          <table:table-cell table:formula="of:=IF([en.B428]=&quot;&quot;;&quot;&quot;;[en.B428])">
            <text:p/>
          </table:table-cell>
        </table:table-row>
        <table:table-row table:style-name="ro1">
          <table:table-cell table:formula="of:=IF([en.A429]=&quot;&quot;;&quot;&quot;;[en.A429])">
            <text:p/>
          </table:table-cell>
          <table:table-cell table:formula="of:=IF([en.B429]=&quot;&quot;;&quot;&quot;;[en.B429])">
            <text:p/>
          </table:table-cell>
        </table:table-row>
        <table:table-row table:style-name="ro1">
          <table:table-cell table:formula="of:=IF([en.A430]=&quot;&quot;;&quot;&quot;;[en.A430])">
            <text:p/>
          </table:table-cell>
          <table:table-cell table:formula="of:=IF([en.B430]=&quot;&quot;;&quot;&quot;;[en.B430])">
            <text:p/>
          </table:table-cell>
        </table:table-row>
        <table:table-row table:style-name="ro1">
          <table:table-cell table:formula="of:=IF([en.A431]=&quot;&quot;;&quot;&quot;;[en.A431])">
            <text:p/>
          </table:table-cell>
          <table:table-cell table:formula="of:=IF([en.B431]=&quot;&quot;;&quot;&quot;;[en.B431])">
            <text:p/>
          </table:table-cell>
        </table:table-row>
        <table:table-row table:style-name="ro1">
          <table:table-cell table:formula="of:=IF([en.A432]=&quot;&quot;;&quot;&quot;;[en.A432])">
            <text:p/>
          </table:table-cell>
          <table:table-cell table:formula="of:=IF([en.B432]=&quot;&quot;;&quot;&quot;;[en.B432])">
            <text:p/>
          </table:table-cell>
        </table:table-row>
        <table:table-row table:style-name="ro1">
          <table:table-cell table:formula="of:=IF([en.A433]=&quot;&quot;;&quot;&quot;;[en.A433])">
            <text:p/>
          </table:table-cell>
          <table:table-cell table:formula="of:=IF([en.B433]=&quot;&quot;;&quot;&quot;;[en.B433])">
            <text:p/>
          </table:table-cell>
        </table:table-row>
        <table:table-row table:style-name="ro1">
          <table:table-cell table:formula="of:=IF([en.A434]=&quot;&quot;;&quot;&quot;;[en.A434])">
            <text:p/>
          </table:table-cell>
          <table:table-cell table:formula="of:=IF([en.B434]=&quot;&quot;;&quot;&quot;;[en.B434])">
            <text:p/>
          </table:table-cell>
        </table:table-row>
        <table:table-row table:style-name="ro1">
          <table:table-cell table:formula="of:=IF([en.A435]=&quot;&quot;;&quot;&quot;;[en.A435])">
            <text:p/>
          </table:table-cell>
          <table:table-cell table:formula="of:=IF([en.B435]=&quot;&quot;;&quot;&quot;;[en.B435])">
            <text:p/>
          </table:table-cell>
        </table:table-row>
        <table:table-row table:style-name="ro1">
          <table:table-cell table:formula="of:=IF([en.A436]=&quot;&quot;;&quot;&quot;;[en.A436])">
            <text:p/>
          </table:table-cell>
          <table:table-cell table:formula="of:=IF([en.B436]=&quot;&quot;;&quot;&quot;;[en.B436])">
            <text:p/>
          </table:table-cell>
        </table:table-row>
        <table:table-row table:style-name="ro1">
          <table:table-cell table:formula="of:=IF([en.A437]=&quot;&quot;;&quot;&quot;;[en.A437])">
            <text:p/>
          </table:table-cell>
          <table:table-cell table:formula="of:=IF([en.B437]=&quot;&quot;;&quot;&quot;;[en.B437])">
            <text:p/>
          </table:table-cell>
        </table:table-row>
        <table:table-row table:style-name="ro1">
          <table:table-cell table:formula="of:=IF([en.A438]=&quot;&quot;;&quot;&quot;;[en.A438])">
            <text:p/>
          </table:table-cell>
          <table:table-cell table:formula="of:=IF([en.B438]=&quot;&quot;;&quot;&quot;;[en.B438])">
            <text:p/>
          </table:table-cell>
        </table:table-row>
        <table:table-row table:style-name="ro1">
          <table:table-cell table:formula="of:=IF([en.A439]=&quot;&quot;;&quot;&quot;;[en.A439])">
            <text:p/>
          </table:table-cell>
          <table:table-cell table:formula="of:=IF([en.B439]=&quot;&quot;;&quot;&quot;;[en.B439])">
            <text:p/>
          </table:table-cell>
        </table:table-row>
        <table:table-row table:style-name="ro1">
          <table:table-cell table:formula="of:=IF([en.A440]=&quot;&quot;;&quot;&quot;;[en.A440])">
            <text:p/>
          </table:table-cell>
          <table:table-cell table:formula="of:=IF([en.B440]=&quot;&quot;;&quot;&quot;;[en.B440])">
            <text:p/>
          </table:table-cell>
        </table:table-row>
        <table:table-row table:style-name="ro1">
          <table:table-cell table:formula="of:=IF([en.A441]=&quot;&quot;;&quot;&quot;;[en.A441])">
            <text:p/>
          </table:table-cell>
          <table:table-cell table:formula="of:=IF([en.B441]=&quot;&quot;;&quot;&quot;;[en.B441])">
            <text:p/>
          </table:table-cell>
        </table:table-row>
        <table:table-row table:style-name="ro1">
          <table:table-cell table:formula="of:=IF([en.A442]=&quot;&quot;;&quot;&quot;;[en.A442])">
            <text:p/>
          </table:table-cell>
          <table:table-cell table:formula="of:=IF([en.B442]=&quot;&quot;;&quot;&quot;;[en.B442])">
            <text:p/>
          </table:table-cell>
        </table:table-row>
        <table:table-row table:style-name="ro1">
          <table:table-cell table:formula="of:=IF([en.A443]=&quot;&quot;;&quot;&quot;;[en.A443])">
            <text:p/>
          </table:table-cell>
          <table:table-cell table:formula="of:=IF([en.B443]=&quot;&quot;;&quot;&quot;;[en.B443])">
            <text:p/>
          </table:table-cell>
        </table:table-row>
        <table:table-row table:style-name="ro1">
          <table:table-cell table:formula="of:=IF([en.A444]=&quot;&quot;;&quot;&quot;;[en.A444])">
            <text:p/>
          </table:table-cell>
          <table:table-cell table:formula="of:=IF([en.B444]=&quot;&quot;;&quot;&quot;;[en.B444])">
            <text:p/>
          </table:table-cell>
        </table:table-row>
        <table:table-row table:style-name="ro1">
          <table:table-cell table:formula="of:=IF([en.A445]=&quot;&quot;;&quot;&quot;;[en.A445])">
            <text:p/>
          </table:table-cell>
          <table:table-cell table:formula="of:=IF([en.B445]=&quot;&quot;;&quot;&quot;;[en.B445])">
            <text:p/>
          </table:table-cell>
        </table:table-row>
        <table:table-row table:style-name="ro1">
          <table:table-cell table:formula="of:=IF([en.A446]=&quot;&quot;;&quot;&quot;;[en.A446])">
            <text:p/>
          </table:table-cell>
          <table:table-cell table:formula="of:=IF([en.B446]=&quot;&quot;;&quot;&quot;;[en.B446])">
            <text:p/>
          </table:table-cell>
        </table:table-row>
        <table:table-row table:style-name="ro1">
          <table:table-cell table:formula="of:=IF([en.A447]=&quot;&quot;;&quot;&quot;;[en.A447])">
            <text:p/>
          </table:table-cell>
          <table:table-cell table:formula="of:=IF([en.B447]=&quot;&quot;;&quot;&quot;;[en.B447])">
            <text:p/>
          </table:table-cell>
        </table:table-row>
        <table:table-row table:style-name="ro1">
          <table:table-cell table:formula="of:=IF([en.A448]=&quot;&quot;;&quot;&quot;;[en.A448])">
            <text:p/>
          </table:table-cell>
          <table:table-cell table:formula="of:=IF([en.B448]=&quot;&quot;;&quot;&quot;;[en.B448])">
            <text:p/>
          </table:table-cell>
        </table:table-row>
        <table:table-row table:style-name="ro1">
          <table:table-cell table:formula="of:=IF([en.A449]=&quot;&quot;;&quot;&quot;;[en.A449])">
            <text:p/>
          </table:table-cell>
          <table:table-cell table:formula="of:=IF([en.B449]=&quot;&quot;;&quot;&quot;;[en.B449])">
            <text:p/>
          </table:table-cell>
        </table:table-row>
        <table:table-row table:style-name="ro1">
          <table:table-cell table:formula="of:=IF([en.A450]=&quot;&quot;;&quot;&quot;;[en.A450])">
            <text:p/>
          </table:table-cell>
          <table:table-cell table:formula="of:=IF([en.B450]=&quot;&quot;;&quot;&quot;;[en.B450])">
            <text:p/>
          </table:table-cell>
        </table:table-row>
        <table:table-row table:style-name="ro1">
          <table:table-cell table:formula="of:=IF([en.A451]=&quot;&quot;;&quot;&quot;;[en.A451])">
            <text:p/>
          </table:table-cell>
          <table:table-cell table:formula="of:=IF([en.B451]=&quot;&quot;;&quot;&quot;;[en.B451])">
            <text:p/>
          </table:table-cell>
        </table:table-row>
        <table:table-row table:style-name="ro1">
          <table:table-cell table:formula="of:=IF([en.A452]=&quot;&quot;;&quot;&quot;;[en.A452])">
            <text:p/>
          </table:table-cell>
          <table:table-cell table:formula="of:=IF([en.B452]=&quot;&quot;;&quot;&quot;;[en.B452])">
            <text:p/>
          </table:table-cell>
        </table:table-row>
        <table:table-row table:style-name="ro1">
          <table:table-cell table:formula="of:=IF([en.A453]=&quot;&quot;;&quot;&quot;;[en.A453])">
            <text:p/>
          </table:table-cell>
          <table:table-cell table:formula="of:=IF([en.B453]=&quot;&quot;;&quot;&quot;;[en.B453])">
            <text:p/>
          </table:table-cell>
        </table:table-row>
        <table:table-row table:style-name="ro1">
          <table:table-cell table:formula="of:=IF([en.A454]=&quot;&quot;;&quot;&quot;;[en.A454])">
            <text:p/>
          </table:table-cell>
          <table:table-cell table:formula="of:=IF([en.B454]=&quot;&quot;;&quot;&quot;;[en.B454])">
            <text:p/>
          </table:table-cell>
        </table:table-row>
        <table:table-row table:style-name="ro1">
          <table:table-cell table:formula="of:=IF([en.A455]=&quot;&quot;;&quot;&quot;;[en.A455])">
            <text:p/>
          </table:table-cell>
          <table:table-cell table:formula="of:=IF([en.B455]=&quot;&quot;;&quot;&quot;;[en.B455])">
            <text:p/>
          </table:table-cell>
        </table:table-row>
        <table:table-row table:style-name="ro1">
          <table:table-cell table:formula="of:=IF([en.A456]=&quot;&quot;;&quot;&quot;;[en.A456])">
            <text:p/>
          </table:table-cell>
          <table:table-cell table:formula="of:=IF([en.B456]=&quot;&quot;;&quot;&quot;;[en.B456])">
            <text:p/>
          </table:table-cell>
        </table:table-row>
        <table:table-row table:style-name="ro1">
          <table:table-cell table:formula="of:=IF([en.A457]=&quot;&quot;;&quot;&quot;;[en.A457])">
            <text:p/>
          </table:table-cell>
          <table:table-cell table:formula="of:=IF([en.B457]=&quot;&quot;;&quot;&quot;;[en.B457])">
            <text:p/>
          </table:table-cell>
        </table:table-row>
        <table:table-row table:style-name="ro1">
          <table:table-cell table:formula="of:=IF([en.A458]=&quot;&quot;;&quot;&quot;;[en.A458])">
            <text:p/>
          </table:table-cell>
          <table:table-cell table:formula="of:=IF([en.B458]=&quot;&quot;;&quot;&quot;;[en.B458])">
            <text:p/>
          </table:table-cell>
        </table:table-row>
        <table:table-row table:style-name="ro1">
          <table:table-cell table:formula="of:=IF([en.A459]=&quot;&quot;;&quot;&quot;;[en.A459])">
            <text:p/>
          </table:table-cell>
          <table:table-cell table:formula="of:=IF([en.B459]=&quot;&quot;;&quot;&quot;;[en.B459])">
            <text:p/>
          </table:table-cell>
        </table:table-row>
        <table:table-row table:style-name="ro1">
          <table:table-cell table:formula="of:=IF([en.A460]=&quot;&quot;;&quot;&quot;;[en.A460])">
            <text:p/>
          </table:table-cell>
          <table:table-cell table:formula="of:=IF([en.B460]=&quot;&quot;;&quot;&quot;;[en.B460])">
            <text:p/>
          </table:table-cell>
        </table:table-row>
        <table:table-row table:style-name="ro1">
          <table:table-cell table:formula="of:=IF([en.A461]=&quot;&quot;;&quot;&quot;;[en.A461])">
            <text:p/>
          </table:table-cell>
          <table:table-cell table:formula="of:=IF([en.B461]=&quot;&quot;;&quot;&quot;;[en.B461])">
            <text:p/>
          </table:table-cell>
        </table:table-row>
        <table:table-row table:style-name="ro1">
          <table:table-cell table:formula="of:=IF([en.A462]=&quot;&quot;;&quot;&quot;;[en.A462])">
            <text:p/>
          </table:table-cell>
          <table:table-cell table:formula="of:=IF([en.B462]=&quot;&quot;;&quot;&quot;;[en.B462])">
            <text:p/>
          </table:table-cell>
        </table:table-row>
        <table:table-row table:style-name="ro1">
          <table:table-cell table:formula="of:=IF([en.A463]=&quot;&quot;;&quot;&quot;;[en.A463])">
            <text:p/>
          </table:table-cell>
          <table:table-cell table:formula="of:=IF([en.B463]=&quot;&quot;;&quot;&quot;;[en.B463])">
            <text:p/>
          </table:table-cell>
        </table:table-row>
        <table:table-row table:style-name="ro1">
          <table:table-cell table:formula="of:=IF([en.A464]=&quot;&quot;;&quot;&quot;;[en.A464])">
            <text:p/>
          </table:table-cell>
          <table:table-cell table:formula="of:=IF([en.B464]=&quot;&quot;;&quot;&quot;;[en.B464])">
            <text:p/>
          </table:table-cell>
        </table:table-row>
        <table:table-row table:style-name="ro1">
          <table:table-cell table:formula="of:=IF([en.A465]=&quot;&quot;;&quot;&quot;;[en.A465])">
            <text:p/>
          </table:table-cell>
          <table:table-cell table:formula="of:=IF([en.B465]=&quot;&quot;;&quot;&quot;;[en.B465])">
            <text:p/>
          </table:table-cell>
        </table:table-row>
        <table:table-row table:style-name="ro1">
          <table:table-cell table:formula="of:=IF([en.A466]=&quot;&quot;;&quot;&quot;;[en.A466])">
            <text:p/>
          </table:table-cell>
          <table:table-cell table:formula="of:=IF([en.B466]=&quot;&quot;;&quot;&quot;;[en.B466])">
            <text:p/>
          </table:table-cell>
        </table:table-row>
        <table:table-row table:style-name="ro1">
          <table:table-cell table:formula="of:=IF([en.A467]=&quot;&quot;;&quot;&quot;;[en.A467])">
            <text:p/>
          </table:table-cell>
          <table:table-cell table:formula="of:=IF([en.B467]=&quot;&quot;;&quot;&quot;;[en.B467])">
            <text:p/>
          </table:table-cell>
        </table:table-row>
        <table:table-row table:style-name="ro1">
          <table:table-cell table:formula="of:=IF([en.A468]=&quot;&quot;;&quot;&quot;;[en.A468])">
            <text:p/>
          </table:table-cell>
          <table:table-cell table:formula="of:=IF([en.B468]=&quot;&quot;;&quot;&quot;;[en.B468])">
            <text:p/>
          </table:table-cell>
        </table:table-row>
        <table:table-row table:style-name="ro1">
          <table:table-cell table:formula="of:=IF([en.A469]=&quot;&quot;;&quot;&quot;;[en.A469])">
            <text:p/>
          </table:table-cell>
          <table:table-cell table:formula="of:=IF([en.B469]=&quot;&quot;;&quot;&quot;;[en.B469])">
            <text:p/>
          </table:table-cell>
        </table:table-row>
        <table:table-row table:style-name="ro1">
          <table:table-cell table:formula="of:=IF([en.A470]=&quot;&quot;;&quot;&quot;;[en.A470])">
            <text:p/>
          </table:table-cell>
          <table:table-cell table:formula="of:=IF([en.B470]=&quot;&quot;;&quot;&quot;;[en.B470])">
            <text:p/>
          </table:table-cell>
        </table:table-row>
        <table:table-row table:style-name="ro1">
          <table:table-cell table:formula="of:=IF([en.A471]=&quot;&quot;;&quot;&quot;;[en.A471])">
            <text:p/>
          </table:table-cell>
          <table:table-cell table:formula="of:=IF([en.B471]=&quot;&quot;;&quot;&quot;;[en.B471])">
            <text:p/>
          </table:table-cell>
        </table:table-row>
        <table:table-row table:style-name="ro1">
          <table:table-cell table:formula="of:=IF([en.A472]=&quot;&quot;;&quot;&quot;;[en.A472])">
            <text:p/>
          </table:table-cell>
          <table:table-cell table:formula="of:=IF([en.B472]=&quot;&quot;;&quot;&quot;;[en.B472])">
            <text:p/>
          </table:table-cell>
        </table:table-row>
        <table:table-row table:style-name="ro1">
          <table:table-cell table:formula="of:=IF([en.A473]=&quot;&quot;;&quot;&quot;;[en.A473])">
            <text:p/>
          </table:table-cell>
          <table:table-cell table:formula="of:=IF([en.B473]=&quot;&quot;;&quot;&quot;;[en.B473])">
            <text:p/>
          </table:table-cell>
        </table:table-row>
        <table:table-row table:style-name="ro1">
          <table:table-cell table:formula="of:=IF([en.A474]=&quot;&quot;;&quot;&quot;;[en.A474])">
            <text:p/>
          </table:table-cell>
          <table:table-cell table:formula="of:=IF([en.B474]=&quot;&quot;;&quot;&quot;;[en.B474])">
            <text:p/>
          </table:table-cell>
        </table:table-row>
        <table:table-row table:style-name="ro1">
          <table:table-cell table:formula="of:=IF([en.A475]=&quot;&quot;;&quot;&quot;;[en.A475])">
            <text:p/>
          </table:table-cell>
          <table:table-cell table:formula="of:=IF([en.B475]=&quot;&quot;;&quot;&quot;;[en.B475])">
            <text:p/>
          </table:table-cell>
        </table:table-row>
        <table:table-row table:style-name="ro1">
          <table:table-cell table:formula="of:=IF([en.A476]=&quot;&quot;;&quot;&quot;;[en.A476])">
            <text:p/>
          </table:table-cell>
          <table:table-cell table:formula="of:=IF([en.B476]=&quot;&quot;;&quot;&quot;;[en.B476])">
            <text:p/>
          </table:table-cell>
        </table:table-row>
        <table:table-row table:style-name="ro1">
          <table:table-cell table:formula="of:=IF([en.A477]=&quot;&quot;;&quot;&quot;;[en.A477])">
            <text:p/>
          </table:table-cell>
          <table:table-cell table:formula="of:=IF([en.B477]=&quot;&quot;;&quot;&quot;;[en.B477])">
            <text:p/>
          </table:table-cell>
        </table:table-row>
        <table:table-row table:style-name="ro1">
          <table:table-cell table:formula="of:=IF([en.A478]=&quot;&quot;;&quot;&quot;;[en.A478])">
            <text:p/>
          </table:table-cell>
          <table:table-cell table:formula="of:=IF([en.B478]=&quot;&quot;;&quot;&quot;;[en.B478])">
            <text:p/>
          </table:table-cell>
        </table:table-row>
        <table:table-row table:style-name="ro1">
          <table:table-cell table:formula="of:=IF([en.A479]=&quot;&quot;;&quot;&quot;;[en.A479])">
            <text:p/>
          </table:table-cell>
          <table:table-cell table:formula="of:=IF([en.B479]=&quot;&quot;;&quot;&quot;;[en.B479])">
            <text:p/>
          </table:table-cell>
        </table:table-row>
        <table:table-row table:style-name="ro1">
          <table:table-cell table:formula="of:=IF([en.A480]=&quot;&quot;;&quot;&quot;;[en.A480])">
            <text:p/>
          </table:table-cell>
          <table:table-cell table:formula="of:=IF([en.B480]=&quot;&quot;;&quot;&quot;;[en.B480])">
            <text:p/>
          </table:table-cell>
        </table:table-row>
        <table:table-row table:style-name="ro1">
          <table:table-cell table:formula="of:=IF([en.A481]=&quot;&quot;;&quot;&quot;;[en.A481])">
            <text:p/>
          </table:table-cell>
          <table:table-cell table:formula="of:=IF([en.B481]=&quot;&quot;;&quot;&quot;;[en.B481])">
            <text:p/>
          </table:table-cell>
        </table:table-row>
        <table:table-row table:style-name="ro1">
          <table:table-cell table:formula="of:=IF([en.A482]=&quot;&quot;;&quot;&quot;;[en.A482])">
            <text:p/>
          </table:table-cell>
          <table:table-cell table:formula="of:=IF([en.B482]=&quot;&quot;;&quot;&quot;;[en.B482])">
            <text:p/>
          </table:table-cell>
        </table:table-row>
        <table:table-row table:style-name="ro1">
          <table:table-cell table:formula="of:=IF([en.A483]=&quot;&quot;;&quot;&quot;;[en.A483])">
            <text:p/>
          </table:table-cell>
          <table:table-cell table:formula="of:=IF([en.B483]=&quot;&quot;;&quot;&quot;;[en.B483])">
            <text:p/>
          </table:table-cell>
        </table:table-row>
        <table:table-row table:style-name="ro1">
          <table:table-cell table:formula="of:=IF([en.A484]=&quot;&quot;;&quot;&quot;;[en.A484])">
            <text:p/>
          </table:table-cell>
          <table:table-cell table:formula="of:=IF([en.B484]=&quot;&quot;;&quot;&quot;;[en.B484])">
            <text:p/>
          </table:table-cell>
        </table:table-row>
        <table:table-row table:style-name="ro1">
          <table:table-cell table:formula="of:=IF([en.A485]=&quot;&quot;;&quot;&quot;;[en.A485])">
            <text:p/>
          </table:table-cell>
          <table:table-cell table:formula="of:=IF([en.B485]=&quot;&quot;;&quot;&quot;;[en.B485])">
            <text:p/>
          </table:table-cell>
        </table:table-row>
        <table:table-row table:style-name="ro1">
          <table:table-cell table:formula="of:=IF([en.A486]=&quot;&quot;;&quot;&quot;;[en.A486])">
            <text:p/>
          </table:table-cell>
          <table:table-cell table:formula="of:=IF([en.B486]=&quot;&quot;;&quot;&quot;;[en.B486])">
            <text:p/>
          </table:table-cell>
        </table:table-row>
        <table:table-row table:style-name="ro1">
          <table:table-cell table:formula="of:=IF([en.A487]=&quot;&quot;;&quot;&quot;;[en.A487])">
            <text:p/>
          </table:table-cell>
          <table:table-cell table:formula="of:=IF([en.B487]=&quot;&quot;;&quot;&quot;;[en.B487])">
            <text:p/>
          </table:table-cell>
        </table:table-row>
        <table:table-row table:style-name="ro1">
          <table:table-cell table:formula="of:=IF([en.A488]=&quot;&quot;;&quot;&quot;;[en.A488])">
            <text:p/>
          </table:table-cell>
          <table:table-cell table:formula="of:=IF([en.B488]=&quot;&quot;;&quot;&quot;;[en.B488])">
            <text:p/>
          </table:table-cell>
        </table:table-row>
        <table:table-row table:style-name="ro1">
          <table:table-cell table:formula="of:=IF([en.A489]=&quot;&quot;;&quot;&quot;;[en.A489])">
            <text:p/>
          </table:table-cell>
          <table:table-cell table:formula="of:=IF([en.B489]=&quot;&quot;;&quot;&quot;;[en.B489])">
            <text:p/>
          </table:table-cell>
        </table:table-row>
        <table:table-row table:style-name="ro1">
          <table:table-cell table:formula="of:=IF([en.A490]=&quot;&quot;;&quot;&quot;;[en.A490])">
            <text:p/>
          </table:table-cell>
          <table:table-cell table:formula="of:=IF([en.B490]=&quot;&quot;;&quot;&quot;;[en.B490])">
            <text:p/>
          </table:table-cell>
        </table:table-row>
        <table:table-row table:style-name="ro1">
          <table:table-cell table:formula="of:=IF([en.A491]=&quot;&quot;;&quot;&quot;;[en.A491])">
            <text:p/>
          </table:table-cell>
          <table:table-cell table:formula="of:=IF([en.B491]=&quot;&quot;;&quot;&quot;;[en.B491])">
            <text:p/>
          </table:table-cell>
        </table:table-row>
        <table:table-row table:style-name="ro1">
          <table:table-cell table:formula="of:=IF([en.A492]=&quot;&quot;;&quot;&quot;;[en.A492])">
            <text:p/>
          </table:table-cell>
          <table:table-cell table:formula="of:=IF([en.B492]=&quot;&quot;;&quot;&quot;;[en.B492])">
            <text:p/>
          </table:table-cell>
        </table:table-row>
        <table:table-row table:style-name="ro1">
          <table:table-cell table:formula="of:=IF([en.A493]=&quot;&quot;;&quot;&quot;;[en.A493])">
            <text:p/>
          </table:table-cell>
          <table:table-cell table:formula="of:=IF([en.B493]=&quot;&quot;;&quot;&quot;;[en.B493])">
            <text:p/>
          </table:table-cell>
        </table:table-row>
        <table:table-row table:style-name="ro1">
          <table:table-cell table:formula="of:=IF([en.A494]=&quot;&quot;;&quot;&quot;;[en.A494])">
            <text:p/>
          </table:table-cell>
          <table:table-cell table:formula="of:=IF([en.B494]=&quot;&quot;;&quot;&quot;;[en.B494])">
            <text:p/>
          </table:table-cell>
        </table:table-row>
        <table:table-row table:style-name="ro1">
          <table:table-cell table:formula="of:=IF([en.A495]=&quot;&quot;;&quot;&quot;;[en.A495])">
            <text:p/>
          </table:table-cell>
          <table:table-cell table:formula="of:=IF([en.B495]=&quot;&quot;;&quot;&quot;;[en.B495])">
            <text:p/>
          </table:table-cell>
        </table:table-row>
        <table:table-row table:style-name="ro1">
          <table:table-cell table:formula="of:=IF([en.A496]=&quot;&quot;;&quot;&quot;;[en.A496])">
            <text:p/>
          </table:table-cell>
          <table:table-cell table:formula="of:=IF([en.B496]=&quot;&quot;;&quot;&quot;;[en.B496])">
            <text:p/>
          </table:table-cell>
        </table:table-row>
        <table:table-row table:style-name="ro1">
          <table:table-cell table:formula="of:=IF([en.A497]=&quot;&quot;;&quot;&quot;;[en.A497])">
            <text:p/>
          </table:table-cell>
          <table:table-cell table:formula="of:=IF([en.B497]=&quot;&quot;;&quot;&quot;;[en.B497])">
            <text:p/>
          </table:table-cell>
        </table:table-row>
        <table:table-row table:style-name="ro1">
          <table:table-cell table:formula="of:=IF([en.A498]=&quot;&quot;;&quot;&quot;;[en.A498])">
            <text:p/>
          </table:table-cell>
          <table:table-cell table:formula="of:=IF([en.B498]=&quot;&quot;;&quot;&quot;;[en.B498])">
            <text:p/>
          </table:table-cell>
        </table:table-row>
        <table:table-row table:style-name="ro1">
          <table:table-cell table:formula="of:=IF([en.A499]=&quot;&quot;;&quot;&quot;;[en.A499])">
            <text:p/>
          </table:table-cell>
          <table:table-cell table:formula="of:=IF([en.B499]=&quot;&quot;;&quot;&quot;;[en.B499])">
            <text:p/>
          </table:table-cell>
        </table:table-row>
        <table:table-row table:style-name="ro1">
          <table:table-cell table:formula="of:=IF([en.A500]=&quot;&quot;;&quot;&quot;;[en.A500])">
            <text:p/>
          </table:table-cell>
          <table:table-cell table:formula="of:=IF([en.B500]=&quot;&quot;;&quot;&quot;;[en.B500])">
            <text:p/>
          </table:table-cell>
        </table:table-row>
        <table:table-row table:style-name="ro1">
          <table:table-cell table:formula="of:=IF([en.A501]=&quot;&quot;;&quot;&quot;;[en.A501])">
            <text:p/>
          </table:table-cell>
          <table:table-cell table:formula="of:=IF([en.B501]=&quot;&quot;;&quot;&quot;;[en.B501])">
            <text:p/>
          </table:table-cell>
        </table:table-row>
        <table:table-row table:style-name="ro1">
          <table:table-cell table:formula="of:=IF([en.A502]=&quot;&quot;;&quot;&quot;;[en.A502])">
            <text:p/>
          </table:table-cell>
          <table:table-cell table:formula="of:=IF([en.B502]=&quot;&quot;;&quot;&quot;;[en.B502])">
            <text:p/>
          </table:table-cell>
        </table:table-row>
        <table:table-row table:style-name="ro1">
          <table:table-cell table:formula="of:=IF([en.A503]=&quot;&quot;;&quot;&quot;;[en.A503])">
            <text:p/>
          </table:table-cell>
          <table:table-cell table:formula="of:=IF([en.B503]=&quot;&quot;;&quot;&quot;;[en.B503])">
            <text:p/>
          </table:table-cell>
        </table:table-row>
        <table:table-row table:style-name="ro1">
          <table:table-cell table:formula="of:=IF([en.A504]=&quot;&quot;;&quot;&quot;;[en.A504])">
            <text:p/>
          </table:table-cell>
          <table:table-cell table:formula="of:=IF([en.B504]=&quot;&quot;;&quot;&quot;;[en.B504])">
            <text:p/>
          </table:table-cell>
        </table:table-row>
        <table:table-row table:style-name="ro1">
          <table:table-cell table:formula="of:=IF([en.A505]=&quot;&quot;;&quot;&quot;;[en.A505])">
            <text:p/>
          </table:table-cell>
          <table:table-cell table:formula="of:=IF([en.B505]=&quot;&quot;;&quot;&quot;;[en.B505])">
            <text:p/>
          </table:table-cell>
        </table:table-row>
        <table:table-row table:style-name="ro1">
          <table:table-cell table:formula="of:=IF([en.A506]=&quot;&quot;;&quot;&quot;;[en.A506])">
            <text:p/>
          </table:table-cell>
          <table:table-cell table:formula="of:=IF([en.B506]=&quot;&quot;;&quot;&quot;;[en.B506])">
            <text:p/>
          </table:table-cell>
        </table:table-row>
        <table:table-row table:style-name="ro1">
          <table:table-cell table:formula="of:=IF([en.A507]=&quot;&quot;;&quot;&quot;;[en.A507])">
            <text:p/>
          </table:table-cell>
          <table:table-cell table:formula="of:=IF([en.B507]=&quot;&quot;;&quot;&quot;;[en.B507])">
            <text:p/>
          </table:table-cell>
        </table:table-row>
        <table:table-row table:style-name="ro1">
          <table:table-cell table:formula="of:=IF([en.A508]=&quot;&quot;;&quot;&quot;;[en.A508])">
            <text:p/>
          </table:table-cell>
          <table:table-cell table:formula="of:=IF([en.B508]=&quot;&quot;;&quot;&quot;;[en.B508])">
            <text:p/>
          </table:table-cell>
        </table:table-row>
        <table:table-row table:style-name="ro1">
          <table:table-cell table:formula="of:=IF([en.A509]=&quot;&quot;;&quot;&quot;;[en.A509])">
            <text:p/>
          </table:table-cell>
          <table:table-cell table:formula="of:=IF([en.B509]=&quot;&quot;;&quot;&quot;;[en.B509])">
            <text:p/>
          </table:table-cell>
        </table:table-row>
        <table:table-row table:style-name="ro1">
          <table:table-cell table:formula="of:=IF([en.A510]=&quot;&quot;;&quot;&quot;;[en.A510])">
            <text:p/>
          </table:table-cell>
          <table:table-cell table:formula="of:=IF([en.B510]=&quot;&quot;;&quot;&quot;;[en.B510])">
            <text:p/>
          </table:table-cell>
        </table:table-row>
        <table:table-row table:style-name="ro1">
          <table:table-cell table:formula="of:=IF([en.A511]=&quot;&quot;;&quot;&quot;;[en.A511])">
            <text:p/>
          </table:table-cell>
          <table:table-cell table:formula="of:=IF([en.B511]=&quot;&quot;;&quot;&quot;;[en.B511])">
            <text:p/>
          </table:table-cell>
        </table:table-row>
        <table:table-row table:style-name="ro1">
          <table:table-cell table:formula="of:=IF([en.A512]=&quot;&quot;;&quot;&quot;;[en.A512])">
            <text:p/>
          </table:table-cell>
          <table:table-cell table:formula="of:=IF([en.B512]=&quot;&quot;;&quot;&quot;;[en.B512])">
            <text:p/>
          </table:table-cell>
        </table:table-row>
        <table:table-row table:style-name="ro1">
          <table:table-cell table:formula="of:=IF([en.A513]=&quot;&quot;;&quot;&quot;;[en.A513])">
            <text:p/>
          </table:table-cell>
          <table:table-cell table:formula="of:=IF([en.B513]=&quot;&quot;;&quot;&quot;;[en.B513])">
            <text:p/>
          </table:table-cell>
        </table:table-row>
        <table:table-row table:style-name="ro1">
          <table:table-cell table:formula="of:=IF([en.A514]=&quot;&quot;;&quot;&quot;;[en.A514])">
            <text:p/>
          </table:table-cell>
          <table:table-cell table:formula="of:=IF([en.B514]=&quot;&quot;;&quot;&quot;;[en.B514])">
            <text:p/>
          </table:table-cell>
        </table:table-row>
        <table:table-row table:style-name="ro1">
          <table:table-cell table:formula="of:=IF([en.A515]=&quot;&quot;;&quot;&quot;;[en.A515])">
            <text:p/>
          </table:table-cell>
          <table:table-cell table:formula="of:=IF([en.B515]=&quot;&quot;;&quot;&quot;;[en.B515])">
            <text:p/>
          </table:table-cell>
        </table:table-row>
        <table:table-row table:style-name="ro1">
          <table:table-cell table:formula="of:=IF([en.A516]=&quot;&quot;;&quot;&quot;;[en.A516])">
            <text:p/>
          </table:table-cell>
          <table:table-cell table:formula="of:=IF([en.B516]=&quot;&quot;;&quot;&quot;;[en.B516])">
            <text:p/>
          </table:table-cell>
        </table:table-row>
        <table:table-row table:style-name="ro1">
          <table:table-cell table:formula="of:=IF([en.A517]=&quot;&quot;;&quot;&quot;;[en.A517])">
            <text:p/>
          </table:table-cell>
          <table:table-cell table:formula="of:=IF([en.B517]=&quot;&quot;;&quot;&quot;;[en.B517])">
            <text:p/>
          </table:table-cell>
        </table:table-row>
        <table:table-row table:style-name="ro1">
          <table:table-cell table:formula="of:=IF([en.A518]=&quot;&quot;;&quot;&quot;;[en.A518])">
            <text:p/>
          </table:table-cell>
          <table:table-cell table:formula="of:=IF([en.B518]=&quot;&quot;;&quot;&quot;;[en.B518])">
            <text:p/>
          </table:table-cell>
        </table:table-row>
        <table:table-row table:style-name="ro1">
          <table:table-cell table:formula="of:=IF([en.A519]=&quot;&quot;;&quot;&quot;;[en.A519])">
            <text:p/>
          </table:table-cell>
          <table:table-cell table:formula="of:=IF([en.B519]=&quot;&quot;;&quot;&quot;;[en.B519])">
            <text:p/>
          </table:table-cell>
        </table:table-row>
        <table:table-row table:style-name="ro1">
          <table:table-cell table:formula="of:=IF([en.A520]=&quot;&quot;;&quot;&quot;;[en.A520])">
            <text:p/>
          </table:table-cell>
          <table:table-cell table:formula="of:=IF([en.B520]=&quot;&quot;;&quot;&quot;;[en.B520])">
            <text:p/>
          </table:table-cell>
        </table:table-row>
        <table:table-row table:style-name="ro1">
          <table:table-cell table:formula="of:=IF([en.A521]=&quot;&quot;;&quot;&quot;;[en.A521])">
            <text:p/>
          </table:table-cell>
          <table:table-cell table:formula="of:=IF([en.B521]=&quot;&quot;;&quot;&quot;;[en.B521])">
            <text:p/>
          </table:table-cell>
        </table:table-row>
        <table:table-row table:style-name="ro1">
          <table:table-cell table:formula="of:=IF([en.A522]=&quot;&quot;;&quot;&quot;;[en.A522])">
            <text:p/>
          </table:table-cell>
          <table:table-cell table:formula="of:=IF([en.B522]=&quot;&quot;;&quot;&quot;;[en.B522])">
            <text:p/>
          </table:table-cell>
        </table:table-row>
        <table:table-row table:style-name="ro1">
          <table:table-cell table:formula="of:=IF([en.A523]=&quot;&quot;;&quot;&quot;;[en.A523])">
            <text:p/>
          </table:table-cell>
          <table:table-cell table:formula="of:=IF([en.B523]=&quot;&quot;;&quot;&quot;;[en.B523])">
            <text:p/>
          </table:table-cell>
        </table:table-row>
        <table:table-row table:style-name="ro1">
          <table:table-cell table:formula="of:=IF([en.A524]=&quot;&quot;;&quot;&quot;;[en.A524])">
            <text:p/>
          </table:table-cell>
          <table:table-cell table:formula="of:=IF([en.B524]=&quot;&quot;;&quot;&quot;;[en.B524])">
            <text:p/>
          </table:table-cell>
        </table:table-row>
        <table:table-row table:style-name="ro1">
          <table:table-cell table:formula="of:=IF([en.A525]=&quot;&quot;;&quot;&quot;;[en.A525])">
            <text:p/>
          </table:table-cell>
          <table:table-cell table:formula="of:=IF([en.B525]=&quot;&quot;;&quot;&quot;;[en.B525])">
            <text:p/>
          </table:table-cell>
        </table:table-row>
        <table:table-row table:style-name="ro1">
          <table:table-cell table:formula="of:=IF([en.A526]=&quot;&quot;;&quot;&quot;;[en.A526])">
            <text:p/>
          </table:table-cell>
          <table:table-cell/>
        </table:table-row>
        <table:table-row table:style-name="ro1">
          <table:table-cell table:formula="of:=IF([en.A527]=&quot;&quot;;&quot;&quot;;[en.A527])">
            <text:p/>
          </table:table-cell>
          <table:table-cell/>
        </table:table-row>
        <table:table-row table:style-name="ro1">
          <table:table-cell table:formula="of:=IF([en.A528]=&quot;&quot;;&quot;&quot;;[en.A528])">
            <text:p/>
          </table:table-cell>
          <table:table-cell/>
        </table:table-row>
        <table:table-row table:style-name="ro1">
          <table:table-cell table:formula="of:=IF([en.A529]=&quot;&quot;;&quot;&quot;;[en.A529])">
            <text:p/>
          </table:table-cell>
          <table:table-cell/>
        </table:table-row>
        <table:table-row table:style-name="ro1">
          <table:table-cell table:formula="of:=IF([en.A530]=&quot;&quot;;&quot;&quot;;[en.A530])">
            <text:p/>
          </table:table-cell>
          <table:table-cell/>
        </table:table-row>
        <table:table-row table:style-name="ro1">
          <table:table-cell table:formula="of:=IF([en.A531]=&quot;&quot;;&quot;&quot;;[en.A531])">
            <text:p/>
          </table:table-cell>
          <table:table-cell/>
        </table:table-row>
        <table:table-row table:style-name="ro1">
          <table:table-cell table:formula="of:=IF([en.A532]=&quot;&quot;;&quot;&quot;;[en.A532])">
            <text:p/>
          </table:table-cell>
          <table:table-cell/>
        </table:table-row>
        <table:table-row table:style-name="ro1">
          <table:table-cell table:formula="of:=IF([en.A533]=&quot;&quot;;&quot;&quot;;[en.A533])">
            <text:p/>
          </table:table-cell>
          <table:table-cell/>
        </table:table-row>
        <table:table-row table:style-name="ro1">
          <table:table-cell table:formula="of:=IF([en.A534]=&quot;&quot;;&quot;&quot;;[en.A534])">
            <text:p/>
          </table:table-cell>
          <table:table-cell/>
        </table:table-row>
        <table:table-row table:style-name="ro1">
          <table:table-cell table:formula="of:=IF([en.A535]=&quot;&quot;;&quot;&quot;;[en.A535])">
            <text:p/>
          </table:table-cell>
          <table:table-cell/>
        </table:table-row>
        <table:table-row table:style-name="ro1">
          <table:table-cell table:formula="of:=IF([en.A536]=&quot;&quot;;&quot;&quot;;[en.A536])">
            <text:p/>
          </table:table-cell>
          <table:table-cell/>
        </table:table-row>
        <table:table-row table:style-name="ro1">
          <table:table-cell table:formula="of:=IF([en.A537]=&quot;&quot;;&quot;&quot;;[en.A537])">
            <text:p/>
          </table:table-cell>
          <table:table-cell/>
        </table:table-row>
        <table:table-row table:style-name="ro1">
          <table:table-cell table:formula="of:=IF([en.A538]=&quot;&quot;;&quot;&quot;;[en.A538])">
            <text:p/>
          </table:table-cell>
          <table:table-cell/>
        </table:table-row>
        <table:table-row table:style-name="ro1">
          <table:table-cell table:formula="of:=IF([en.A539]=&quot;&quot;;&quot;&quot;;[en.A539])">
            <text:p/>
          </table:table-cell>
          <table:table-cell/>
        </table:table-row>
        <table:table-row table:style-name="ro1">
          <table:table-cell table:formula="of:=IF([en.A540]=&quot;&quot;;&quot;&quot;;[en.A540])">
            <text:p/>
          </table:table-cell>
          <table:table-cell/>
        </table:table-row>
        <table:table-row table:style-name="ro1">
          <table:table-cell table:formula="of:=IF([en.A541]=&quot;&quot;;&quot;&quot;;[en.A541])">
            <text:p/>
          </table:table-cell>
          <table:table-cell/>
        </table:table-row>
        <table:table-row table:style-name="ro1">
          <table:table-cell table:formula="of:=IF([en.A542]=&quot;&quot;;&quot;&quot;;[en.A542])">
            <text:p/>
          </table:table-cell>
          <table:table-cell/>
        </table:table-row>
        <table:table-row table:style-name="ro1">
          <table:table-cell table:formula="of:=IF([en.A543]=&quot;&quot;;&quot;&quot;;[en.A543])">
            <text:p/>
          </table:table-cell>
          <table:table-cell/>
        </table:table-row>
        <table:table-row table:style-name="ro1">
          <table:table-cell table:formula="of:=IF([en.A544]=&quot;&quot;;&quot;&quot;;[en.A544])">
            <text:p/>
          </table:table-cell>
          <table:table-cell/>
        </table:table-row>
        <table:table-row table:style-name="ro1">
          <table:table-cell table:formula="of:=IF([en.A545]=&quot;&quot;;&quot;&quot;;[en.A545])">
            <text:p/>
          </table:table-cell>
          <table:table-cell/>
        </table:table-row>
        <table:table-row table:style-name="ro1">
          <table:table-cell table:formula="of:=IF([en.A546]=&quot;&quot;;&quot;&quot;;[en.A546])">
            <text:p/>
          </table:table-cell>
          <table:table-cell/>
        </table:table-row>
        <table:table-row table:style-name="ro1">
          <table:table-cell table:formula="of:=IF([en.A547]=&quot;&quot;;&quot;&quot;;[en.A547])">
            <text:p/>
          </table:table-cell>
          <table:table-cell/>
        </table:table-row>
        <table:table-row table:style-name="ro1">
          <table:table-cell table:formula="of:=IF([en.A548]=&quot;&quot;;&quot;&quot;;[en.A548])">
            <text:p/>
          </table:table-cell>
          <table:table-cell/>
        </table:table-row>
        <table:table-row table:style-name="ro1">
          <table:table-cell table:formula="of:=IF([en.A549]=&quot;&quot;;&quot;&quot;;[en.A549])">
            <text:p/>
          </table:table-cell>
          <table:table-cell/>
        </table:table-row>
      </table:table>
      <table:table table:name="fr" table:style-name="ta1">
        <table:table-column table:style-name="co6" table:default-cell-style-name="ce3"/>
        <table:table-column table:style-name="co7" table:default-cell-style-name="Default"/>
        <table:table-row table:style-name="ro1">
          <table:table-cell table:formula="of:=IF([es.A1]=&quot;&quot;;&quot;&quot;;[es.A1])" office:value-type="string" office:string-value="AppName" calcext:value-type="string">
            <text:p>AppName</text:p>
          </table:table-cell>
          <table:table-cell table:formula="of:=IF([en.B1]=&quot;&quot;;&quot;&quot;;[en.B1])" office:value-type="string" office:string-value="STL Showcase" calcext:value-type="string">
            <text:p>STL Showcase</text:p>
          </table:table-cell>
        </table:table-row>
        <table:table-row table:style-name="ro1">
          <table:table-cell table:formula="of:=IF([es.A2]=&quot;&quot;;&quot;&quot;;[es.A2])" office:value-type="string" office:string-value="LoadDirectory" calcext:value-type="string">
            <text:p>LoadDirectory</text:p>
          </table:table-cell>
          <table:table-cell office:value-type="string" calcext:value-type="string">
            <text:p>Charger le répertoire</text:p>
          </table:table-cell>
        </table:table-row>
        <table:table-row table:style-name="ro1">
          <table:table-cell table:formula="of:=IF([es.A3]=&quot;&quot;;&quot;&quot;;[es.A3])" office:value-type="string" office:string-value="View" calcext:value-type="string">
            <text:p>View</text:p>
          </table:table-cell>
          <table:table-cell office:value-type="string" calcext:value-type="string">
            <text:p>Vue</text:p>
          </table:table-cell>
        </table:table-row>
        <table:table-row table:style-name="ro1">
          <table:table-cell table:formula="of:=IF([es.A4]=&quot;&quot;;&quot;&quot;;[es.A4])" office:value-type="string" office:string-value="ShowDirectoryTree" calcext:value-type="string">
            <text:p>ShowDirectoryTree</text:p>
          </table:table-cell>
          <table:table-cell office:value-type="string" calcext:value-type="string">
            <text:p>Afficher l'arborescence des répertoires</text:p>
          </table:table-cell>
        </table:table-row>
        <table:table-row table:style-name="ro1">
          <table:table-cell table:formula="of:=IF([es.A5]=&quot;&quot;;&quot;&quot;;[es.A5])" office:value-type="string" office:string-value="ShowModelList" calcext:value-type="string">
            <text:p>ShowModelList</text:p>
          </table:table-cell>
          <table:table-cell office:value-type="string" calcext:value-type="string">
            <text:p>Afficher la liste des modèles</text:p>
          </table:table-cell>
        </table:table-row>
        <table:table-row table:style-name="ro1">
          <table:table-cell table:formula="of:=IF([es.A6]=&quot;&quot;;&quot;&quot;;[es.A6])" office:value-type="string" office:string-value="Show3DView" calcext:value-type="string">
            <text:p>Show3DView</text:p>
          </table:table-cell>
          <table:table-cell office:value-type="string" calcext:value-type="string">
            <text:p>Afficher la vue 3D</text:p>
          </table:table-cell>
        </table:table-row>
        <table:table-row table:style-name="ro1">
          <table:table-cell table:formula="of:=IF([es.A7]=&quot;&quot;;&quot;&quot;;[es.A7])" office:value-type="string" office:string-value="ExpandDirectoryTree" calcext:value-type="string">
            <text:p>ExpandDirectoryTree</text:p>
          </table:table-cell>
          <table:table-cell office:value-type="string" calcext:value-type="string">
            <text:p>Développer l'arborescence des répertoires</text:p>
          </table:table-cell>
        </table:table-row>
        <table:table-row table:style-name="ro1">
          <table:table-cell table:formula="of:=IF([es.A8]=&quot;&quot;;&quot;&quot;;[es.A8])" office:value-type="string" office:string-value="ExpandModelListView" calcext:value-type="string">
            <text:p>ExpandModelListView</text:p>
          </table:table-cell>
          <table:table-cell office:value-type="string" calcext:value-type="string">
            <text:p>Développer la vue de liste de modèles</text:p>
          </table:table-cell>
        </table:table-row>
        <table:table-row table:style-name="ro1">
          <table:table-cell table:formula="of:=IF([es.A9]=&quot;&quot;;&quot;&quot;;[es.A9])" office:value-type="string" office:string-value="Expand3DView" calcext:value-type="string">
            <text:p>Expand3DView</text:p>
          </table:table-cell>
          <table:table-cell office:value-type="string" calcext:value-type="string">
            <text:p>Agrandir la vue 3D</text:p>
          </table:table-cell>
        </table:table-row>
        <table:table-row table:style-name="ro1">
          <table:table-cell table:formula="of:=IF([es.A10]=&quot;&quot;;&quot;&quot;;[es.A10])" office:value-type="string" office:string-value="ResetVisibility" calcext:value-type="string">
            <text:p>ResetVisibility</text:p>
          </table:table-cell>
          <table:table-cell office:value-type="string" calcext:value-type="string">
            <text:p>Réinitialiser la visibilité</text:p>
          </table:table-cell>
        </table:table-row>
        <table:table-row table:style-name="ro1">
          <table:table-cell table:formula="of:=IF([es.A11]=&quot;&quot;;&quot;&quot;;[es.A11])" office:value-type="string" office:string-value="Configuration" calcext:value-type="string">
            <text:p>Configuration</text:p>
          </table:table-cell>
          <table:table-cell office:value-type="string" calcext:value-type="string">
            <text:p>Configuration</text:p>
          </table:table-cell>
        </table:table-row>
        <table:table-row table:style-name="ro1">
          <table:table-cell table:formula="of:=IF([es.A12]=&quot;&quot;;&quot;&quot;;[es.A12])" office:value-type="string" office:string-value="Cache" calcext:value-type="string">
            <text:p>Cache</text:p>
          </table:table-cell>
          <table:table-cell office:value-type="string" calcext:value-type="string">
            <text:p>Cache</text:p>
          </table:table-cell>
        </table:table-row>
        <table:table-row table:style-name="ro1">
          <table:table-cell table:formula="of:=IF([es.A13]=&quot;&quot;;&quot;&quot;;[es.A13])" office:value-type="string" office:string-value="CacheWhatIsIt" calcext:value-type="string">
            <text:p>CacheWhatIsIt</text:p>
          </table:table-cell>
          <table:table-cell office:value-type="string" calcext:value-type="string">
            <text:p>Qu'est-ce que le cache?</text:p>
          </table:table-cell>
        </table:table-row>
        <table:table-row table:style-name="ro1">
          <table:table-cell table:formula="of:=IF([es.A14]=&quot;&quot;;&quot;&quot;;[es.A14])" office:value-type="string" office:string-value="About" calcext:value-type="string">
            <text:p>About</text:p>
          </table:table-cell>
          <table:table-cell office:value-type="string" calcext:value-type="string">
            <text:p>À propos de</text:p>
          </table:table-cell>
        </table:table-row>
        <table:table-row table:style-name="ro1">
          <table:table-cell table:formula="of:=IF([es.A15]=&quot;&quot;;&quot;&quot;;[es.A15])" office:value-type="string" office:string-value="UnloadAll" calcext:value-type="string">
            <text:p>UnloadAll</text:p>
          </table:table-cell>
          <table:table-cell office:value-type="string" calcext:value-type="string">
            <text:p>Décharger tout</text:p>
          </table:table-cell>
        </table:table-row>
        <table:table-row table:style-name="ro1">
          <table:table-cell table:formula="of:=IF([es.A16]=&quot;&quot;;&quot;&quot;;[es.A16])" office:value-type="string" office:string-value="ExpandAll" calcext:value-type="string">
            <text:p>ExpandAll</text:p>
          </table:table-cell>
          <table:table-cell office:value-type="string" calcext:value-type="string">
            <text:p>Développer tout</text:p>
          </table:table-cell>
        </table:table-row>
        <table:table-row table:style-name="ro1">
          <table:table-cell table:formula="of:=IF([es.A17]=&quot;&quot;;&quot;&quot;;[es.A17])" office:value-type="string" office:string-value="ContractAll" calcext:value-type="string">
            <text:p>ContractAll</text:p>
          </table:table-cell>
          <table:table-cell office:value-type="string" calcext:value-type="string">
            <text:p>Contrat tout</text:p>
          </table:table-cell>
        </table:table-row>
        <table:table-row table:style-name="ro1">
          <table:table-cell table:formula="of:=IF([es.A18]=&quot;&quot;;&quot;&quot;;[es.A18])" office:value-type="string" office:string-value="FilesProcessed:" calcext:value-type="string">
            <text:p>FilesProcessed:</text:p>
          </table:table-cell>
          <table:table-cell office:value-type="string" calcext:value-type="string">
            <text:p>Fichiers traités:</text:p>
          </table:table-cell>
        </table:table-row>
        <table:table-row table:style-name="ro1">
          <table:table-cell table:formula="of:=IF([es.A19]=&quot;&quot;;&quot;&quot;;[es.A19])" office:value-type="string" office:string-value="Filter" calcext:value-type="string">
            <text:p>Filter</text:p>
          </table:table-cell>
          <table:table-cell office:value-type="string" calcext:value-type="string">
            <text:p>Filtre</text:p>
          </table:table-cell>
        </table:table-row>
        <table:table-row table:style-name="ro1">
          <table:table-cell table:formula="of:=IF([es.A20]=&quot;&quot;;&quot;&quot;;[es.A20])" office:value-type="string" office:string-value="Order" calcext:value-type="string">
            <text:p>Order</text:p>
          </table:table-cell>
          <table:table-cell office:value-type="string" calcext:value-type="string">
            <text:p>Ordre</text:p>
          </table:table-cell>
        </table:table-row>
        <table:table-row table:style-name="ro1">
          <table:table-cell table:formula="of:=IF([es.A21]=&quot;&quot;;&quot;&quot;;[es.A21])" office:value-type="string" office:string-value="NumberKB" calcext:value-type="string">
            <text:p>NumberKB</text:p>
          </table:table-cell>
          <table:table-cell office:value-type="string" calcext:value-type="string">
            <text:p>{0:0} KB</text:p>
          </table:table-cell>
        </table:table-row>
        <table:table-row table:style-name="ro1">
          <table:table-cell table:formula="of:=IF([es.A22]=&quot;&quot;;&quot;&quot;;[es.A22])" office:value-type="string" office:string-value="Modified" calcext:value-type="string">
            <text:p>Modified</text:p>
          </table:table-cell>
          <table:table-cell office:value-type="string" calcext:value-type="string">
            <text:p>Modifié</text:p>
          </table:table-cell>
        </table:table-row>
        <table:table-row table:style-name="ro1">
          <table:table-cell table:formula="of:=IF([es.A23]=&quot;&quot;;&quot;&quot;;[es.A23])" office:value-type="string" office:string-value="Created" calcext:value-type="string">
            <text:p>Created</text:p>
          </table:table-cell>
          <table:table-cell office:value-type="string" calcext:value-type="string">
            <text:p>Établi</text:p>
          </table:table-cell>
        </table:table-row>
        <table:table-row table:style-name="ro1">
          <table:table-cell table:formula="of:=IF([es.A24]=&quot;&quot;;&quot;&quot;;[es.A24])" office:value-type="string" office:string-value="Size" calcext:value-type="string">
            <text:p>Size</text:p>
          </table:table-cell>
          <table:table-cell office:value-type="string" calcext:value-type="string">
            <text:p>Taille</text:p>
          </table:table-cell>
        </table:table-row>
        <table:table-row table:style-name="ro1">
          <table:table-cell table:formula="of:=IF([es.A25]=&quot;&quot;;&quot;&quot;;[es.A25])" office:value-type="string" office:string-value="NumberFiles" calcext:value-type="string">
            <text:p>NumberFiles</text:p>
          </table:table-cell>
          <table:table-cell office:value-type="string" calcext:value-type="string">
            <text:p>{0} Fichiers</text:p>
          </table:table-cell>
        </table:table-row>
        <table:table-row table:style-name="ro1">
          <table:table-cell table:formula="of:=IF([es.A26]=&quot;&quot;;&quot;&quot;;[es.A26])" office:value-type="string" office:string-value="NumberDirectories" calcext:value-type="string">
            <text:p>NumberDirectories</text:p>
          </table:table-cell>
          <table:table-cell office:value-type="string" calcext:value-type="string">
            <text:p>{0} Répertoires</text:p>
          </table:table-cell>
        </table:table-row>
        <table:table-row table:style-name="ro1">
          <table:table-cell table:formula="of:=IF([es.A27]=&quot;&quot;;&quot;&quot;;[es.A27])" office:value-type="string" office:string-value="InformationAboutTheProgram" calcext:value-type="string">
            <text:p>InformationAboutTheProgram</text:p>
          </table:table-cell>
          <table:table-cell office:value-type="string" calcext:value-type="string">
            <text:p>Informations sur le programme ...</text:p>
          </table:table-cell>
        </table:table-row>
        <table:table-row table:style-name="ro1">
          <table:table-cell table:formula="of:=IF([es.A28]=&quot;&quot;;&quot;&quot;;[es.A28])" office:value-type="string" office:string-value="OK" calcext:value-type="string">
            <text:p>OK</text:p>
          </table:table-cell>
          <table:table-cell office:value-type="string" calcext:value-type="string">
            <text:p>D'accord</text:p>
          </table:table-cell>
        </table:table-row>
        <table:table-row table:style-name="ro1">
          <table:table-cell table:formula="of:=IF([es.A29]=&quot;&quot;;&quot;&quot;;[es.A29])" office:value-type="string" office:string-value="No" calcext:value-type="string">
            <text:p>No</text:p>
          </table:table-cell>
          <table:table-cell office:value-type="string" calcext:value-type="string">
            <text:p>Non</text:p>
          </table:table-cell>
        </table:table-row>
        <table:table-row table:style-name="ro1">
          <table:table-cell table:formula="of:=IF([es.A30]=&quot;&quot;;&quot;&quot;;[es.A30])" office:value-type="string" office:string-value="Yes" calcext:value-type="string">
            <text:p>Yes</text:p>
          </table:table-cell>
          <table:table-cell office:value-type="string" calcext:value-type="string">
            <text:p>Oui</text:p>
          </table:table-cell>
        </table:table-row>
        <table:table-row table:style-name="ro1">
          <table:table-cell table:formula="of:=IF([es.A31]=&quot;&quot;;&quot;&quot;;[es.A31])" office:value-type="string" office:string-value="Accept" calcext:value-type="string">
            <text:p>Accept</text:p>
          </table:table-cell>
          <table:table-cell office:value-type="string" calcext:value-type="string">
            <text:p>J'accepte</text:p>
          </table:table-cell>
        </table:table-row>
        <table:table-row table:style-name="ro1">
          <table:table-cell table:formula="of:=IF([es.A32]=&quot;&quot;;&quot;&quot;;[es.A32])" office:value-type="string" office:string-value="Cancel" calcext:value-type="string">
            <text:p>Cancel</text:p>
          </table:table-cell>
          <table:table-cell office:value-type="string" calcext:value-type="string">
            <text:p>Cancel</text:p>
          </table:table-cell>
        </table:table-row>
        <table:table-row table:style-name="ro1">
          <table:table-cell table:formula="of:=IF([es.A33]=&quot;&quot;;&quot;&quot;;[es.A33])" office:value-type="string" office:string-value="AboutWindowMessage" calcext:value-type="string">
            <text:p>AboutWindowMessage</text:p>
          </table:table-cell>
          <table:table-cell office:value-type="string" calcext:value-type="string">
            <text:p>Le dossier cache contient les images générées automatiquement de vos modèles 3D.\nCes images sont générées nouveau modèle est chargé, donc la prochaine fois qu'une image du modèle sera nécessaire, il ne sera pas nécessaire de lire toute la géométrie et le rendre.\n\nLes images seront générées dans différentes tailles et couleurs en fonction de vos paramètres.</text:p>
          </table:table-cell>
        </table:table-row>
        <table:table-row table:style-name="ro1">
          <table:table-cell table:formula="of:=IF([es.A34]=&quot;&quot;;&quot;&quot;;[es.A34])" office:value-type="string" office:string-value="AboutTheCache" calcext:value-type="string">
            <text:p>AboutTheCache</text:p>
          </table:table-cell>
          <table:table-cell office:value-type="string" calcext:value-type="string">
            <text:p>À propos du cache ...</text:p>
          </table:table-cell>
        </table:table-row>
        <table:table-row table:style-name="ro1">
          <table:table-cell table:formula="of:=IF([es.A35]=&quot;&quot;;&quot;&quot;;[es.A35])" office:value-type="string" office:string-value="DeleteCacheFiles" calcext:value-type="string">
            <text:p>DeleteCacheFiles</text:p>
          </table:table-cell>
          <table:table-cell office:value-type="string" calcext:value-type="string">
            <text:p>Supprimer les fichiers de cache</text:p>
          </table:table-cell>
        </table:table-row>
        <table:table-row table:style-name="ro1">
          <table:table-cell table:formula="of:=IF([es.A36]=&quot;&quot;;&quot;&quot;;[es.A36])" office:value-type="string" office:string-value="DeleteCacheFilesMessage" calcext:value-type="string">
            <text:p>DeleteCacheFilesMessage</text:p>
          </table:table-cell>
          <table:table-cell office:value-type="string" calcext:value-type="string">
            <text:p>Le dossier cache et tout son contenu seront supprimés.\nContinuer?</text:p>
          </table:table-cell>
        </table:table-row>
        <table:table-row table:style-name="ro1">
          <table:table-cell table:formula="of:=IF([es.A37]=&quot;&quot;;&quot;&quot;;[es.A37])" office:value-type="string" office:string-value="DeleteCacheFilesConfirmation" calcext:value-type="string">
            <text:p>DeleteCacheFilesConfirmation</text:p>
          </table:table-cell>
          <table:table-cell office:value-type="string" calcext:value-type="string">
            <text:p>Toutes les images du cache ont été supprimées avec succès.</text:p>
          </table:table-cell>
        </table:table-row>
        <table:table-row table:style-name="ro1">
          <table:table-cell table:formula="of:=IF([es.A38]=&quot;&quot;;&quot;&quot;;[es.A38])" office:value-type="string" office:string-value="DeleteCacheFilesError" calcext:value-type="string">
            <text:p>DeleteCacheFilesError</text:p>
          </table:table-cell>
          <table:table-cell office:value-type="string" calcext:value-type="string">
            <text:p>Un problème est survenu lors de la suppression des images du cache. Certains peuvent ne pas avoir été supprimés.</text:p>
          </table:table-cell>
        </table:table-row>
        <table:table-row table:style-name="ro1">
          <table:table-cell table:formula="of:=IF([es.A39]=&quot;&quot;;&quot;&quot;;[es.A39])" office:value-type="string" office:string-value="Confirm" calcext:value-type="string">
            <text:p>Confirm</text:p>
          </table:table-cell>
          <table:table-cell office:value-type="string" calcext:value-type="string">
            <text:p>Confirmer</text:p>
          </table:table-cell>
        </table:table-row>
        <table:table-row table:style-name="ro1">
          <table:table-cell table:formula="of:=IF([es.A40]=&quot;&quot;;&quot;&quot;;[es.A40])" office:value-type="string" office:string-value="LookingForFilesAtDir" calcext:value-type="string">
            <text:p>LookingForFilesAtDir</text:p>
          </table:table-cell>
          <table:table-cell office:value-type="string" calcext:value-type="string">
            <text:p>Recherche de fichiers dans "{0}" ...</text:p>
          </table:table-cell>
        </table:table-row>
        <table:table-row table:style-name="ro1">
          <table:table-cell table:formula="of:=IF([es.A41]=&quot;&quot;;&quot;&quot;;[es.A41])" office:value-type="string" office:string-value="LoadDirectoryUnable" calcext:value-type="string">
            <text:p>LoadDirectoryUnable</text:p>
          </table:table-cell>
          <table:table-cell office:value-type="string" calcext:value-type="string">
            <text:p>Impossible de charger le répertoire.</text:p>
          </table:table-cell>
        </table:table-row>
        <table:table-row table:style-name="ro1">
          <table:table-cell table:formula="of:=IF([es.A42]=&quot;&quot;;&quot;&quot;;[es.A42])" office:value-type="string" office:string-value="LoadingError" calcext:value-type="string">
            <text:p>LoadingError</text:p>
          </table:table-cell>
          <table:table-cell office:value-type="string" calcext:value-type="string">
            <text:p>Erreur de chargement</text:p>
          </table:table-cell>
        </table:table-row>
        <table:table-row table:style-name="ro1">
          <table:table-cell table:formula="of:=IF([es.A43]=&quot;&quot;;&quot;&quot;;[es.A43])" office:value-type="string" office:string-value="LoadDirectoryNoFilesAtDir" calcext:value-type="string">
            <text:p>LoadDirectoryNoFilesAtDir</text:p>
          </table:table-cell>
          <table:table-cell office:value-type="string" calcext:value-type="string">
            <text:p>Aucun fichier trouvé dans "{0}".</text:p>
          </table:table-cell>
        </table:table-row>
        <table:table-row table:style-name="ro1">
          <table:table-cell table:formula="of:=IF([es.A44]=&quot;&quot;;&quot;&quot;;[es.A44])" office:value-type="string" office:string-value="NothingFound!" calcext:value-type="string">
            <text:p>NothingFound!</text:p>
          </table:table-cell>
          <table:table-cell office:value-type="string" calcext:value-type="string">
            <text:p>Rien n'a été trouvé!</text:p>
          </table:table-cell>
        </table:table-row>
        <table:table-row table:style-name="ro1">
          <table:table-cell table:formula="of:=IF([es.A45]=&quot;&quot;;&quot;&quot;;[es.A45])" office:value-type="string" office:string-value="OpenParam" calcext:value-type="string">
            <text:p>OpenParam</text:p>
          </table:table-cell>
          <table:table-cell office:value-type="string" calcext:value-type="string">
            <text:p>Ouvrez «{0}»</text:p>
          </table:table-cell>
        </table:table-row>
        <table:table-row table:style-name="ro1">
          <table:table-cell table:formula="of:=IF([es.A46]=&quot;&quot;;&quot;&quot;;[es.A46])" office:value-type="string" office:string-value="ClearCacheSize" calcext:value-type="string">
            <text:p>ClearCacheSize</text:p>
          </table:table-cell>
          <table:table-cell office:value-type="string" calcext:value-type="string">
            <text:p>Vider le cache ({0})</text:p>
          </table:table-cell>
        </table:table-row>
        <table:table-row table:style-name="ro1">
          <table:table-cell table:formula="of:=IF([es.A47]=&quot;&quot;;&quot;&quot;;[es.A47])" office:value-type="string" office:string-value="ReloadAll" calcext:value-type="string">
            <text:p>ReloadAll</text:p>
          </table:table-cell>
          <table:table-cell office:value-type="string" calcext:value-type="string">
            <text:p>Recharger tout</text:p>
          </table:table-cell>
        </table:table-row>
        <table:table-row table:style-name="ro1">
          <table:table-cell table:formula="of:=IF([es.A48]=&quot;&quot;;&quot;&quot;;[es.A48])" office:value-type="string" office:string-value="DirectoryAlreadyLoaded" calcext:value-type="string">
            <text:p>DirectoryAlreadyLoaded</text:p>
          </table:table-cell>
          <table:table-cell office:value-type="string" calcext:value-type="string">
            <text:p>Le répertoire sélectionné est déjà chargé.</text:p>
          </table:table-cell>
        </table:table-row>
        <table:table-row table:style-name="ro1">
          <table:table-cell table:formula="of:=IF([es.A49]=&quot;&quot;;&quot;&quot;;[es.A49])" office:value-type="string" office:string-value="OnlyFolders" calcext:value-type="string">
            <text:p>OnlyFolders</text:p>
          </table:table-cell>
          <table:table-cell office:value-type="string" calcext:value-type="string">
            <text:p>Seuls les dossiers</text:p>
          </table:table-cell>
        </table:table-row>
        <table:table-row table:style-name="ro1">
          <table:table-cell table:formula="of:=IF([es.A50]=&quot;&quot;;&quot;&quot;;[es.A50])" office:value-type="string" office:string-value="GeneralSettingsName" calcext:value-type="string">
            <text:p>GeneralSettingsName</text:p>
          </table:table-cell>
          <table:table-cell office:value-type="string" calcext:value-type="string">
            <text:p>réglages généraux</text:p>
          </table:table-cell>
        </table:table-row>
        <table:table-row table:style-name="ro1">
          <table:table-cell table:formula="of:=IF([es.A51]=&quot;&quot;;&quot;&quot;;[es.A51])" office:value-type="string" office:string-value="ProgramsSettingsName" calcext:value-type="string">
            <text:p>ProgramsSettingsName</text:p>
          </table:table-cell>
          <table:table-cell office:value-type="string" calcext:value-type="string">
            <text:p>Programmes</text:p>
          </table:table-cell>
        </table:table-row>
        <table:table-row table:style-name="ro1">
          <table:table-cell table:formula="of:=IF([es.A52]=&quot;&quot;;&quot;&quot;;[es.A52])" office:value-type="string" office:string-value="AdvancedSettingsName" calcext:value-type="string">
            <text:p>AdvancedSettingsName</text:p>
          </table:table-cell>
          <table:table-cell office:value-type="string" calcext:value-type="string">
            <text:p>Réglages avancés</text:p>
          </table:table-cell>
        </table:table-row>
        <table:table-row table:style-name="ro1">
          <table:table-cell table:formula="of:=IF([es.A53]=&quot;&quot;;&quot;&quot;;[es.A53])" office:value-type="string" office:string-value="ProgramsSettingsDescription" calcext:value-type="string">
            <text:p>ProgramsSettingsDescription</text:p>
          </table:table-cell>
          <table:table-cell office:value-type="string" calcext:value-type="string">
            <text:p>Cette configuration permet de définir une liste de programmes pour ouvrir vos modèles 3D via le menu contextuel.\nConfigurez le chemin du programme, le nom d'affichage et les types de fichiers compatibles dans le tableau ci-dessous.</text:p>
          </table:table-cell>
        </table:table-row>
        <table:table-row table:style-name="ro1">
          <table:table-cell table:formula="of:=IF([es.A54]=&quot;&quot;;&quot;&quot;;[es.A54])" office:value-type="string" office:string-value="Settings" calcext:value-type="string">
            <text:p>Settings</text:p>
          </table:table-cell>
          <table:table-cell office:value-type="string" calcext:value-type="string">
            <text:p>Paramètres</text:p>
          </table:table-cell>
        </table:table-row>
        <table:table-row table:style-name="ro1">
          <table:table-cell table:formula="of:=IF([es.A55]=&quot;&quot;;&quot;&quot;;[es.A55])" office:value-type="string" office:string-value="Calculating..." calcext:value-type="string">
            <text:p>Calculating...</text:p>
          </table:table-cell>
          <table:table-cell office:value-type="string" calcext:value-type="string">
            <text:p>Calculateur ...</text:p>
          </table:table-cell>
        </table:table-row>
        <table:table-row table:style-name="ro1">
          <table:table-cell table:formula="of:=IF([es.A56]=&quot;&quot;;&quot;&quot;;[es.A56])" office:value-type="string" office:string-value="SizeNotAvailable" calcext:value-type="string">
            <text:p>SizeNotAvailable</text:p>
          </table:table-cell>
          <table:table-cell office:value-type="string" calcext:value-type="string">
            <text:p>Taille non disponible</text:p>
          </table:table-cell>
        </table:table-row>
        <table:table-row table:style-name="ro1">
          <table:table-cell table:formula="of:=IF([es.A57]=&quot;&quot;;&quot;&quot;;[es.A57])" office:value-type="string" office:string-value="Directory" calcext:value-type="string">
            <text:p>Directory</text:p>
          </table:table-cell>
          <table:table-cell office:value-type="string" calcext:value-type="string">
            <text:p>Annuaire</text:p>
          </table:table-cell>
        </table:table-row>
        <table:table-row table:style-name="ro1">
          <table:table-cell table:formula="of:=IF([es.A58]=&quot;&quot;;&quot;&quot;;[es.A58])" office:value-type="string" office:string-value="DisplayName" calcext:value-type="string">
            <text:p>DisplayName</text:p>
          </table:table-cell>
          <table:table-cell office:value-type="string" calcext:value-type="string">
            <text:p>Afficher un nom</text:p>
          </table:table-cell>
        </table:table-row>
        <table:table-row table:style-name="ro1">
          <table:table-cell table:formula="of:=IF([es.A59]=&quot;&quot;;&quot;&quot;;[es.A59])" office:value-type="string" office:string-value="ProgramPath" calcext:value-type="string">
            <text:p>ProgramPath</text:p>
          </table:table-cell>
          <table:table-cell office:value-type="string" calcext:value-type="string">
            <text:p>Chemin du programme</text:p>
          </table:table-cell>
        </table:table-row>
        <table:table-row table:style-name="ro1">
          <table:table-cell table:formula="of:=IF([es.A60]=&quot;&quot;;&quot;&quot;;[es.A60])" office:value-type="string" office:string-value="NewProgram" calcext:value-type="string">
            <text:p>NewProgram</text:p>
          </table:table-cell>
          <table:table-cell office:value-type="string" calcext:value-type="string">
            <text:p>Nouveau programme</text:p>
          </table:table-cell>
        </table:table-row>
        <table:table-row table:style-name="ro1">
          <table:table-cell table:formula="of:=IF([es.A61]=&quot;&quot;;&quot;&quot;;[es.A61])" office:value-type="string" office:string-value="AddNew" calcext:value-type="string">
            <text:p>AddNew</text:p>
          </table:table-cell>
          <table:table-cell office:value-type="string" calcext:value-type="string">
            <text:p>Ajouter nouveau</text:p>
          </table:table-cell>
        </table:table-row>
        <table:table-row table:style-name="ro1">
          <table:table-cell table:formula="of:=IF([es.A62]=&quot;&quot;;&quot;&quot;;[es.A62])" office:value-type="string" office:string-value="ProgramsTable" calcext:value-type="string">
            <text:p>ProgramsTable</text:p>
          </table:table-cell>
          <table:table-cell office:value-type="string" calcext:value-type="string">
            <text:p>Tableau des programmes</text:p>
          </table:table-cell>
        </table:table-row>
        <table:table-row table:style-name="ro1">
          <table:table-cell table:formula="of:=IF([es.A63]=&quot;&quot;;&quot;&quot;;[es.A63])" office:value-type="string" office:string-value="Language" calcext:value-type="string">
            <text:p>Language</text:p>
          </table:table-cell>
          <table:table-cell office:value-type="string" calcext:value-type="string">
            <text:p>Langue</text:p>
          </table:table-cell>
        </table:table-row>
        <table:table-row table:style-name="ro1">
          <table:table-cell table:formula="of:=IF([es.A64]=&quot;&quot;;&quot;&quot;;[es.A64])" office:value-type="string" office:string-value="EnableDebugLogs" calcext:value-type="string">
            <text:p>EnableDebugLogs</text:p>
          </table:table-cell>
          <table:table-cell office:value-type="string" calcext:value-type="string">
            <text:p>Activer la journalisation du débogage</text:p>
          </table:table-cell>
        </table:table-row>
        <table:table-row table:style-name="ro1">
          <table:table-cell table:formula="of:=IF([es.A65]=&quot;&quot;;&quot;&quot;;[es.A65])" office:value-type="string" office:string-value="ThumbnailStyle" calcext:value-type="string">
            <text:p>ThumbnailStyle</text:p>
          </table:table-cell>
          <table:table-cell office:value-type="string" calcext:value-type="string">
            <text:p>Style de vignette</text:p>
          </table:table-cell>
        </table:table-row>
        <table:table-row table:style-name="ro1">
          <table:table-cell table:formula="of:=IF([es.A66]=&quot;&quot;;&quot;&quot;;[es.A66])" office:value-type="string" office:string-value="FileName" calcext:value-type="string">
            <text:p>FileName</text:p>
          </table:table-cell>
          <table:table-cell office:value-type="string" calcext:value-type="string">
            <text:p>Nom de fichier</text:p>
          </table:table-cell>
        </table:table-row>
        <table:table-row table:style-name="ro1">
          <table:table-cell table:formula="of:=IF([es.A67]=&quot;&quot;;&quot;&quot;;[es.A67])" office:value-type="string" office:string-value="DateModified" calcext:value-type="string">
            <text:p>DateModified</text:p>
          </table:table-cell>
          <table:table-cell office:value-type="string" calcext:value-type="string">
            <text:p>Date de modification</text:p>
          </table:table-cell>
        </table:table-row>
        <table:table-row table:style-name="ro1">
          <table:table-cell table:formula="of:=IF([es.A68]=&quot;&quot;;&quot;&quot;;[es.A68])" office:value-type="string" office:string-value="DateCreated" calcext:value-type="string">
            <text:p>DateCreated</text:p>
          </table:table-cell>
          <table:table-cell office:value-type="string" calcext:value-type="string">
            <text:p>date de création</text:p>
          </table:table-cell>
        </table:table-row>
        <table:table-row table:style-name="ro1">
          <table:table-cell table:formula="of:=IF([es.A69]=&quot;&quot;;&quot;&quot;;[es.A69])" office:value-type="string" office:string-value="ReloadCacheOfLoadedDirs" calcext:value-type="string">
            <text:p>ReloadCacheOfLoadedDirs</text:p>
          </table:table-cell>
          <table:table-cell office:value-type="string" calcext:value-type="string">
            <text:p>Recharger le cache des répertoires chargés</text:p>
          </table:table-cell>
        </table:table-row>
        <table:table-row table:style-name="ro1">
          <table:table-cell table:formula="of:=IF([es.A70]=&quot;&quot;;&quot;&quot;;[es.A70])" office:value-type="string" office:string-value="Select..." calcext:value-type="string">
            <text:p>Select...</text:p>
          </table:table-cell>
          <table:table-cell office:value-type="string" calcext:value-type="string">
            <text:p>Sélectionner ...</text:p>
          </table:table-cell>
        </table:table-row>
        <table:table-row table:style-name="ro1">
          <table:table-cell table:formula="of:=IF([es.A71]=&quot;&quot;;&quot;&quot;;[es.A71])" office:value-type="string" office:string-value="AutoDetect3DSoftware" calcext:value-type="string">
            <text:p>AutoDetect3DSoftware</text:p>
          </table:table-cell>
          <table:table-cell office:value-type="string" calcext:value-type="string">
            <text:p>Logiciel 3D de détection automatique</text:p>
          </table:table-cell>
        </table:table-row>
        <table:table-row table:style-name="ro1">
          <table:table-cell table:formula="of:=IF([es.A72]=&quot;&quot;;&quot;&quot;;[es.A72])" office:value-type="string" office:string-value="AutoDetect3DSoftware_FoundList" calcext:value-type="string">
            <text:p>AutoDetect3DSoftware_FoundList</text:p>
          </table:table-cell>
          <table:table-cell office:value-type="string" calcext:value-type="string">
            <text:p>Ajout de nouveaux {0} programmes:\n{1}</text:p>
          </table:table-cell>
        </table:table-row>
        <table:table-row table:style-name="ro1">
          <table:table-cell table:formula="of:=IF([es.A73]=&quot;&quot;;&quot;&quot;;[es.A73])" office:value-type="string" office:string-value="AutoDetect3DSoftware_NothingFound" calcext:value-type="string">
            <text:p>AutoDetect3DSoftware_NothingFound</text:p>
          </table:table-cell>
          <table:table-cell office:value-type="string" calcext:value-type="string">
            <text:p>Aucun nouveau programme trouvé.</text:p>
          </table:table-cell>
        </table:table-row>
        <table:table-row table:style-name="ro1">
          <table:table-cell table:formula="of:=IF([es.A74]=&quot;&quot;;&quot;&quot;;[es.A74])" office:value-type="string" office:string-value="LookingFor3dSoftwareShortcuts" calcext:value-type="string">
            <text:p>LookingFor3dSoftwareShortcuts</text:p>
          </table:table-cell>
          <table:table-cell office:value-type="string" calcext:value-type="string">
            <text:p>Recherche de raccourcis logiciels 3D ...</text:p>
          </table:table-cell>
        </table:table-row>
        <table:table-row table:style-name="ro1">
          <table:table-cell table:formula="of:=IF([es.A75]=&quot;&quot;;&quot;&quot;;[es.A75])" office:value-type="string" office:string-value="AutoDetect3DSoftwareButton" calcext:value-type="string">
            <text:p>AutoDetect3DSoftwareButton</text:p>
          </table:table-cell>
          <table:table-cell office:value-type="string" calcext:value-type="string">
            <text:p>Ajout automatique de logiciels 3D à partir de raccourcis sur votre PC</text:p>
          </table:table-cell>
        </table:table-row>
        <table:table-row table:style-name="ro1">
          <table:table-cell table:formula="of:=IF([es.A76]=&quot;&quot;;&quot;&quot;;[es.A76])" office:value-type="string" office:string-value="OpenFileInExplorer" calcext:value-type="string">
            <text:p>OpenFileInExplorer</text:p>
          </table:table-cell>
          <table:table-cell office:value-type="string" calcext:value-type="string">
            <text:p>Ouvrir dans l'explorateur de fichiers</text:p>
          </table:table-cell>
        </table:table-row>
        <table:table-row table:style-name="ro1">
          <table:table-cell table:formula="of:=IF([es.A77]=&quot;&quot;;&quot;&quot;;[es.A77])" office:value-type="string" office:string-value="OpenFile" calcext:value-type="string">
            <text:p>OpenFile</text:p>
          </table:table-cell>
          <table:table-cell office:value-type="string" calcext:value-type="string">
            <text:p>Fichier ouvert</text:p>
          </table:table-cell>
        </table:table-row>
        <table:table-row table:style-name="ro1">
          <table:table-cell table:formula="of:=IF([es.A78]=&quot;&quot;;&quot;&quot;;[es.A78])" office:value-type="string" office:string-value="OpenFileWith" calcext:value-type="string">
            <text:p>OpenFileWith</text:p>
          </table:table-cell>
          <table:table-cell office:value-type="string" calcext:value-type="string">
            <text:p>Ouvrir le fichier avec {0}</text:p>
          </table:table-cell>
        </table:table-row>
        <table:table-row table:style-name="ro1">
          <table:table-cell table:formula="of:=IF([es.A79]=&quot;&quot;;&quot;&quot;;[es.A79])" office:value-type="string" office:string-value="ViewFileInExplorer" calcext:value-type="string">
            <text:p>ViewFileInExplorer</text:p>
          </table:table-cell>
          <table:table-cell office:value-type="string" calcext:value-type="string">
            <text:p>Afficher dans l'explorateur de fichiers</text:p>
          </table:table-cell>
        </table:table-row>
        <table:table-row table:style-name="ro1">
          <table:table-cell table:formula="of:=IF([es.A80]=&quot;&quot;;&quot;&quot;;[es.A80])" office:value-type="string" office:string-value="UnloadDirectory" calcext:value-type="string">
            <text:p>UnloadDirectory</text:p>
          </table:table-cell>
          <table:table-cell office:value-type="string" calcext:value-type="string">
            <text:p>Décharger le répertoire</text:p>
          </table:table-cell>
        </table:table-row>
        <table:table-row table:style-name="ro1">
          <table:table-cell table:formula="of:=IF([es.A81]=&quot;&quot;;&quot;&quot;;[es.A81])" office:value-type="string" office:string-value="NoDirectoriesSelected" calcext:value-type="string">
            <text:p>NoDirectoriesSelected</text:p>
          </table:table-cell>
          <table:table-cell office:value-type="string" calcext:value-type="string">
            <text:p>Aucun répertoire sélectionné</text:p>
          </table:table-cell>
        </table:table-row>
        <table:table-row table:style-name="ro1">
          <table:table-cell table:formula="of:=IF([es.A82]=&quot;&quot;;&quot;&quot;;[es.A82])" office:value-type="string" office:string-value="CollectionMode" calcext:value-type="string">
            <text:p>CollectionMode</text:p>
          </table:table-cell>
          <table:table-cell table:formula="of:=IF([en.B82]=&quot;&quot;;&quot;&quot;;[en.B82])" office:value-type="string" office:string-value="Collection Mode" calcext:value-type="string">
            <text:p>Collection Mode</text:p>
          </table:table-cell>
        </table:table-row>
        <table:table-row table:style-name="ro1">
          <table:table-cell table:formula="of:=IF([es.A83]=&quot;&quot;;&quot;&quot;;[es.A83])" office:value-type="string" office:string-value="tooltipLoadDirectory" calcext:value-type="string">
            <text:p>tooltipLoadDirectory</text:p>
          </table:table-cell>
          <table:table-cell table:formula="of:=IF([en.B83]=&quot;&quot;;&quot;&quot;;[en.B83])" office:value-type="string" office:string-value="Select a directory to showcase its contents." calcext:value-type="string">
            <text:p>Select a directory to showcase its contents.</text:p>
          </table:table-cell>
        </table:table-row>
        <table:table-row table:style-name="ro1">
          <table:table-cell table:formula="of:=IF([es.A84]=&quot;&quot;;&quot;&quot;;[es.A84])" office:value-type="string" office:string-value="tooltipResetVisibility" calcext:value-type="string">
            <text:p>tooltipResetVisibility</text:p>
          </table:table-cell>
          <table:table-cell table:formula="of:=IF([en.B84]=&quot;&quot;;&quot;&quot;;[en.B84])" office:value-type="string" office:string-value="Reset all visibility options of this menu." calcext:value-type="string">
            <text:p>Reset all visibility options of this menu.</text:p>
          </table:table-cell>
        </table:table-row>
        <table:table-row table:style-name="ro1">
          <table:table-cell table:formula="of:=IF([es.A85]=&quot;&quot;;&quot;&quot;;[es.A85])" office:value-type="string" office:string-value="tooltipReloadDisplayed" calcext:value-type="string">
            <text:p>tooltipReloadDisplayed</text:p>
          </table:table-cell>
          <table:table-cell table:formula="of:=IF([en.B85]=&quot;&quot;;&quot;&quot;;[en.B85])" office:value-type="string" office:string-value="This option will reload the directories and regenerate all the displayed miniatueres." calcext:value-type="string">
            <text:p>This option will reload the directories and regenerate all the displayed miniatueres.</text:p>
          </table:table-cell>
        </table:table-row>
        <table:table-row table:style-name="ro1">
          <table:table-cell table:formula="of:=IF([es.A86]=&quot;&quot;;&quot;&quot;;[es.A86])" office:value-type="string" office:string-value="tooltipUnloadAll" calcext:value-type="string">
            <text:p>tooltipUnloadAll</text:p>
          </table:table-cell>
          <table:table-cell table:formula="of:=IF([en.B86]=&quot;&quot;;&quot;&quot;;[en.B86])" office:value-type="string" office:string-value="Close all loaded directories." calcext:value-type="string">
            <text:p>Close all loaded directories.</text:p>
          </table:table-cell>
        </table:table-row>
        <table:table-row table:style-name="ro1">
          <table:table-cell table:formula="of:=IF([es.A87]=&quot;&quot;;&quot;&quot;;[es.A87])" office:value-type="string" office:string-value="tooltipReloadAll" calcext:value-type="string">
            <text:p>tooltipReloadAll</text:p>
          </table:table-cell>
          <table:table-cell table:formula="of:=IF([en.B87]=&quot;&quot;;&quot;&quot;;[en.B87])" office:value-type="string" office:string-value="Reloads all the displayed directories." calcext:value-type="string">
            <text:p>Reloads all the displayed directories.</text:p>
          </table:table-cell>
        </table:table-row>
        <table:table-row table:style-name="ro1">
          <table:table-cell table:formula="of:=IF([es.A88]=&quot;&quot;;&quot;&quot;;[es.A88])" office:value-type="string" office:string-value="tooltipExpandAll" calcext:value-type="string">
            <text:p>tooltipExpandAll</text:p>
          </table:table-cell>
          <table:table-cell table:formula="of:=IF([en.B88]=&quot;&quot;;&quot;&quot;;[en.B88])" office:value-type="string" office:string-value="Expands the root directories.\nIf already expanded, expands every directory." calcext:value-type="string">
            <text:p>Expands the root directories.\nIf already expanded, expands every directory.</text:p>
          </table:table-cell>
        </table:table-row>
        <table:table-row table:style-name="ro1">
          <table:table-cell table:formula="of:=IF([es.A89]=&quot;&quot;;&quot;&quot;;[es.A89])" office:value-type="string" office:string-value="tooltipContractAll" calcext:value-type="string">
            <text:p>tooltipContractAll</text:p>
          </table:table-cell>
          <table:table-cell table:formula="of:=IF([en.B89]=&quot;&quot;;&quot;&quot;;[en.B89])" office:value-type="string" office:string-value="Contracts all directories except the root ones.\nIf already contracted, then contracts the root directories." calcext:value-type="string">
            <text:p>Contracts all directories except the root ones.\nIf already contracted, then contracts the root directories.</text:p>
          </table:table-cell>
        </table:table-row>
        <table:table-row table:style-name="ro1">
          <table:table-cell table:formula="of:=IF([es.A90]=&quot;&quot;;&quot;&quot;;[es.A90])" office:value-type="string" office:string-value="tooltipOnlyFolders" calcext:value-type="string">
            <text:p>tooltipOnlyFolders</text:p>
          </table:table-cell>
          <table:table-cell table:formula="of:=IF([en.B90]=&quot;&quot;;&quot;&quot;;[en.B90])" office:value-type="string" office:string-value="When enabled, shows all the folders as a tree, hiding the files." calcext:value-type="string">
            <text:p>When enabled, shows all the folders as a tree, hiding the files.</text:p>
          </table:table-cell>
        </table:table-row>
        <table:table-row table:style-name="ro1">
          <table:table-cell table:formula="of:=IF([es.A91]=&quot;&quot;;&quot;&quot;;[es.A91])" office:value-type="string" office:string-value="tooltipCollectionMode" calcext:value-type="string">
            <text:p>tooltipCollectionMode</text:p>
          </table:table-cell>
          <table:table-cell table:formula="of:=IF([en.B91]=&quot;&quot;;&quot;&quot;;[en.B91])" office:value-type="string" office:string-value="Detects prefixes in the file names and groups them in virtual directories." calcext:value-type="string">
            <text:p>Detects prefixes in the file names and groups them in virtual directories.</text:p>
          </table:table-cell>
        </table:table-row>
        <table:table-row table:style-name="ro1">
          <table:table-cell table:formula="of:=IF([es.A92]=&quot;&quot;;&quot;&quot;;[es.A92])" office:value-type="string" office:string-value="PerformanceSettings" calcext:value-type="string">
            <text:p>PerformanceSettings</text:p>
          </table:table-cell>
          <table:table-cell table:formula="of:=IF([en.B92]=&quot;&quot;;&quot;&quot;;[en.B92])" office:value-type="string" office:string-value="Performance Settings" calcext:value-type="string">
            <text:p>Performance Settings</text:p>
          </table:table-cell>
        </table:table-row>
        <table:table-row table:style-name="ro1">
          <table:table-cell table:formula="of:=IF([es.A93]=&quot;&quot;;&quot;&quot;;[es.A93])" office:value-type="string" office:string-value="EnableMeshDecimate" calcext:value-type="string">
            <text:p>EnableMeshDecimate</text:p>
          </table:table-cell>
          <table:table-cell table:formula="of:=IF([en.B93]=&quot;&quot;;&quot;&quot;;[en.B93])" office:value-type="string" office:string-value="Enable mesh triangle reduction" calcext:value-type="string">
            <text:p>Enable mesh triangle reduction</text:p>
          </table:table-cell>
        </table:table-row>
        <table:table-row table:style-name="ro1">
          <table:table-cell table:formula="of:=IF([es.A94]=&quot;&quot;;&quot;&quot;;[es.A94])" office:value-type="string" office:string-value="MeshDecimateMinTris" calcext:value-type="string">
            <text:p>MeshDecimateMinTris</text:p>
          </table:table-cell>
          <table:table-cell table:formula="of:=IF([en.B94]=&quot;&quot;;&quot;&quot;;[en.B94])" office:value-type="string" office:string-value="Reduce triangles when more than..." calcext:value-type="string">
            <text:p>Reduce triangles when more than...</text:p>
          </table:table-cell>
        </table:table-row>
        <table:table-row table:style-name="ro1">
          <table:table-cell table:formula="of:=IF([es.A95]=&quot;&quot;;&quot;&quot;;[es.A95])" office:value-type="string" office:string-value="EnableMaxSizeModel" calcext:value-type="string">
            <text:p>EnableMaxSizeModel</text:p>
          </table:table-cell>
          <table:table-cell table:formula="of:=IF([en.B95]=&quot;&quot;;&quot;&quot;;[en.B95])" office:value-type="string" office:string-value="Enable size limit to view model" calcext:value-type="string">
            <text:p>Enable size limit to view model</text:p>
          </table:table-cell>
        </table:table-row>
        <table:table-row table:style-name="ro1">
          <table:table-cell table:formula="of:=IF([es.A96]=&quot;&quot;;&quot;&quot;;[es.A96])" office:value-type="string" office:string-value="MaxSizeModelToView" calcext:value-type="string">
            <text:p>MaxSizeModelToView</text:p>
          </table:table-cell>
          <table:table-cell table:formula="of:=IF([en.B96]=&quot;&quot;;&quot;&quot;;[en.B96])" office:value-type="string" office:string-value="Don't visualize when size in MB is more than..." calcext:value-type="string">
            <text:p>Don't visualize when size in MB is more than...</text:p>
          </table:table-cell>
        </table:table-row>
        <table:table-row table:style-name="ro1">
          <table:table-cell table:formula="of:=IF([es.A97]=&quot;&quot;;&quot;&quot;;[es.A97])" office:value-type="string" office:string-value="tooltipEnableMeshDecimate" calcext:value-type="string">
            <text:p>tooltipEnableMeshDecimate</text:p>
          </table:table-cell>
          <table:table-cell table:formula="of:=IF([en.B97]=&quot;&quot;;&quot;&quot;;[en.B97])" office:value-type="string" office:string-value="The 3D model will render faster, but will take more time to load.\nWill only reduce triangles if it has more than the specified amount." calcext:value-type="string">
            <text:p>The 3D model will render faster, but will take more time to load.\nWill only reduce triangles if it has more than the specified amount.</text:p>
          </table:table-cell>
        </table:table-row>
        <table:table-row table:style-name="ro1">
          <table:table-cell table:formula="of:=IF([es.A98]=&quot;&quot;;&quot;&quot;;[es.A98])" office:value-type="string" office:string-value="tooltipEnableMaxSizeModel" calcext:value-type="string">
            <text:p>tooltipEnableMaxSizeModel</text:p>
          </table:table-cell>
          <table:table-cell table:formula="of:=IF([en.B98]=&quot;&quot;;&quot;&quot;;[en.B98])" office:value-type="string" office:string-value="If enabled, won't load models that are bigger (in MB) than the specified amount." calcext:value-type="string">
            <text:p>If enabled, won't load models that are bigger (in MB) than the specified amount.</text:p>
          </table:table-cell>
        </table:table-row>
        <table:table-row table:style-name="ro1">
          <table:table-cell table:formula="of:=IF([es.A99]=&quot;&quot;;&quot;&quot;;[es.A99])" office:value-type="string" office:string-value="FileSizeTooBigToLoadMB" calcext:value-type="string">
            <text:p>FileSizeTooBigToLoadMB</text:p>
          </table:table-cell>
          <table:table-cell table:formula="of:=IF([en.B99]=&quot;&quot;;&quot;&quot;;[en.B99])" office:value-type="string" office:string-value="File size too big to load (Size: {0:0}MB, Limit: {1:0}MB)" calcext:value-type="string">
            <text:p>File size too big to load (Size: {0:0}MB, Limit: {1:0}MB)</text:p>
          </table:table-cell>
        </table:table-row>
        <table:table-row table:style-name="ro1">
          <table:table-cell table:formula="of:=IF([es.A100]=&quot;&quot;;&quot;&quot;;[es.A100])" office:value-type="string" office:string-value="GenerateThumnailLowRes" calcext:value-type="string">
            <text:p>GenerateThumnailLowRes</text:p>
          </table:table-cell>
          <table:table-cell table:formula="of:=IF([en.B100]=&quot;&quot;;&quot;&quot;;[en.B100])" office:value-type="string" office:string-value="Generate thumbnail at lower resolution" calcext:value-type="string">
            <text:p>Generate thumbnail at lower resolution</text:p>
          </table:table-cell>
        </table:table-row>
        <table:table-row table:style-name="ro1">
          <table:table-cell table:formula="of:=IF([es.A101]=&quot;&quot;;&quot;&quot;;[es.A101])" office:value-type="string" office:string-value="UseFastThumbnailDrawing" calcext:value-type="string">
            <text:p>UseFastThumbnailDrawing</text:p>
          </table:table-cell>
          <table:table-cell table:formula="of:=IF([en.B101]=&quot;&quot;;&quot;&quot;;[en.B101])" office:value-type="string" office:string-value="Use faster thumbnail drawing" calcext:value-type="string">
            <text:p>Use faster thumbnail drawing</text:p>
          </table:table-cell>
        </table:table-row>
        <table:table-row table:style-name="ro1">
          <table:table-cell table:formula="of:=IF([es.A102]=&quot;&quot;;&quot;&quot;;[es.A102])" office:value-type="string" office:string-value="tooltipGenerateThumnailLowRes" calcext:value-type="string">
            <text:p>tooltipGenerateThumnailLowRes</text:p>
          </table:table-cell>
          <table:table-cell table:formula="of:=IF([en.B102]=&quot;&quot;;&quot;&quot;;[en.B102])" office:value-type="string" office:string-value="Renders the thumbnails at lower resolution to reduce memory usage.\nWARNING: Changing this setting will delete the cache and generate new thumnails." calcext:value-type="string">
            <text:p>Renders the thumbnails at lower resolution to reduce memory usage.\nWARNING: Changing this setting will delete the cache and generate new thumnails.</text:p>
          </table:table-cell>
        </table:table-row>
        <table:table-row table:style-name="ro1">
          <table:table-cell table:formula="of:=IF([es.A103]=&quot;&quot;;&quot;&quot;;[es.A103])" office:value-type="string" office:string-value="tooltipUseFastThumbnailDrawing" calcext:value-type="string">
            <text:p>tooltipUseFastThumbnailDrawing</text:p>
          </table:table-cell>
          <table:table-cell table:formula="of:=IF([en.B103]=&quot;&quot;;&quot;&quot;;[en.B103])" office:value-type="string" office:string-value="Uses lower quality scaling to display the thumbnail images, improving performance." calcext:value-type="string">
            <text:p>Uses lower quality scaling to display the thumbnail images, improving performance.</text:p>
          </table:table-cell>
        </table:table-row>
        <table:table-row table:style-name="ro1">
          <table:table-cell table:formula="of:=IF([es.A104]=&quot;&quot;;&quot;&quot;;[es.A104])" office:value-type="string" office:string-value="UnableOpenCacheFolder" calcext:value-type="string">
            <text:p>UnableOpenCacheFolder</text:p>
          </table:table-cell>
          <table:table-cell table:formula="of:=IF([en.B104]=&quot;&quot;;&quot;&quot;;[en.B104])" office:value-type="string" office:string-value="Unable to open cache folder: {0}" calcext:value-type="string">
            <text:p>Unable to open cache folder: {0}</text:p>
          </table:table-cell>
        </table:table-row>
        <table:table-row table:style-name="ro1">
          <table:table-cell table:formula="of:=IF([es.A105]=&quot;&quot;;&quot;&quot;;[es.A105])" office:value-type="string" office:string-value="CacheFolderDontExistsYet" calcext:value-type="string">
            <text:p>CacheFolderDontExistsYet</text:p>
          </table:table-cell>
          <table:table-cell table:formula="of:=IF([en.B105]=&quot;&quot;;&quot;&quot;;[en.B105])" office:value-type="string" office:string-value="The cache folder has not been created yet." calcext:value-type="string">
            <text:p>The cache folder has not been created yet.</text:p>
          </table:table-cell>
        </table:table-row>
        <table:table-row table:style-name="ro1">
          <table:table-cell table:formula="of:=IF([es.A106]=&quot;&quot;;&quot;&quot;;[es.A106])">
            <text:p/>
          </table:table-cell>
          <table:table-cell table:formula="of:=IF([en.B106]=&quot;&quot;;&quot;&quot;;[en.B106])">
            <text:p/>
          </table:table-cell>
        </table:table-row>
        <table:table-row table:style-name="ro1">
          <table:table-cell table:formula="of:=IF([es.A107]=&quot;&quot;;&quot;&quot;;[es.A107])">
            <text:p/>
          </table:table-cell>
          <table:table-cell table:formula="of:=IF([en.B107]=&quot;&quot;;&quot;&quot;;[en.B107])">
            <text:p/>
          </table:table-cell>
        </table:table-row>
        <table:table-row table:style-name="ro1">
          <table:table-cell table:formula="of:=IF([es.A108]=&quot;&quot;;&quot;&quot;;[es.A108])">
            <text:p/>
          </table:table-cell>
          <table:table-cell table:formula="of:=IF([en.B108]=&quot;&quot;;&quot;&quot;;[en.B108])">
            <text:p/>
          </table:table-cell>
        </table:table-row>
        <table:table-row table:style-name="ro1">
          <table:table-cell table:formula="of:=IF([es.A109]=&quot;&quot;;&quot;&quot;;[es.A109])">
            <text:p/>
          </table:table-cell>
          <table:table-cell table:formula="of:=IF([en.B109]=&quot;&quot;;&quot;&quot;;[en.B109])">
            <text:p/>
          </table:table-cell>
        </table:table-row>
        <table:table-row table:style-name="ro1">
          <table:table-cell table:formula="of:=IF([es.A110]=&quot;&quot;;&quot;&quot;;[es.A110])">
            <text:p/>
          </table:table-cell>
          <table:table-cell table:formula="of:=IF([en.B110]=&quot;&quot;;&quot;&quot;;[en.B110])">
            <text:p/>
          </table:table-cell>
        </table:table-row>
        <table:table-row table:style-name="ro1">
          <table:table-cell table:formula="of:=IF([es.A111]=&quot;&quot;;&quot;&quot;;[es.A111])">
            <text:p/>
          </table:table-cell>
          <table:table-cell table:formula="of:=IF([en.B111]=&quot;&quot;;&quot;&quot;;[en.B111])">
            <text:p/>
          </table:table-cell>
        </table:table-row>
        <table:table-row table:style-name="ro1">
          <table:table-cell table:formula="of:=IF([es.A112]=&quot;&quot;;&quot;&quot;;[es.A112])">
            <text:p/>
          </table:table-cell>
          <table:table-cell table:formula="of:=IF([en.B112]=&quot;&quot;;&quot;&quot;;[en.B112])">
            <text:p/>
          </table:table-cell>
        </table:table-row>
        <table:table-row table:style-name="ro1">
          <table:table-cell table:formula="of:=IF([es.A113]=&quot;&quot;;&quot;&quot;;[es.A113])">
            <text:p/>
          </table:table-cell>
          <table:table-cell table:formula="of:=IF([en.B113]=&quot;&quot;;&quot;&quot;;[en.B113])">
            <text:p/>
          </table:table-cell>
        </table:table-row>
        <table:table-row table:style-name="ro1">
          <table:table-cell table:formula="of:=IF([es.A114]=&quot;&quot;;&quot;&quot;;[es.A114])">
            <text:p/>
          </table:table-cell>
          <table:table-cell table:formula="of:=IF([en.B114]=&quot;&quot;;&quot;&quot;;[en.B114])">
            <text:p/>
          </table:table-cell>
        </table:table-row>
        <table:table-row table:style-name="ro1">
          <table:table-cell table:formula="of:=IF([es.A115]=&quot;&quot;;&quot;&quot;;[es.A115])">
            <text:p/>
          </table:table-cell>
          <table:table-cell table:formula="of:=IF([en.B115]=&quot;&quot;;&quot;&quot;;[en.B115])">
            <text:p/>
          </table:table-cell>
        </table:table-row>
        <table:table-row table:style-name="ro1">
          <table:table-cell table:formula="of:=IF([es.A116]=&quot;&quot;;&quot;&quot;;[es.A116])">
            <text:p/>
          </table:table-cell>
          <table:table-cell table:formula="of:=IF([en.B116]=&quot;&quot;;&quot;&quot;;[en.B116])">
            <text:p/>
          </table:table-cell>
        </table:table-row>
        <table:table-row table:style-name="ro1">
          <table:table-cell table:formula="of:=IF([es.A117]=&quot;&quot;;&quot;&quot;;[es.A117])">
            <text:p/>
          </table:table-cell>
          <table:table-cell table:formula="of:=IF([en.B117]=&quot;&quot;;&quot;&quot;;[en.B117])">
            <text:p/>
          </table:table-cell>
        </table:table-row>
        <table:table-row table:style-name="ro1">
          <table:table-cell table:formula="of:=IF([es.A118]=&quot;&quot;;&quot;&quot;;[es.A118])">
            <text:p/>
          </table:table-cell>
          <table:table-cell table:formula="of:=IF([en.B118]=&quot;&quot;;&quot;&quot;;[en.B118])">
            <text:p/>
          </table:table-cell>
        </table:table-row>
        <table:table-row table:style-name="ro1">
          <table:table-cell table:formula="of:=IF([es.A119]=&quot;&quot;;&quot;&quot;;[es.A119])">
            <text:p/>
          </table:table-cell>
          <table:table-cell table:formula="of:=IF([en.B119]=&quot;&quot;;&quot;&quot;;[en.B119])">
            <text:p/>
          </table:table-cell>
        </table:table-row>
        <table:table-row table:style-name="ro1">
          <table:table-cell table:formula="of:=IF([es.A120]=&quot;&quot;;&quot;&quot;;[es.A120])">
            <text:p/>
          </table:table-cell>
          <table:table-cell table:formula="of:=IF([en.B120]=&quot;&quot;;&quot;&quot;;[en.B120])">
            <text:p/>
          </table:table-cell>
        </table:table-row>
        <table:table-row table:style-name="ro1">
          <table:table-cell table:formula="of:=IF([es.A121]=&quot;&quot;;&quot;&quot;;[es.A121])">
            <text:p/>
          </table:table-cell>
          <table:table-cell table:formula="of:=IF([en.B121]=&quot;&quot;;&quot;&quot;;[en.B121])">
            <text:p/>
          </table:table-cell>
        </table:table-row>
        <table:table-row table:style-name="ro1">
          <table:table-cell table:formula="of:=IF([es.A122]=&quot;&quot;;&quot;&quot;;[es.A122])">
            <text:p/>
          </table:table-cell>
          <table:table-cell table:formula="of:=IF([en.B122]=&quot;&quot;;&quot;&quot;;[en.B122])">
            <text:p/>
          </table:table-cell>
        </table:table-row>
        <table:table-row table:style-name="ro1">
          <table:table-cell table:formula="of:=IF([es.A123]=&quot;&quot;;&quot;&quot;;[es.A123])">
            <text:p/>
          </table:table-cell>
          <table:table-cell table:formula="of:=IF([en.B123]=&quot;&quot;;&quot;&quot;;[en.B123])">
            <text:p/>
          </table:table-cell>
        </table:table-row>
        <table:table-row table:style-name="ro1">
          <table:table-cell table:formula="of:=IF([es.A124]=&quot;&quot;;&quot;&quot;;[es.A124])">
            <text:p/>
          </table:table-cell>
          <table:table-cell table:formula="of:=IF([en.B124]=&quot;&quot;;&quot;&quot;;[en.B124])">
            <text:p/>
          </table:table-cell>
        </table:table-row>
        <table:table-row table:style-name="ro1">
          <table:table-cell table:formula="of:=IF([es.A125]=&quot;&quot;;&quot;&quot;;[es.A125])">
            <text:p/>
          </table:table-cell>
          <table:table-cell table:formula="of:=IF([en.B125]=&quot;&quot;;&quot;&quot;;[en.B125])">
            <text:p/>
          </table:table-cell>
        </table:table-row>
        <table:table-row table:style-name="ro1">
          <table:table-cell table:formula="of:=IF([es.A126]=&quot;&quot;;&quot;&quot;;[es.A126])">
            <text:p/>
          </table:table-cell>
          <table:table-cell table:formula="of:=IF([en.B126]=&quot;&quot;;&quot;&quot;;[en.B126])">
            <text:p/>
          </table:table-cell>
        </table:table-row>
        <table:table-row table:style-name="ro1">
          <table:table-cell table:formula="of:=IF([es.A127]=&quot;&quot;;&quot;&quot;;[es.A127])">
            <text:p/>
          </table:table-cell>
          <table:table-cell table:formula="of:=IF([en.B127]=&quot;&quot;;&quot;&quot;;[en.B127])">
            <text:p/>
          </table:table-cell>
        </table:table-row>
        <table:table-row table:style-name="ro1">
          <table:table-cell table:formula="of:=IF([es.A128]=&quot;&quot;;&quot;&quot;;[es.A128])">
            <text:p/>
          </table:table-cell>
          <table:table-cell table:formula="of:=IF([en.B128]=&quot;&quot;;&quot;&quot;;[en.B128])">
            <text:p/>
          </table:table-cell>
        </table:table-row>
        <table:table-row table:style-name="ro1">
          <table:table-cell table:formula="of:=IF([es.A129]=&quot;&quot;;&quot;&quot;;[es.A129])">
            <text:p/>
          </table:table-cell>
          <table:table-cell table:formula="of:=IF([en.B129]=&quot;&quot;;&quot;&quot;;[en.B129])">
            <text:p/>
          </table:table-cell>
        </table:table-row>
        <table:table-row table:style-name="ro1">
          <table:table-cell table:formula="of:=IF([es.A130]=&quot;&quot;;&quot;&quot;;[es.A130])">
            <text:p/>
          </table:table-cell>
          <table:table-cell table:formula="of:=IF([en.B130]=&quot;&quot;;&quot;&quot;;[en.B130])">
            <text:p/>
          </table:table-cell>
        </table:table-row>
        <table:table-row table:style-name="ro1">
          <table:table-cell table:formula="of:=IF([es.A131]=&quot;&quot;;&quot;&quot;;[es.A131])">
            <text:p/>
          </table:table-cell>
          <table:table-cell table:formula="of:=IF([en.B131]=&quot;&quot;;&quot;&quot;;[en.B131])">
            <text:p/>
          </table:table-cell>
        </table:table-row>
        <table:table-row table:style-name="ro1">
          <table:table-cell table:formula="of:=IF([es.A132]=&quot;&quot;;&quot;&quot;;[es.A132])">
            <text:p/>
          </table:table-cell>
          <table:table-cell table:formula="of:=IF([en.B132]=&quot;&quot;;&quot;&quot;;[en.B132])">
            <text:p/>
          </table:table-cell>
        </table:table-row>
        <table:table-row table:style-name="ro1">
          <table:table-cell table:formula="of:=IF([es.A133]=&quot;&quot;;&quot;&quot;;[es.A133])">
            <text:p/>
          </table:table-cell>
          <table:table-cell table:formula="of:=IF([en.B133]=&quot;&quot;;&quot;&quot;;[en.B133])">
            <text:p/>
          </table:table-cell>
        </table:table-row>
        <table:table-row table:style-name="ro1">
          <table:table-cell table:formula="of:=IF([es.A134]=&quot;&quot;;&quot;&quot;;[es.A134])">
            <text:p/>
          </table:table-cell>
          <table:table-cell table:formula="of:=IF([en.B134]=&quot;&quot;;&quot;&quot;;[en.B134])">
            <text:p/>
          </table:table-cell>
        </table:table-row>
        <table:table-row table:style-name="ro1">
          <table:table-cell table:formula="of:=IF([es.A135]=&quot;&quot;;&quot;&quot;;[es.A135])">
            <text:p/>
          </table:table-cell>
          <table:table-cell table:formula="of:=IF([en.B135]=&quot;&quot;;&quot;&quot;;[en.B135])">
            <text:p/>
          </table:table-cell>
        </table:table-row>
        <table:table-row table:style-name="ro1">
          <table:table-cell table:formula="of:=IF([es.A136]=&quot;&quot;;&quot;&quot;;[es.A136])">
            <text:p/>
          </table:table-cell>
          <table:table-cell table:formula="of:=IF([en.B136]=&quot;&quot;;&quot;&quot;;[en.B136])">
            <text:p/>
          </table:table-cell>
        </table:table-row>
        <table:table-row table:style-name="ro1">
          <table:table-cell table:formula="of:=IF([es.A137]=&quot;&quot;;&quot;&quot;;[es.A137])">
            <text:p/>
          </table:table-cell>
          <table:table-cell table:formula="of:=IF([en.B137]=&quot;&quot;;&quot;&quot;;[en.B137])">
            <text:p/>
          </table:table-cell>
        </table:table-row>
        <table:table-row table:style-name="ro1">
          <table:table-cell table:formula="of:=IF([es.A138]=&quot;&quot;;&quot;&quot;;[es.A138])">
            <text:p/>
          </table:table-cell>
          <table:table-cell table:formula="of:=IF([en.B138]=&quot;&quot;;&quot;&quot;;[en.B138])">
            <text:p/>
          </table:table-cell>
        </table:table-row>
        <table:table-row table:style-name="ro1">
          <table:table-cell table:formula="of:=IF([es.A139]=&quot;&quot;;&quot;&quot;;[es.A139])">
            <text:p/>
          </table:table-cell>
          <table:table-cell table:formula="of:=IF([en.B139]=&quot;&quot;;&quot;&quot;;[en.B139])">
            <text:p/>
          </table:table-cell>
        </table:table-row>
        <table:table-row table:style-name="ro1">
          <table:table-cell table:formula="of:=IF([es.A140]=&quot;&quot;;&quot;&quot;;[es.A140])">
            <text:p/>
          </table:table-cell>
          <table:table-cell table:formula="of:=IF([en.B140]=&quot;&quot;;&quot;&quot;;[en.B140])">
            <text:p/>
          </table:table-cell>
        </table:table-row>
        <table:table-row table:style-name="ro1">
          <table:table-cell table:formula="of:=IF([es.A141]=&quot;&quot;;&quot;&quot;;[es.A141])">
            <text:p/>
          </table:table-cell>
          <table:table-cell table:formula="of:=IF([en.B141]=&quot;&quot;;&quot;&quot;;[en.B141])">
            <text:p/>
          </table:table-cell>
        </table:table-row>
        <table:table-row table:style-name="ro1">
          <table:table-cell table:formula="of:=IF([es.A142]=&quot;&quot;;&quot;&quot;;[es.A142])">
            <text:p/>
          </table:table-cell>
          <table:table-cell table:formula="of:=IF([en.B142]=&quot;&quot;;&quot;&quot;;[en.B142])">
            <text:p/>
          </table:table-cell>
        </table:table-row>
        <table:table-row table:style-name="ro1">
          <table:table-cell table:formula="of:=IF([es.A143]=&quot;&quot;;&quot;&quot;;[es.A143])">
            <text:p/>
          </table:table-cell>
          <table:table-cell table:formula="of:=IF([en.B143]=&quot;&quot;;&quot;&quot;;[en.B143])">
            <text:p/>
          </table:table-cell>
        </table:table-row>
        <table:table-row table:style-name="ro1">
          <table:table-cell table:formula="of:=IF([es.A144]=&quot;&quot;;&quot;&quot;;[es.A144])">
            <text:p/>
          </table:table-cell>
          <table:table-cell table:formula="of:=IF([en.B144]=&quot;&quot;;&quot;&quot;;[en.B144])">
            <text:p/>
          </table:table-cell>
        </table:table-row>
        <table:table-row table:style-name="ro1">
          <table:table-cell table:formula="of:=IF([es.A145]=&quot;&quot;;&quot;&quot;;[es.A145])">
            <text:p/>
          </table:table-cell>
          <table:table-cell table:formula="of:=IF([en.B145]=&quot;&quot;;&quot;&quot;;[en.B145])">
            <text:p/>
          </table:table-cell>
        </table:table-row>
        <table:table-row table:style-name="ro1">
          <table:table-cell table:formula="of:=IF([es.A146]=&quot;&quot;;&quot;&quot;;[es.A146])">
            <text:p/>
          </table:table-cell>
          <table:table-cell table:formula="of:=IF([en.B146]=&quot;&quot;;&quot;&quot;;[en.B146])">
            <text:p/>
          </table:table-cell>
        </table:table-row>
        <table:table-row table:style-name="ro1">
          <table:table-cell table:formula="of:=IF([es.A147]=&quot;&quot;;&quot;&quot;;[es.A147])">
            <text:p/>
          </table:table-cell>
          <table:table-cell table:formula="of:=IF([en.B147]=&quot;&quot;;&quot;&quot;;[en.B147])">
            <text:p/>
          </table:table-cell>
        </table:table-row>
        <table:table-row table:style-name="ro1">
          <table:table-cell table:formula="of:=IF([es.A148]=&quot;&quot;;&quot;&quot;;[es.A148])">
            <text:p/>
          </table:table-cell>
          <table:table-cell table:formula="of:=IF([en.B148]=&quot;&quot;;&quot;&quot;;[en.B148])">
            <text:p/>
          </table:table-cell>
        </table:table-row>
        <table:table-row table:style-name="ro1">
          <table:table-cell table:formula="of:=IF([es.A149]=&quot;&quot;;&quot;&quot;;[es.A149])">
            <text:p/>
          </table:table-cell>
          <table:table-cell table:formula="of:=IF([en.B149]=&quot;&quot;;&quot;&quot;;[en.B149])">
            <text:p/>
          </table:table-cell>
        </table:table-row>
        <table:table-row table:style-name="ro1">
          <table:table-cell table:formula="of:=IF([es.A150]=&quot;&quot;;&quot;&quot;;[es.A150])">
            <text:p/>
          </table:table-cell>
          <table:table-cell table:formula="of:=IF([en.B150]=&quot;&quot;;&quot;&quot;;[en.B150])">
            <text:p/>
          </table:table-cell>
        </table:table-row>
        <table:table-row table:style-name="ro1">
          <table:table-cell table:formula="of:=IF([es.A151]=&quot;&quot;;&quot;&quot;;[es.A151])">
            <text:p/>
          </table:table-cell>
          <table:table-cell table:formula="of:=IF([en.B151]=&quot;&quot;;&quot;&quot;;[en.B151])">
            <text:p/>
          </table:table-cell>
        </table:table-row>
        <table:table-row table:style-name="ro1">
          <table:table-cell table:formula="of:=IF([es.A152]=&quot;&quot;;&quot;&quot;;[es.A152])">
            <text:p/>
          </table:table-cell>
          <table:table-cell table:formula="of:=IF([en.B152]=&quot;&quot;;&quot;&quot;;[en.B152])">
            <text:p/>
          </table:table-cell>
        </table:table-row>
        <table:table-row table:style-name="ro1">
          <table:table-cell table:formula="of:=IF([es.A153]=&quot;&quot;;&quot;&quot;;[es.A153])">
            <text:p/>
          </table:table-cell>
          <table:table-cell table:formula="of:=IF([en.B153]=&quot;&quot;;&quot;&quot;;[en.B153])">
            <text:p/>
          </table:table-cell>
        </table:table-row>
        <table:table-row table:style-name="ro1">
          <table:table-cell table:formula="of:=IF([es.A154]=&quot;&quot;;&quot;&quot;;[es.A154])">
            <text:p/>
          </table:table-cell>
          <table:table-cell table:formula="of:=IF([en.B154]=&quot;&quot;;&quot;&quot;;[en.B154])">
            <text:p/>
          </table:table-cell>
        </table:table-row>
        <table:table-row table:style-name="ro1">
          <table:table-cell table:formula="of:=IF([es.A155]=&quot;&quot;;&quot;&quot;;[es.A155])">
            <text:p/>
          </table:table-cell>
          <table:table-cell table:formula="of:=IF([en.B155]=&quot;&quot;;&quot;&quot;;[en.B155])">
            <text:p/>
          </table:table-cell>
        </table:table-row>
        <table:table-row table:style-name="ro1">
          <table:table-cell table:formula="of:=IF([es.A156]=&quot;&quot;;&quot;&quot;;[es.A156])">
            <text:p/>
          </table:table-cell>
          <table:table-cell table:formula="of:=IF([en.B156]=&quot;&quot;;&quot;&quot;;[en.B156])">
            <text:p/>
          </table:table-cell>
        </table:table-row>
        <table:table-row table:style-name="ro1">
          <table:table-cell table:formula="of:=IF([es.A157]=&quot;&quot;;&quot;&quot;;[es.A157])">
            <text:p/>
          </table:table-cell>
          <table:table-cell table:formula="of:=IF([en.B157]=&quot;&quot;;&quot;&quot;;[en.B157])">
            <text:p/>
          </table:table-cell>
        </table:table-row>
        <table:table-row table:style-name="ro1">
          <table:table-cell table:formula="of:=IF([es.A158]=&quot;&quot;;&quot;&quot;;[es.A158])">
            <text:p/>
          </table:table-cell>
          <table:table-cell table:formula="of:=IF([en.B158]=&quot;&quot;;&quot;&quot;;[en.B158])">
            <text:p/>
          </table:table-cell>
        </table:table-row>
        <table:table-row table:style-name="ro1">
          <table:table-cell table:formula="of:=IF([es.A159]=&quot;&quot;;&quot;&quot;;[es.A159])">
            <text:p/>
          </table:table-cell>
          <table:table-cell table:formula="of:=IF([en.B159]=&quot;&quot;;&quot;&quot;;[en.B159])">
            <text:p/>
          </table:table-cell>
        </table:table-row>
        <table:table-row table:style-name="ro1">
          <table:table-cell table:formula="of:=IF([es.A160]=&quot;&quot;;&quot;&quot;;[es.A160])">
            <text:p/>
          </table:table-cell>
          <table:table-cell table:formula="of:=IF([en.B160]=&quot;&quot;;&quot;&quot;;[en.B160])">
            <text:p/>
          </table:table-cell>
        </table:table-row>
        <table:table-row table:style-name="ro1">
          <table:table-cell table:formula="of:=IF([es.A161]=&quot;&quot;;&quot;&quot;;[es.A161])">
            <text:p/>
          </table:table-cell>
          <table:table-cell table:formula="of:=IF([en.B161]=&quot;&quot;;&quot;&quot;;[en.B161])">
            <text:p/>
          </table:table-cell>
        </table:table-row>
        <table:table-row table:style-name="ro1">
          <table:table-cell table:formula="of:=IF([es.A162]=&quot;&quot;;&quot;&quot;;[es.A162])">
            <text:p/>
          </table:table-cell>
          <table:table-cell table:formula="of:=IF([en.B162]=&quot;&quot;;&quot;&quot;;[en.B162])">
            <text:p/>
          </table:table-cell>
        </table:table-row>
        <table:table-row table:style-name="ro1">
          <table:table-cell table:formula="of:=IF([es.A163]=&quot;&quot;;&quot;&quot;;[es.A163])">
            <text:p/>
          </table:table-cell>
          <table:table-cell table:formula="of:=IF([en.B163]=&quot;&quot;;&quot;&quot;;[en.B163])">
            <text:p/>
          </table:table-cell>
        </table:table-row>
        <table:table-row table:style-name="ro1">
          <table:table-cell table:formula="of:=IF([es.A164]=&quot;&quot;;&quot;&quot;;[es.A164])">
            <text:p/>
          </table:table-cell>
          <table:table-cell table:formula="of:=IF([en.B164]=&quot;&quot;;&quot;&quot;;[en.B164])">
            <text:p/>
          </table:table-cell>
        </table:table-row>
        <table:table-row table:style-name="ro1">
          <table:table-cell table:formula="of:=IF([es.A165]=&quot;&quot;;&quot;&quot;;[es.A165])">
            <text:p/>
          </table:table-cell>
          <table:table-cell table:formula="of:=IF([en.B165]=&quot;&quot;;&quot;&quot;;[en.B165])">
            <text:p/>
          </table:table-cell>
        </table:table-row>
        <table:table-row table:style-name="ro1">
          <table:table-cell table:formula="of:=IF([es.A166]=&quot;&quot;;&quot;&quot;;[es.A166])">
            <text:p/>
          </table:table-cell>
          <table:table-cell table:formula="of:=IF([en.B166]=&quot;&quot;;&quot;&quot;;[en.B166])">
            <text:p/>
          </table:table-cell>
        </table:table-row>
        <table:table-row table:style-name="ro1">
          <table:table-cell table:formula="of:=IF([es.A167]=&quot;&quot;;&quot;&quot;;[es.A167])">
            <text:p/>
          </table:table-cell>
          <table:table-cell table:formula="of:=IF([en.B167]=&quot;&quot;;&quot;&quot;;[en.B167])">
            <text:p/>
          </table:table-cell>
        </table:table-row>
        <table:table-row table:style-name="ro1">
          <table:table-cell table:formula="of:=IF([es.A168]=&quot;&quot;;&quot;&quot;;[es.A168])">
            <text:p/>
          </table:table-cell>
          <table:table-cell table:formula="of:=IF([en.B168]=&quot;&quot;;&quot;&quot;;[en.B168])">
            <text:p/>
          </table:table-cell>
        </table:table-row>
        <table:table-row table:style-name="ro1">
          <table:table-cell table:formula="of:=IF([es.A169]=&quot;&quot;;&quot;&quot;;[es.A169])">
            <text:p/>
          </table:table-cell>
          <table:table-cell table:formula="of:=IF([en.B169]=&quot;&quot;;&quot;&quot;;[en.B169])">
            <text:p/>
          </table:table-cell>
        </table:table-row>
        <table:table-row table:style-name="ro1">
          <table:table-cell table:formula="of:=IF([es.A170]=&quot;&quot;;&quot;&quot;;[es.A170])">
            <text:p/>
          </table:table-cell>
          <table:table-cell table:formula="of:=IF([en.B170]=&quot;&quot;;&quot;&quot;;[en.B170])">
            <text:p/>
          </table:table-cell>
        </table:table-row>
        <table:table-row table:style-name="ro1">
          <table:table-cell table:formula="of:=IF([es.A171]=&quot;&quot;;&quot;&quot;;[es.A171])">
            <text:p/>
          </table:table-cell>
          <table:table-cell table:formula="of:=IF([en.B171]=&quot;&quot;;&quot;&quot;;[en.B171])">
            <text:p/>
          </table:table-cell>
        </table:table-row>
        <table:table-row table:style-name="ro1">
          <table:table-cell table:formula="of:=IF([es.A172]=&quot;&quot;;&quot;&quot;;[es.A172])">
            <text:p/>
          </table:table-cell>
          <table:table-cell table:formula="of:=IF([en.B172]=&quot;&quot;;&quot;&quot;;[en.B172])">
            <text:p/>
          </table:table-cell>
        </table:table-row>
        <table:table-row table:style-name="ro1">
          <table:table-cell table:formula="of:=IF([es.A173]=&quot;&quot;;&quot;&quot;;[es.A173])">
            <text:p/>
          </table:table-cell>
          <table:table-cell table:formula="of:=IF([en.B173]=&quot;&quot;;&quot;&quot;;[en.B173])">
            <text:p/>
          </table:table-cell>
        </table:table-row>
        <table:table-row table:style-name="ro1">
          <table:table-cell table:formula="of:=IF([es.A174]=&quot;&quot;;&quot;&quot;;[es.A174])">
            <text:p/>
          </table:table-cell>
          <table:table-cell table:formula="of:=IF([en.B174]=&quot;&quot;;&quot;&quot;;[en.B174])">
            <text:p/>
          </table:table-cell>
        </table:table-row>
        <table:table-row table:style-name="ro1">
          <table:table-cell table:formula="of:=IF([es.A175]=&quot;&quot;;&quot;&quot;;[es.A175])">
            <text:p/>
          </table:table-cell>
          <table:table-cell table:formula="of:=IF([en.B175]=&quot;&quot;;&quot;&quot;;[en.B175])">
            <text:p/>
          </table:table-cell>
        </table:table-row>
        <table:table-row table:style-name="ro1">
          <table:table-cell table:formula="of:=IF([es.A176]=&quot;&quot;;&quot;&quot;;[es.A176])">
            <text:p/>
          </table:table-cell>
          <table:table-cell table:formula="of:=IF([en.B176]=&quot;&quot;;&quot;&quot;;[en.B176])">
            <text:p/>
          </table:table-cell>
        </table:table-row>
        <table:table-row table:style-name="ro1">
          <table:table-cell table:formula="of:=IF([es.A177]=&quot;&quot;;&quot;&quot;;[es.A177])">
            <text:p/>
          </table:table-cell>
          <table:table-cell table:formula="of:=IF([en.B177]=&quot;&quot;;&quot;&quot;;[en.B177])">
            <text:p/>
          </table:table-cell>
        </table:table-row>
        <table:table-row table:style-name="ro1">
          <table:table-cell table:formula="of:=IF([es.A178]=&quot;&quot;;&quot;&quot;;[es.A178])">
            <text:p/>
          </table:table-cell>
          <table:table-cell table:formula="of:=IF([en.B178]=&quot;&quot;;&quot;&quot;;[en.B178])">
            <text:p/>
          </table:table-cell>
        </table:table-row>
        <table:table-row table:style-name="ro1">
          <table:table-cell table:formula="of:=IF([es.A179]=&quot;&quot;;&quot;&quot;;[es.A179])">
            <text:p/>
          </table:table-cell>
          <table:table-cell table:formula="of:=IF([en.B179]=&quot;&quot;;&quot;&quot;;[en.B179])">
            <text:p/>
          </table:table-cell>
        </table:table-row>
        <table:table-row table:style-name="ro1">
          <table:table-cell table:formula="of:=IF([es.A180]=&quot;&quot;;&quot;&quot;;[es.A180])">
            <text:p/>
          </table:table-cell>
          <table:table-cell table:formula="of:=IF([en.B180]=&quot;&quot;;&quot;&quot;;[en.B180])">
            <text:p/>
          </table:table-cell>
        </table:table-row>
        <table:table-row table:style-name="ro1">
          <table:table-cell table:formula="of:=IF([es.A181]=&quot;&quot;;&quot;&quot;;[es.A181])">
            <text:p/>
          </table:table-cell>
          <table:table-cell table:formula="of:=IF([en.B181]=&quot;&quot;;&quot;&quot;;[en.B181])">
            <text:p/>
          </table:table-cell>
        </table:table-row>
        <table:table-row table:style-name="ro1">
          <table:table-cell table:formula="of:=IF([es.A182]=&quot;&quot;;&quot;&quot;;[es.A182])">
            <text:p/>
          </table:table-cell>
          <table:table-cell table:formula="of:=IF([en.B182]=&quot;&quot;;&quot;&quot;;[en.B182])">
            <text:p/>
          </table:table-cell>
        </table:table-row>
        <table:table-row table:style-name="ro1">
          <table:table-cell table:formula="of:=IF([es.A183]=&quot;&quot;;&quot;&quot;;[es.A183])">
            <text:p/>
          </table:table-cell>
          <table:table-cell table:formula="of:=IF([en.B183]=&quot;&quot;;&quot;&quot;;[en.B183])">
            <text:p/>
          </table:table-cell>
        </table:table-row>
        <table:table-row table:style-name="ro1">
          <table:table-cell table:formula="of:=IF([es.A184]=&quot;&quot;;&quot;&quot;;[es.A184])">
            <text:p/>
          </table:table-cell>
          <table:table-cell table:formula="of:=IF([en.B184]=&quot;&quot;;&quot;&quot;;[en.B184])">
            <text:p/>
          </table:table-cell>
        </table:table-row>
        <table:table-row table:style-name="ro1">
          <table:table-cell table:formula="of:=IF([es.A185]=&quot;&quot;;&quot;&quot;;[es.A185])">
            <text:p/>
          </table:table-cell>
          <table:table-cell table:formula="of:=IF([en.B185]=&quot;&quot;;&quot;&quot;;[en.B185])">
            <text:p/>
          </table:table-cell>
        </table:table-row>
        <table:table-row table:style-name="ro1">
          <table:table-cell table:formula="of:=IF([es.A186]=&quot;&quot;;&quot;&quot;;[es.A186])">
            <text:p/>
          </table:table-cell>
          <table:table-cell table:formula="of:=IF([en.B186]=&quot;&quot;;&quot;&quot;;[en.B186])">
            <text:p/>
          </table:table-cell>
        </table:table-row>
        <table:table-row table:style-name="ro1">
          <table:table-cell table:formula="of:=IF([es.A187]=&quot;&quot;;&quot;&quot;;[es.A187])">
            <text:p/>
          </table:table-cell>
          <table:table-cell table:formula="of:=IF([en.B187]=&quot;&quot;;&quot;&quot;;[en.B187])">
            <text:p/>
          </table:table-cell>
        </table:table-row>
        <table:table-row table:style-name="ro1">
          <table:table-cell table:formula="of:=IF([es.A188]=&quot;&quot;;&quot;&quot;;[es.A188])">
            <text:p/>
          </table:table-cell>
          <table:table-cell table:formula="of:=IF([en.B188]=&quot;&quot;;&quot;&quot;;[en.B188])">
            <text:p/>
          </table:table-cell>
        </table:table-row>
        <table:table-row table:style-name="ro1">
          <table:table-cell table:formula="of:=IF([es.A189]=&quot;&quot;;&quot;&quot;;[es.A189])">
            <text:p/>
          </table:table-cell>
          <table:table-cell table:formula="of:=IF([en.B189]=&quot;&quot;;&quot;&quot;;[en.B189])">
            <text:p/>
          </table:table-cell>
        </table:table-row>
        <table:table-row table:style-name="ro1">
          <table:table-cell table:formula="of:=IF([es.A190]=&quot;&quot;;&quot;&quot;;[es.A190])">
            <text:p/>
          </table:table-cell>
          <table:table-cell table:formula="of:=IF([en.B190]=&quot;&quot;;&quot;&quot;;[en.B190])">
            <text:p/>
          </table:table-cell>
        </table:table-row>
        <table:table-row table:style-name="ro1">
          <table:table-cell table:formula="of:=IF([es.A191]=&quot;&quot;;&quot;&quot;;[es.A191])">
            <text:p/>
          </table:table-cell>
          <table:table-cell table:formula="of:=IF([en.B191]=&quot;&quot;;&quot;&quot;;[en.B191])">
            <text:p/>
          </table:table-cell>
        </table:table-row>
        <table:table-row table:style-name="ro1">
          <table:table-cell table:formula="of:=IF([es.A192]=&quot;&quot;;&quot;&quot;;[es.A192])">
            <text:p/>
          </table:table-cell>
          <table:table-cell table:formula="of:=IF([en.B192]=&quot;&quot;;&quot;&quot;;[en.B192])">
            <text:p/>
          </table:table-cell>
        </table:table-row>
        <table:table-row table:style-name="ro1">
          <table:table-cell table:formula="of:=IF([es.A193]=&quot;&quot;;&quot;&quot;;[es.A193])">
            <text:p/>
          </table:table-cell>
          <table:table-cell table:formula="of:=IF([en.B193]=&quot;&quot;;&quot;&quot;;[en.B193])">
            <text:p/>
          </table:table-cell>
        </table:table-row>
        <table:table-row table:style-name="ro1">
          <table:table-cell table:formula="of:=IF([es.A194]=&quot;&quot;;&quot;&quot;;[es.A194])">
            <text:p/>
          </table:table-cell>
          <table:table-cell table:formula="of:=IF([en.B194]=&quot;&quot;;&quot;&quot;;[en.B194])">
            <text:p/>
          </table:table-cell>
        </table:table-row>
        <table:table-row table:style-name="ro1">
          <table:table-cell table:formula="of:=IF([es.A195]=&quot;&quot;;&quot;&quot;;[es.A195])">
            <text:p/>
          </table:table-cell>
          <table:table-cell table:formula="of:=IF([en.B195]=&quot;&quot;;&quot;&quot;;[en.B195])">
            <text:p/>
          </table:table-cell>
        </table:table-row>
        <table:table-row table:style-name="ro1">
          <table:table-cell table:formula="of:=IF([es.A196]=&quot;&quot;;&quot;&quot;;[es.A196])">
            <text:p/>
          </table:table-cell>
          <table:table-cell table:formula="of:=IF([en.B196]=&quot;&quot;;&quot;&quot;;[en.B196])">
            <text:p/>
          </table:table-cell>
        </table:table-row>
        <table:table-row table:style-name="ro1">
          <table:table-cell table:formula="of:=IF([es.A197]=&quot;&quot;;&quot;&quot;;[es.A197])">
            <text:p/>
          </table:table-cell>
          <table:table-cell table:formula="of:=IF([en.B197]=&quot;&quot;;&quot;&quot;;[en.B197])">
            <text:p/>
          </table:table-cell>
        </table:table-row>
        <table:table-row table:style-name="ro1">
          <table:table-cell table:formula="of:=IF([es.A198]=&quot;&quot;;&quot;&quot;;[es.A198])">
            <text:p/>
          </table:table-cell>
          <table:table-cell table:formula="of:=IF([en.B198]=&quot;&quot;;&quot;&quot;;[en.B198])">
            <text:p/>
          </table:table-cell>
        </table:table-row>
        <table:table-row table:style-name="ro1">
          <table:table-cell table:formula="of:=IF([es.A199]=&quot;&quot;;&quot;&quot;;[es.A199])">
            <text:p/>
          </table:table-cell>
          <table:table-cell table:formula="of:=IF([en.B199]=&quot;&quot;;&quot;&quot;;[en.B199])">
            <text:p/>
          </table:table-cell>
        </table:table-row>
        <table:table-row table:style-name="ro1">
          <table:table-cell table:formula="of:=IF([es.A200]=&quot;&quot;;&quot;&quot;;[es.A200])">
            <text:p/>
          </table:table-cell>
          <table:table-cell table:formula="of:=IF([en.B200]=&quot;&quot;;&quot;&quot;;[en.B200])">
            <text:p/>
          </table:table-cell>
        </table:table-row>
        <table:table-row table:style-name="ro1">
          <table:table-cell table:formula="of:=IF([es.A201]=&quot;&quot;;&quot;&quot;;[es.A201])">
            <text:p/>
          </table:table-cell>
          <table:table-cell table:formula="of:=IF([en.B201]=&quot;&quot;;&quot;&quot;;[en.B201])">
            <text:p/>
          </table:table-cell>
        </table:table-row>
        <table:table-row table:style-name="ro1">
          <table:table-cell table:formula="of:=IF([es.A202]=&quot;&quot;;&quot;&quot;;[es.A202])">
            <text:p/>
          </table:table-cell>
          <table:table-cell table:formula="of:=IF([en.B202]=&quot;&quot;;&quot;&quot;;[en.B202])">
            <text:p/>
          </table:table-cell>
        </table:table-row>
        <table:table-row table:style-name="ro1">
          <table:table-cell table:formula="of:=IF([es.A203]=&quot;&quot;;&quot;&quot;;[es.A203])">
            <text:p/>
          </table:table-cell>
          <table:table-cell table:formula="of:=IF([en.B203]=&quot;&quot;;&quot;&quot;;[en.B203])">
            <text:p/>
          </table:table-cell>
        </table:table-row>
        <table:table-row table:style-name="ro1">
          <table:table-cell table:formula="of:=IF([es.A204]=&quot;&quot;;&quot;&quot;;[es.A204])">
            <text:p/>
          </table:table-cell>
          <table:table-cell table:formula="of:=IF([en.B204]=&quot;&quot;;&quot;&quot;;[en.B204])">
            <text:p/>
          </table:table-cell>
        </table:table-row>
        <table:table-row table:style-name="ro1">
          <table:table-cell table:formula="of:=IF([es.A205]=&quot;&quot;;&quot;&quot;;[es.A205])">
            <text:p/>
          </table:table-cell>
          <table:table-cell table:formula="of:=IF([en.B205]=&quot;&quot;;&quot;&quot;;[en.B205])">
            <text:p/>
          </table:table-cell>
        </table:table-row>
        <table:table-row table:style-name="ro1">
          <table:table-cell table:formula="of:=IF([es.A206]=&quot;&quot;;&quot;&quot;;[es.A206])">
            <text:p/>
          </table:table-cell>
          <table:table-cell table:formula="of:=IF([en.B206]=&quot;&quot;;&quot;&quot;;[en.B206])">
            <text:p/>
          </table:table-cell>
        </table:table-row>
        <table:table-row table:style-name="ro1">
          <table:table-cell table:formula="of:=IF([es.A207]=&quot;&quot;;&quot;&quot;;[es.A207])">
            <text:p/>
          </table:table-cell>
          <table:table-cell table:formula="of:=IF([en.B207]=&quot;&quot;;&quot;&quot;;[en.B207])">
            <text:p/>
          </table:table-cell>
        </table:table-row>
        <table:table-row table:style-name="ro1">
          <table:table-cell table:formula="of:=IF([es.A208]=&quot;&quot;;&quot;&quot;;[es.A208])">
            <text:p/>
          </table:table-cell>
          <table:table-cell table:formula="of:=IF([en.B208]=&quot;&quot;;&quot;&quot;;[en.B208])">
            <text:p/>
          </table:table-cell>
        </table:table-row>
        <table:table-row table:style-name="ro1">
          <table:table-cell table:formula="of:=IF([es.A209]=&quot;&quot;;&quot;&quot;;[es.A209])">
            <text:p/>
          </table:table-cell>
          <table:table-cell table:formula="of:=IF([en.B209]=&quot;&quot;;&quot;&quot;;[en.B209])">
            <text:p/>
          </table:table-cell>
        </table:table-row>
        <table:table-row table:style-name="ro1">
          <table:table-cell table:formula="of:=IF([es.A210]=&quot;&quot;;&quot;&quot;;[es.A210])">
            <text:p/>
          </table:table-cell>
          <table:table-cell table:formula="of:=IF([en.B210]=&quot;&quot;;&quot;&quot;;[en.B210])">
            <text:p/>
          </table:table-cell>
        </table:table-row>
        <table:table-row table:style-name="ro1">
          <table:table-cell table:formula="of:=IF([es.A211]=&quot;&quot;;&quot;&quot;;[es.A211])">
            <text:p/>
          </table:table-cell>
          <table:table-cell table:formula="of:=IF([en.B211]=&quot;&quot;;&quot;&quot;;[en.B211])">
            <text:p/>
          </table:table-cell>
        </table:table-row>
        <table:table-row table:style-name="ro1">
          <table:table-cell table:formula="of:=IF([es.A212]=&quot;&quot;;&quot;&quot;;[es.A212])">
            <text:p/>
          </table:table-cell>
          <table:table-cell table:formula="of:=IF([en.B212]=&quot;&quot;;&quot;&quot;;[en.B212])">
            <text:p/>
          </table:table-cell>
        </table:table-row>
        <table:table-row table:style-name="ro1">
          <table:table-cell table:formula="of:=IF([es.A213]=&quot;&quot;;&quot;&quot;;[es.A213])">
            <text:p/>
          </table:table-cell>
          <table:table-cell table:formula="of:=IF([en.B213]=&quot;&quot;;&quot;&quot;;[en.B213])">
            <text:p/>
          </table:table-cell>
        </table:table-row>
        <table:table-row table:style-name="ro1">
          <table:table-cell table:formula="of:=IF([es.A214]=&quot;&quot;;&quot;&quot;;[es.A214])">
            <text:p/>
          </table:table-cell>
          <table:table-cell table:formula="of:=IF([en.B214]=&quot;&quot;;&quot;&quot;;[en.B214])">
            <text:p/>
          </table:table-cell>
        </table:table-row>
        <table:table-row table:style-name="ro1">
          <table:table-cell table:formula="of:=IF([es.A215]=&quot;&quot;;&quot;&quot;;[es.A215])">
            <text:p/>
          </table:table-cell>
          <table:table-cell table:formula="of:=IF([en.B215]=&quot;&quot;;&quot;&quot;;[en.B215])">
            <text:p/>
          </table:table-cell>
        </table:table-row>
        <table:table-row table:style-name="ro1">
          <table:table-cell table:formula="of:=IF([es.A216]=&quot;&quot;;&quot;&quot;;[es.A216])">
            <text:p/>
          </table:table-cell>
          <table:table-cell table:formula="of:=IF([en.B216]=&quot;&quot;;&quot;&quot;;[en.B216])">
            <text:p/>
          </table:table-cell>
        </table:table-row>
        <table:table-row table:style-name="ro1">
          <table:table-cell table:formula="of:=IF([es.A217]=&quot;&quot;;&quot;&quot;;[es.A217])">
            <text:p/>
          </table:table-cell>
          <table:table-cell table:formula="of:=IF([en.B217]=&quot;&quot;;&quot;&quot;;[en.B217])">
            <text:p/>
          </table:table-cell>
        </table:table-row>
        <table:table-row table:style-name="ro1">
          <table:table-cell table:formula="of:=IF([es.A218]=&quot;&quot;;&quot;&quot;;[es.A218])">
            <text:p/>
          </table:table-cell>
          <table:table-cell table:formula="of:=IF([en.B218]=&quot;&quot;;&quot;&quot;;[en.B218])">
            <text:p/>
          </table:table-cell>
        </table:table-row>
        <table:table-row table:style-name="ro1">
          <table:table-cell table:formula="of:=IF([es.A219]=&quot;&quot;;&quot;&quot;;[es.A219])">
            <text:p/>
          </table:table-cell>
          <table:table-cell table:formula="of:=IF([en.B219]=&quot;&quot;;&quot;&quot;;[en.B219])">
            <text:p/>
          </table:table-cell>
        </table:table-row>
        <table:table-row table:style-name="ro1">
          <table:table-cell table:formula="of:=IF([es.A220]=&quot;&quot;;&quot;&quot;;[es.A220])">
            <text:p/>
          </table:table-cell>
          <table:table-cell table:formula="of:=IF([en.B220]=&quot;&quot;;&quot;&quot;;[en.B220])">
            <text:p/>
          </table:table-cell>
        </table:table-row>
        <table:table-row table:style-name="ro1">
          <table:table-cell table:formula="of:=IF([es.A221]=&quot;&quot;;&quot;&quot;;[es.A221])">
            <text:p/>
          </table:table-cell>
          <table:table-cell table:formula="of:=IF([en.B221]=&quot;&quot;;&quot;&quot;;[en.B221])">
            <text:p/>
          </table:table-cell>
        </table:table-row>
        <table:table-row table:style-name="ro1">
          <table:table-cell table:formula="of:=IF([es.A222]=&quot;&quot;;&quot;&quot;;[es.A222])">
            <text:p/>
          </table:table-cell>
          <table:table-cell table:formula="of:=IF([en.B222]=&quot;&quot;;&quot;&quot;;[en.B222])">
            <text:p/>
          </table:table-cell>
        </table:table-row>
        <table:table-row table:style-name="ro1">
          <table:table-cell table:formula="of:=IF([es.A223]=&quot;&quot;;&quot;&quot;;[es.A223])">
            <text:p/>
          </table:table-cell>
          <table:table-cell table:formula="of:=IF([en.B223]=&quot;&quot;;&quot;&quot;;[en.B223])">
            <text:p/>
          </table:table-cell>
        </table:table-row>
        <table:table-row table:style-name="ro1">
          <table:table-cell table:formula="of:=IF([es.A224]=&quot;&quot;;&quot;&quot;;[es.A224])">
            <text:p/>
          </table:table-cell>
          <table:table-cell table:formula="of:=IF([en.B224]=&quot;&quot;;&quot;&quot;;[en.B224])">
            <text:p/>
          </table:table-cell>
        </table:table-row>
        <table:table-row table:style-name="ro1">
          <table:table-cell table:formula="of:=IF([es.A225]=&quot;&quot;;&quot;&quot;;[es.A225])">
            <text:p/>
          </table:table-cell>
          <table:table-cell table:formula="of:=IF([en.B225]=&quot;&quot;;&quot;&quot;;[en.B225])">
            <text:p/>
          </table:table-cell>
        </table:table-row>
        <table:table-row table:style-name="ro1">
          <table:table-cell table:formula="of:=IF([es.A226]=&quot;&quot;;&quot;&quot;;[es.A226])">
            <text:p/>
          </table:table-cell>
          <table:table-cell table:formula="of:=IF([en.B226]=&quot;&quot;;&quot;&quot;;[en.B226])">
            <text:p/>
          </table:table-cell>
        </table:table-row>
        <table:table-row table:style-name="ro1">
          <table:table-cell table:formula="of:=IF([es.A227]=&quot;&quot;;&quot;&quot;;[es.A227])">
            <text:p/>
          </table:table-cell>
          <table:table-cell table:formula="of:=IF([en.B227]=&quot;&quot;;&quot;&quot;;[en.B227])">
            <text:p/>
          </table:table-cell>
        </table:table-row>
        <table:table-row table:style-name="ro1">
          <table:table-cell table:formula="of:=IF([es.A228]=&quot;&quot;;&quot;&quot;;[es.A228])">
            <text:p/>
          </table:table-cell>
          <table:table-cell table:formula="of:=IF([en.B228]=&quot;&quot;;&quot;&quot;;[en.B228])">
            <text:p/>
          </table:table-cell>
        </table:table-row>
        <table:table-row table:style-name="ro1">
          <table:table-cell table:formula="of:=IF([es.A229]=&quot;&quot;;&quot;&quot;;[es.A229])">
            <text:p/>
          </table:table-cell>
          <table:table-cell table:formula="of:=IF([en.B229]=&quot;&quot;;&quot;&quot;;[en.B229])">
            <text:p/>
          </table:table-cell>
        </table:table-row>
        <table:table-row table:style-name="ro1">
          <table:table-cell table:formula="of:=IF([es.A230]=&quot;&quot;;&quot;&quot;;[es.A230])">
            <text:p/>
          </table:table-cell>
          <table:table-cell table:formula="of:=IF([en.B230]=&quot;&quot;;&quot;&quot;;[en.B230])">
            <text:p/>
          </table:table-cell>
        </table:table-row>
        <table:table-row table:style-name="ro1">
          <table:table-cell table:formula="of:=IF([es.A231]=&quot;&quot;;&quot;&quot;;[es.A231])">
            <text:p/>
          </table:table-cell>
          <table:table-cell table:formula="of:=IF([en.B231]=&quot;&quot;;&quot;&quot;;[en.B231])">
            <text:p/>
          </table:table-cell>
        </table:table-row>
        <table:table-row table:style-name="ro1">
          <table:table-cell table:formula="of:=IF([es.A232]=&quot;&quot;;&quot;&quot;;[es.A232])">
            <text:p/>
          </table:table-cell>
          <table:table-cell table:formula="of:=IF([en.B232]=&quot;&quot;;&quot;&quot;;[en.B232])">
            <text:p/>
          </table:table-cell>
        </table:table-row>
        <table:table-row table:style-name="ro1">
          <table:table-cell table:formula="of:=IF([es.A233]=&quot;&quot;;&quot;&quot;;[es.A233])">
            <text:p/>
          </table:table-cell>
          <table:table-cell table:formula="of:=IF([en.B233]=&quot;&quot;;&quot;&quot;;[en.B233])">
            <text:p/>
          </table:table-cell>
        </table:table-row>
        <table:table-row table:style-name="ro1">
          <table:table-cell table:formula="of:=IF([es.A234]=&quot;&quot;;&quot;&quot;;[es.A234])">
            <text:p/>
          </table:table-cell>
          <table:table-cell table:formula="of:=IF([en.B234]=&quot;&quot;;&quot;&quot;;[en.B234])">
            <text:p/>
          </table:table-cell>
        </table:table-row>
        <table:table-row table:style-name="ro1">
          <table:table-cell table:formula="of:=IF([es.A235]=&quot;&quot;;&quot;&quot;;[es.A235])">
            <text:p/>
          </table:table-cell>
          <table:table-cell table:formula="of:=IF([en.B235]=&quot;&quot;;&quot;&quot;;[en.B235])">
            <text:p/>
          </table:table-cell>
        </table:table-row>
        <table:table-row table:style-name="ro1">
          <table:table-cell table:formula="of:=IF([es.A236]=&quot;&quot;;&quot;&quot;;[es.A236])">
            <text:p/>
          </table:table-cell>
          <table:table-cell table:formula="of:=IF([en.B236]=&quot;&quot;;&quot;&quot;;[en.B236])">
            <text:p/>
          </table:table-cell>
        </table:table-row>
        <table:table-row table:style-name="ro1">
          <table:table-cell table:formula="of:=IF([es.A237]=&quot;&quot;;&quot;&quot;;[es.A237])">
            <text:p/>
          </table:table-cell>
          <table:table-cell table:formula="of:=IF([en.B237]=&quot;&quot;;&quot;&quot;;[en.B237])">
            <text:p/>
          </table:table-cell>
        </table:table-row>
        <table:table-row table:style-name="ro1">
          <table:table-cell table:formula="of:=IF([es.A238]=&quot;&quot;;&quot;&quot;;[es.A238])">
            <text:p/>
          </table:table-cell>
          <table:table-cell table:formula="of:=IF([en.B238]=&quot;&quot;;&quot;&quot;;[en.B238])">
            <text:p/>
          </table:table-cell>
        </table:table-row>
        <table:table-row table:style-name="ro1">
          <table:table-cell table:formula="of:=IF([es.A239]=&quot;&quot;;&quot;&quot;;[es.A239])">
            <text:p/>
          </table:table-cell>
          <table:table-cell table:formula="of:=IF([en.B239]=&quot;&quot;;&quot;&quot;;[en.B239])">
            <text:p/>
          </table:table-cell>
        </table:table-row>
        <table:table-row table:style-name="ro1">
          <table:table-cell table:formula="of:=IF([es.A240]=&quot;&quot;;&quot;&quot;;[es.A240])">
            <text:p/>
          </table:table-cell>
          <table:table-cell table:formula="of:=IF([en.B240]=&quot;&quot;;&quot;&quot;;[en.B240])">
            <text:p/>
          </table:table-cell>
        </table:table-row>
        <table:table-row table:style-name="ro1">
          <table:table-cell table:formula="of:=IF([es.A241]=&quot;&quot;;&quot;&quot;;[es.A241])">
            <text:p/>
          </table:table-cell>
          <table:table-cell table:formula="of:=IF([en.B241]=&quot;&quot;;&quot;&quot;;[en.B241])">
            <text:p/>
          </table:table-cell>
        </table:table-row>
        <table:table-row table:style-name="ro1">
          <table:table-cell table:formula="of:=IF([es.A242]=&quot;&quot;;&quot;&quot;;[es.A242])">
            <text:p/>
          </table:table-cell>
          <table:table-cell table:formula="of:=IF([en.B242]=&quot;&quot;;&quot;&quot;;[en.B242])">
            <text:p/>
          </table:table-cell>
        </table:table-row>
        <table:table-row table:style-name="ro1">
          <table:table-cell table:formula="of:=IF([es.A243]=&quot;&quot;;&quot;&quot;;[es.A243])">
            <text:p/>
          </table:table-cell>
          <table:table-cell table:formula="of:=IF([en.B243]=&quot;&quot;;&quot;&quot;;[en.B243])">
            <text:p/>
          </table:table-cell>
        </table:table-row>
        <table:table-row table:style-name="ro1">
          <table:table-cell table:formula="of:=IF([es.A244]=&quot;&quot;;&quot;&quot;;[es.A244])">
            <text:p/>
          </table:table-cell>
          <table:table-cell table:formula="of:=IF([en.B244]=&quot;&quot;;&quot;&quot;;[en.B244])">
            <text:p/>
          </table:table-cell>
        </table:table-row>
        <table:table-row table:style-name="ro1">
          <table:table-cell table:formula="of:=IF([es.A245]=&quot;&quot;;&quot;&quot;;[es.A245])">
            <text:p/>
          </table:table-cell>
          <table:table-cell table:formula="of:=IF([en.B245]=&quot;&quot;;&quot;&quot;;[en.B245])">
            <text:p/>
          </table:table-cell>
        </table:table-row>
        <table:table-row table:style-name="ro1">
          <table:table-cell table:formula="of:=IF([es.A246]=&quot;&quot;;&quot;&quot;;[es.A246])">
            <text:p/>
          </table:table-cell>
          <table:table-cell table:formula="of:=IF([en.B246]=&quot;&quot;;&quot;&quot;;[en.B246])">
            <text:p/>
          </table:table-cell>
        </table:table-row>
        <table:table-row table:style-name="ro1">
          <table:table-cell table:formula="of:=IF([es.A247]=&quot;&quot;;&quot;&quot;;[es.A247])">
            <text:p/>
          </table:table-cell>
          <table:table-cell table:formula="of:=IF([en.B247]=&quot;&quot;;&quot;&quot;;[en.B247])">
            <text:p/>
          </table:table-cell>
        </table:table-row>
        <table:table-row table:style-name="ro1">
          <table:table-cell table:formula="of:=IF([es.A248]=&quot;&quot;;&quot;&quot;;[es.A248])">
            <text:p/>
          </table:table-cell>
          <table:table-cell table:formula="of:=IF([en.B248]=&quot;&quot;;&quot;&quot;;[en.B248])">
            <text:p/>
          </table:table-cell>
        </table:table-row>
        <table:table-row table:style-name="ro1">
          <table:table-cell table:formula="of:=IF([es.A249]=&quot;&quot;;&quot;&quot;;[es.A249])">
            <text:p/>
          </table:table-cell>
          <table:table-cell table:formula="of:=IF([en.B249]=&quot;&quot;;&quot;&quot;;[en.B249])">
            <text:p/>
          </table:table-cell>
        </table:table-row>
        <table:table-row table:style-name="ro1">
          <table:table-cell table:formula="of:=IF([es.A250]=&quot;&quot;;&quot;&quot;;[es.A250])">
            <text:p/>
          </table:table-cell>
          <table:table-cell table:formula="of:=IF([en.B250]=&quot;&quot;;&quot;&quot;;[en.B250])">
            <text:p/>
          </table:table-cell>
        </table:table-row>
        <table:table-row table:style-name="ro1">
          <table:table-cell table:formula="of:=IF([es.A251]=&quot;&quot;;&quot;&quot;;[es.A251])">
            <text:p/>
          </table:table-cell>
          <table:table-cell table:formula="of:=IF([en.B251]=&quot;&quot;;&quot;&quot;;[en.B251])">
            <text:p/>
          </table:table-cell>
        </table:table-row>
        <table:table-row table:style-name="ro1">
          <table:table-cell table:formula="of:=IF([es.A252]=&quot;&quot;;&quot;&quot;;[es.A252])">
            <text:p/>
          </table:table-cell>
          <table:table-cell table:formula="of:=IF([en.B252]=&quot;&quot;;&quot;&quot;;[en.B252])">
            <text:p/>
          </table:table-cell>
        </table:table-row>
        <table:table-row table:style-name="ro1">
          <table:table-cell table:formula="of:=IF([es.A253]=&quot;&quot;;&quot;&quot;;[es.A253])">
            <text:p/>
          </table:table-cell>
          <table:table-cell table:formula="of:=IF([en.B253]=&quot;&quot;;&quot;&quot;;[en.B253])">
            <text:p/>
          </table:table-cell>
        </table:table-row>
        <table:table-row table:style-name="ro1">
          <table:table-cell table:formula="of:=IF([es.A254]=&quot;&quot;;&quot;&quot;;[es.A254])">
            <text:p/>
          </table:table-cell>
          <table:table-cell table:formula="of:=IF([en.B254]=&quot;&quot;;&quot;&quot;;[en.B254])">
            <text:p/>
          </table:table-cell>
        </table:table-row>
        <table:table-row table:style-name="ro1">
          <table:table-cell table:formula="of:=IF([es.A255]=&quot;&quot;;&quot;&quot;;[es.A255])">
            <text:p/>
          </table:table-cell>
          <table:table-cell table:formula="of:=IF([en.B255]=&quot;&quot;;&quot;&quot;;[en.B255])">
            <text:p/>
          </table:table-cell>
        </table:table-row>
        <table:table-row table:style-name="ro1">
          <table:table-cell table:formula="of:=IF([es.A256]=&quot;&quot;;&quot;&quot;;[es.A256])">
            <text:p/>
          </table:table-cell>
          <table:table-cell table:formula="of:=IF([en.B256]=&quot;&quot;;&quot;&quot;;[en.B256])">
            <text:p/>
          </table:table-cell>
        </table:table-row>
        <table:table-row table:style-name="ro1">
          <table:table-cell table:formula="of:=IF([es.A257]=&quot;&quot;;&quot;&quot;;[es.A257])">
            <text:p/>
          </table:table-cell>
          <table:table-cell table:formula="of:=IF([en.B257]=&quot;&quot;;&quot;&quot;;[en.B257])">
            <text:p/>
          </table:table-cell>
        </table:table-row>
        <table:table-row table:style-name="ro1">
          <table:table-cell table:formula="of:=IF([es.A258]=&quot;&quot;;&quot;&quot;;[es.A258])">
            <text:p/>
          </table:table-cell>
          <table:table-cell table:formula="of:=IF([en.B258]=&quot;&quot;;&quot;&quot;;[en.B258])">
            <text:p/>
          </table:table-cell>
        </table:table-row>
        <table:table-row table:style-name="ro1">
          <table:table-cell table:formula="of:=IF([es.A259]=&quot;&quot;;&quot;&quot;;[es.A259])">
            <text:p/>
          </table:table-cell>
          <table:table-cell table:formula="of:=IF([en.B259]=&quot;&quot;;&quot;&quot;;[en.B259])">
            <text:p/>
          </table:table-cell>
        </table:table-row>
        <table:table-row table:style-name="ro1">
          <table:table-cell table:formula="of:=IF([es.A260]=&quot;&quot;;&quot;&quot;;[es.A260])">
            <text:p/>
          </table:table-cell>
          <table:table-cell table:formula="of:=IF([en.B260]=&quot;&quot;;&quot;&quot;;[en.B260])">
            <text:p/>
          </table:table-cell>
        </table:table-row>
        <table:table-row table:style-name="ro1">
          <table:table-cell table:formula="of:=IF([es.A261]=&quot;&quot;;&quot;&quot;;[es.A261])">
            <text:p/>
          </table:table-cell>
          <table:table-cell table:formula="of:=IF([en.B261]=&quot;&quot;;&quot;&quot;;[en.B261])">
            <text:p/>
          </table:table-cell>
        </table:table-row>
        <table:table-row table:style-name="ro1">
          <table:table-cell table:formula="of:=IF([es.A262]=&quot;&quot;;&quot;&quot;;[es.A262])">
            <text:p/>
          </table:table-cell>
          <table:table-cell table:formula="of:=IF([en.B262]=&quot;&quot;;&quot;&quot;;[en.B262])">
            <text:p/>
          </table:table-cell>
        </table:table-row>
        <table:table-row table:style-name="ro1">
          <table:table-cell table:formula="of:=IF([es.A263]=&quot;&quot;;&quot;&quot;;[es.A263])">
            <text:p/>
          </table:table-cell>
          <table:table-cell table:formula="of:=IF([en.B263]=&quot;&quot;;&quot;&quot;;[en.B263])">
            <text:p/>
          </table:table-cell>
        </table:table-row>
        <table:table-row table:style-name="ro1">
          <table:table-cell table:formula="of:=IF([es.A264]=&quot;&quot;;&quot;&quot;;[es.A264])">
            <text:p/>
          </table:table-cell>
          <table:table-cell table:formula="of:=IF([en.B264]=&quot;&quot;;&quot;&quot;;[en.B264])">
            <text:p/>
          </table:table-cell>
        </table:table-row>
        <table:table-row table:style-name="ro1">
          <table:table-cell table:formula="of:=IF([es.A265]=&quot;&quot;;&quot;&quot;;[es.A265])">
            <text:p/>
          </table:table-cell>
          <table:table-cell table:formula="of:=IF([en.B265]=&quot;&quot;;&quot;&quot;;[en.B265])">
            <text:p/>
          </table:table-cell>
        </table:table-row>
        <table:table-row table:style-name="ro1">
          <table:table-cell table:formula="of:=IF([es.A266]=&quot;&quot;;&quot;&quot;;[es.A266])">
            <text:p/>
          </table:table-cell>
          <table:table-cell table:formula="of:=IF([en.B266]=&quot;&quot;;&quot;&quot;;[en.B266])">
            <text:p/>
          </table:table-cell>
        </table:table-row>
        <table:table-row table:style-name="ro1">
          <table:table-cell table:formula="of:=IF([es.A267]=&quot;&quot;;&quot;&quot;;[es.A267])">
            <text:p/>
          </table:table-cell>
          <table:table-cell table:formula="of:=IF([en.B267]=&quot;&quot;;&quot;&quot;;[en.B267])">
            <text:p/>
          </table:table-cell>
        </table:table-row>
        <table:table-row table:style-name="ro1">
          <table:table-cell table:formula="of:=IF([es.A268]=&quot;&quot;;&quot;&quot;;[es.A268])">
            <text:p/>
          </table:table-cell>
          <table:table-cell table:formula="of:=IF([en.B268]=&quot;&quot;;&quot;&quot;;[en.B268])">
            <text:p/>
          </table:table-cell>
        </table:table-row>
        <table:table-row table:style-name="ro1">
          <table:table-cell table:formula="of:=IF([es.A269]=&quot;&quot;;&quot;&quot;;[es.A269])">
            <text:p/>
          </table:table-cell>
          <table:table-cell table:formula="of:=IF([en.B269]=&quot;&quot;;&quot;&quot;;[en.B269])">
            <text:p/>
          </table:table-cell>
        </table:table-row>
        <table:table-row table:style-name="ro1">
          <table:table-cell table:formula="of:=IF([es.A270]=&quot;&quot;;&quot;&quot;;[es.A270])">
            <text:p/>
          </table:table-cell>
          <table:table-cell table:formula="of:=IF([en.B270]=&quot;&quot;;&quot;&quot;;[en.B270])">
            <text:p/>
          </table:table-cell>
        </table:table-row>
        <table:table-row table:style-name="ro1">
          <table:table-cell table:formula="of:=IF([es.A271]=&quot;&quot;;&quot;&quot;;[es.A271])">
            <text:p/>
          </table:table-cell>
          <table:table-cell table:formula="of:=IF([en.B271]=&quot;&quot;;&quot;&quot;;[en.B271])">
            <text:p/>
          </table:table-cell>
        </table:table-row>
        <table:table-row table:style-name="ro1">
          <table:table-cell table:formula="of:=IF([es.A272]=&quot;&quot;;&quot;&quot;;[es.A272])">
            <text:p/>
          </table:table-cell>
          <table:table-cell table:formula="of:=IF([en.B272]=&quot;&quot;;&quot;&quot;;[en.B272])">
            <text:p/>
          </table:table-cell>
        </table:table-row>
        <table:table-row table:style-name="ro1">
          <table:table-cell table:formula="of:=IF([es.A273]=&quot;&quot;;&quot;&quot;;[es.A273])">
            <text:p/>
          </table:table-cell>
          <table:table-cell table:formula="of:=IF([en.B273]=&quot;&quot;;&quot;&quot;;[en.B273])">
            <text:p/>
          </table:table-cell>
        </table:table-row>
        <table:table-row table:style-name="ro1">
          <table:table-cell table:formula="of:=IF([es.A274]=&quot;&quot;;&quot;&quot;;[es.A274])">
            <text:p/>
          </table:table-cell>
          <table:table-cell table:formula="of:=IF([en.B274]=&quot;&quot;;&quot;&quot;;[en.B274])">
            <text:p/>
          </table:table-cell>
        </table:table-row>
        <table:table-row table:style-name="ro1">
          <table:table-cell table:formula="of:=IF([es.A275]=&quot;&quot;;&quot;&quot;;[es.A275])">
            <text:p/>
          </table:table-cell>
          <table:table-cell table:formula="of:=IF([en.B275]=&quot;&quot;;&quot;&quot;;[en.B275])">
            <text:p/>
          </table:table-cell>
        </table:table-row>
        <table:table-row table:style-name="ro1">
          <table:table-cell table:formula="of:=IF([es.A276]=&quot;&quot;;&quot;&quot;;[es.A276])">
            <text:p/>
          </table:table-cell>
          <table:table-cell table:formula="of:=IF([en.B276]=&quot;&quot;;&quot;&quot;;[en.B276])">
            <text:p/>
          </table:table-cell>
        </table:table-row>
        <table:table-row table:style-name="ro1">
          <table:table-cell table:formula="of:=IF([es.A277]=&quot;&quot;;&quot;&quot;;[es.A277])">
            <text:p/>
          </table:table-cell>
          <table:table-cell table:formula="of:=IF([en.B277]=&quot;&quot;;&quot;&quot;;[en.B277])">
            <text:p/>
          </table:table-cell>
        </table:table-row>
        <table:table-row table:style-name="ro1">
          <table:table-cell table:formula="of:=IF([es.A278]=&quot;&quot;;&quot;&quot;;[es.A278])">
            <text:p/>
          </table:table-cell>
          <table:table-cell table:formula="of:=IF([en.B278]=&quot;&quot;;&quot;&quot;;[en.B278])">
            <text:p/>
          </table:table-cell>
        </table:table-row>
        <table:table-row table:style-name="ro1">
          <table:table-cell table:formula="of:=IF([es.A279]=&quot;&quot;;&quot;&quot;;[es.A279])">
            <text:p/>
          </table:table-cell>
          <table:table-cell table:formula="of:=IF([en.B279]=&quot;&quot;;&quot;&quot;;[en.B279])">
            <text:p/>
          </table:table-cell>
        </table:table-row>
        <table:table-row table:style-name="ro1">
          <table:table-cell table:formula="of:=IF([es.A280]=&quot;&quot;;&quot;&quot;;[es.A280])">
            <text:p/>
          </table:table-cell>
          <table:table-cell table:formula="of:=IF([en.B280]=&quot;&quot;;&quot;&quot;;[en.B280])">
            <text:p/>
          </table:table-cell>
        </table:table-row>
        <table:table-row table:style-name="ro1">
          <table:table-cell table:formula="of:=IF([es.A281]=&quot;&quot;;&quot;&quot;;[es.A281])">
            <text:p/>
          </table:table-cell>
          <table:table-cell table:formula="of:=IF([en.B281]=&quot;&quot;;&quot;&quot;;[en.B281])">
            <text:p/>
          </table:table-cell>
        </table:table-row>
        <table:table-row table:style-name="ro1">
          <table:table-cell table:formula="of:=IF([es.A282]=&quot;&quot;;&quot;&quot;;[es.A282])">
            <text:p/>
          </table:table-cell>
          <table:table-cell table:formula="of:=IF([en.B282]=&quot;&quot;;&quot;&quot;;[en.B282])">
            <text:p/>
          </table:table-cell>
        </table:table-row>
        <table:table-row table:style-name="ro1">
          <table:table-cell table:formula="of:=IF([es.A283]=&quot;&quot;;&quot;&quot;;[es.A283])">
            <text:p/>
          </table:table-cell>
          <table:table-cell table:formula="of:=IF([en.B283]=&quot;&quot;;&quot;&quot;;[en.B283])">
            <text:p/>
          </table:table-cell>
        </table:table-row>
        <table:table-row table:style-name="ro1">
          <table:table-cell table:formula="of:=IF([es.A284]=&quot;&quot;;&quot;&quot;;[es.A284])">
            <text:p/>
          </table:table-cell>
          <table:table-cell table:formula="of:=IF([en.B284]=&quot;&quot;;&quot;&quot;;[en.B284])">
            <text:p/>
          </table:table-cell>
        </table:table-row>
        <table:table-row table:style-name="ro1">
          <table:table-cell table:formula="of:=IF([es.A285]=&quot;&quot;;&quot;&quot;;[es.A285])">
            <text:p/>
          </table:table-cell>
          <table:table-cell table:formula="of:=IF([en.B285]=&quot;&quot;;&quot;&quot;;[en.B285])">
            <text:p/>
          </table:table-cell>
        </table:table-row>
        <table:table-row table:style-name="ro1">
          <table:table-cell table:formula="of:=IF([es.A286]=&quot;&quot;;&quot;&quot;;[es.A286])">
            <text:p/>
          </table:table-cell>
          <table:table-cell table:formula="of:=IF([en.B286]=&quot;&quot;;&quot;&quot;;[en.B286])">
            <text:p/>
          </table:table-cell>
        </table:table-row>
        <table:table-row table:style-name="ro1">
          <table:table-cell table:formula="of:=IF([es.A287]=&quot;&quot;;&quot;&quot;;[es.A287])">
            <text:p/>
          </table:table-cell>
          <table:table-cell table:formula="of:=IF([en.B287]=&quot;&quot;;&quot;&quot;;[en.B287])">
            <text:p/>
          </table:table-cell>
        </table:table-row>
        <table:table-row table:style-name="ro1">
          <table:table-cell table:formula="of:=IF([es.A288]=&quot;&quot;;&quot;&quot;;[es.A288])">
            <text:p/>
          </table:table-cell>
          <table:table-cell table:formula="of:=IF([en.B288]=&quot;&quot;;&quot;&quot;;[en.B288])">
            <text:p/>
          </table:table-cell>
        </table:table-row>
        <table:table-row table:style-name="ro1">
          <table:table-cell table:formula="of:=IF([es.A289]=&quot;&quot;;&quot;&quot;;[es.A289])">
            <text:p/>
          </table:table-cell>
          <table:table-cell table:formula="of:=IF([en.B289]=&quot;&quot;;&quot;&quot;;[en.B289])">
            <text:p/>
          </table:table-cell>
        </table:table-row>
        <table:table-row table:style-name="ro1">
          <table:table-cell table:formula="of:=IF([es.A290]=&quot;&quot;;&quot;&quot;;[es.A290])">
            <text:p/>
          </table:table-cell>
          <table:table-cell table:formula="of:=IF([en.B290]=&quot;&quot;;&quot;&quot;;[en.B290])">
            <text:p/>
          </table:table-cell>
        </table:table-row>
        <table:table-row table:style-name="ro1">
          <table:table-cell table:formula="of:=IF([es.A291]=&quot;&quot;;&quot;&quot;;[es.A291])">
            <text:p/>
          </table:table-cell>
          <table:table-cell table:formula="of:=IF([en.B291]=&quot;&quot;;&quot;&quot;;[en.B291])">
            <text:p/>
          </table:table-cell>
        </table:table-row>
        <table:table-row table:style-name="ro1">
          <table:table-cell table:formula="of:=IF([es.A292]=&quot;&quot;;&quot;&quot;;[es.A292])">
            <text:p/>
          </table:table-cell>
          <table:table-cell table:formula="of:=IF([en.B292]=&quot;&quot;;&quot;&quot;;[en.B292])">
            <text:p/>
          </table:table-cell>
        </table:table-row>
        <table:table-row table:style-name="ro1">
          <table:table-cell table:formula="of:=IF([es.A293]=&quot;&quot;;&quot;&quot;;[es.A293])">
            <text:p/>
          </table:table-cell>
          <table:table-cell table:formula="of:=IF([en.B293]=&quot;&quot;;&quot;&quot;;[en.B293])">
            <text:p/>
          </table:table-cell>
        </table:table-row>
        <table:table-row table:style-name="ro1">
          <table:table-cell table:formula="of:=IF([es.A294]=&quot;&quot;;&quot;&quot;;[es.A294])">
            <text:p/>
          </table:table-cell>
          <table:table-cell table:formula="of:=IF([en.B294]=&quot;&quot;;&quot;&quot;;[en.B294])">
            <text:p/>
          </table:table-cell>
        </table:table-row>
        <table:table-row table:style-name="ro1">
          <table:table-cell table:formula="of:=IF([es.A295]=&quot;&quot;;&quot;&quot;;[es.A295])">
            <text:p/>
          </table:table-cell>
          <table:table-cell table:formula="of:=IF([en.B295]=&quot;&quot;;&quot;&quot;;[en.B295])">
            <text:p/>
          </table:table-cell>
        </table:table-row>
        <table:table-row table:style-name="ro1">
          <table:table-cell table:formula="of:=IF([es.A296]=&quot;&quot;;&quot;&quot;;[es.A296])">
            <text:p/>
          </table:table-cell>
          <table:table-cell table:formula="of:=IF([en.B296]=&quot;&quot;;&quot;&quot;;[en.B296])">
            <text:p/>
          </table:table-cell>
        </table:table-row>
        <table:table-row table:style-name="ro1">
          <table:table-cell table:formula="of:=IF([es.A297]=&quot;&quot;;&quot;&quot;;[es.A297])">
            <text:p/>
          </table:table-cell>
          <table:table-cell table:formula="of:=IF([en.B297]=&quot;&quot;;&quot;&quot;;[en.B297])">
            <text:p/>
          </table:table-cell>
        </table:table-row>
        <table:table-row table:style-name="ro1">
          <table:table-cell table:formula="of:=IF([es.A298]=&quot;&quot;;&quot;&quot;;[es.A298])">
            <text:p/>
          </table:table-cell>
          <table:table-cell table:formula="of:=IF([en.B298]=&quot;&quot;;&quot;&quot;;[en.B298])">
            <text:p/>
          </table:table-cell>
        </table:table-row>
        <table:table-row table:style-name="ro1">
          <table:table-cell table:formula="of:=IF([es.A299]=&quot;&quot;;&quot;&quot;;[es.A299])">
            <text:p/>
          </table:table-cell>
          <table:table-cell table:formula="of:=IF([en.B299]=&quot;&quot;;&quot;&quot;;[en.B299])">
            <text:p/>
          </table:table-cell>
        </table:table-row>
        <table:table-row table:style-name="ro1">
          <table:table-cell table:formula="of:=IF([es.A300]=&quot;&quot;;&quot;&quot;;[es.A300])">
            <text:p/>
          </table:table-cell>
          <table:table-cell table:formula="of:=IF([en.B300]=&quot;&quot;;&quot;&quot;;[en.B300])">
            <text:p/>
          </table:table-cell>
        </table:table-row>
        <table:table-row table:style-name="ro1">
          <table:table-cell table:formula="of:=IF([es.A301]=&quot;&quot;;&quot;&quot;;[es.A301])">
            <text:p/>
          </table:table-cell>
          <table:table-cell table:formula="of:=IF([en.B301]=&quot;&quot;;&quot;&quot;;[en.B301])">
            <text:p/>
          </table:table-cell>
        </table:table-row>
        <table:table-row table:style-name="ro1">
          <table:table-cell table:formula="of:=IF([es.A302]=&quot;&quot;;&quot;&quot;;[es.A302])">
            <text:p/>
          </table:table-cell>
          <table:table-cell table:formula="of:=IF([en.B302]=&quot;&quot;;&quot;&quot;;[en.B302])">
            <text:p/>
          </table:table-cell>
        </table:table-row>
        <table:table-row table:style-name="ro1">
          <table:table-cell table:formula="of:=IF([es.A303]=&quot;&quot;;&quot;&quot;;[es.A303])">
            <text:p/>
          </table:table-cell>
          <table:table-cell table:formula="of:=IF([en.B303]=&quot;&quot;;&quot;&quot;;[en.B303])">
            <text:p/>
          </table:table-cell>
        </table:table-row>
        <table:table-row table:style-name="ro1">
          <table:table-cell table:formula="of:=IF([es.A304]=&quot;&quot;;&quot;&quot;;[es.A304])">
            <text:p/>
          </table:table-cell>
          <table:table-cell table:formula="of:=IF([en.B304]=&quot;&quot;;&quot;&quot;;[en.B304])">
            <text:p/>
          </table:table-cell>
        </table:table-row>
        <table:table-row table:style-name="ro1">
          <table:table-cell table:formula="of:=IF([es.A305]=&quot;&quot;;&quot;&quot;;[es.A305])">
            <text:p/>
          </table:table-cell>
          <table:table-cell table:formula="of:=IF([en.B305]=&quot;&quot;;&quot;&quot;;[en.B305])">
            <text:p/>
          </table:table-cell>
        </table:table-row>
        <table:table-row table:style-name="ro1">
          <table:table-cell table:formula="of:=IF([es.A306]=&quot;&quot;;&quot;&quot;;[es.A306])">
            <text:p/>
          </table:table-cell>
          <table:table-cell table:formula="of:=IF([en.B306]=&quot;&quot;;&quot;&quot;;[en.B306])">
            <text:p/>
          </table:table-cell>
        </table:table-row>
        <table:table-row table:style-name="ro1">
          <table:table-cell table:formula="of:=IF([es.A307]=&quot;&quot;;&quot;&quot;;[es.A307])">
            <text:p/>
          </table:table-cell>
          <table:table-cell table:formula="of:=IF([en.B307]=&quot;&quot;;&quot;&quot;;[en.B307])">
            <text:p/>
          </table:table-cell>
        </table:table-row>
        <table:table-row table:style-name="ro1">
          <table:table-cell table:formula="of:=IF([es.A308]=&quot;&quot;;&quot;&quot;;[es.A308])">
            <text:p/>
          </table:table-cell>
          <table:table-cell table:formula="of:=IF([en.B308]=&quot;&quot;;&quot;&quot;;[en.B308])">
            <text:p/>
          </table:table-cell>
        </table:table-row>
        <table:table-row table:style-name="ro1">
          <table:table-cell table:formula="of:=IF([es.A309]=&quot;&quot;;&quot;&quot;;[es.A309])">
            <text:p/>
          </table:table-cell>
          <table:table-cell table:formula="of:=IF([en.B309]=&quot;&quot;;&quot;&quot;;[en.B309])">
            <text:p/>
          </table:table-cell>
        </table:table-row>
        <table:table-row table:style-name="ro1">
          <table:table-cell table:formula="of:=IF([es.A310]=&quot;&quot;;&quot;&quot;;[es.A310])">
            <text:p/>
          </table:table-cell>
          <table:table-cell table:formula="of:=IF([en.B310]=&quot;&quot;;&quot;&quot;;[en.B310])">
            <text:p/>
          </table:table-cell>
        </table:table-row>
        <table:table-row table:style-name="ro1">
          <table:table-cell table:formula="of:=IF([es.A311]=&quot;&quot;;&quot;&quot;;[es.A311])">
            <text:p/>
          </table:table-cell>
          <table:table-cell table:formula="of:=IF([en.B311]=&quot;&quot;;&quot;&quot;;[en.B311])">
            <text:p/>
          </table:table-cell>
        </table:table-row>
        <table:table-row table:style-name="ro1">
          <table:table-cell table:formula="of:=IF([es.A312]=&quot;&quot;;&quot;&quot;;[es.A312])">
            <text:p/>
          </table:table-cell>
          <table:table-cell table:formula="of:=IF([en.B312]=&quot;&quot;;&quot;&quot;;[en.B312])">
            <text:p/>
          </table:table-cell>
        </table:table-row>
        <table:table-row table:style-name="ro1">
          <table:table-cell table:formula="of:=IF([es.A313]=&quot;&quot;;&quot;&quot;;[es.A313])">
            <text:p/>
          </table:table-cell>
          <table:table-cell table:formula="of:=IF([en.B313]=&quot;&quot;;&quot;&quot;;[en.B313])">
            <text:p/>
          </table:table-cell>
        </table:table-row>
        <table:table-row table:style-name="ro1">
          <table:table-cell table:formula="of:=IF([es.A314]=&quot;&quot;;&quot;&quot;;[es.A314])">
            <text:p/>
          </table:table-cell>
          <table:table-cell table:formula="of:=IF([en.B314]=&quot;&quot;;&quot;&quot;;[en.B314])">
            <text:p/>
          </table:table-cell>
        </table:table-row>
        <table:table-row table:style-name="ro1">
          <table:table-cell table:formula="of:=IF([es.A315]=&quot;&quot;;&quot;&quot;;[es.A315])">
            <text:p/>
          </table:table-cell>
          <table:table-cell table:formula="of:=IF([en.B315]=&quot;&quot;;&quot;&quot;;[en.B315])">
            <text:p/>
          </table:table-cell>
        </table:table-row>
        <table:table-row table:style-name="ro1">
          <table:table-cell table:formula="of:=IF([es.A316]=&quot;&quot;;&quot;&quot;;[es.A316])">
            <text:p/>
          </table:table-cell>
          <table:table-cell table:formula="of:=IF([en.B316]=&quot;&quot;;&quot;&quot;;[en.B316])">
            <text:p/>
          </table:table-cell>
        </table:table-row>
        <table:table-row table:style-name="ro1">
          <table:table-cell table:formula="of:=IF([es.A317]=&quot;&quot;;&quot;&quot;;[es.A317])">
            <text:p/>
          </table:table-cell>
          <table:table-cell table:formula="of:=IF([en.B317]=&quot;&quot;;&quot;&quot;;[en.B317])">
            <text:p/>
          </table:table-cell>
        </table:table-row>
        <table:table-row table:style-name="ro1">
          <table:table-cell table:formula="of:=IF([es.A318]=&quot;&quot;;&quot;&quot;;[es.A318])">
            <text:p/>
          </table:table-cell>
          <table:table-cell table:formula="of:=IF([en.B318]=&quot;&quot;;&quot;&quot;;[en.B318])">
            <text:p/>
          </table:table-cell>
        </table:table-row>
        <table:table-row table:style-name="ro1">
          <table:table-cell table:formula="of:=IF([es.A319]=&quot;&quot;;&quot;&quot;;[es.A319])">
            <text:p/>
          </table:table-cell>
          <table:table-cell table:formula="of:=IF([en.B319]=&quot;&quot;;&quot;&quot;;[en.B319])">
            <text:p/>
          </table:table-cell>
        </table:table-row>
        <table:table-row table:style-name="ro1">
          <table:table-cell table:formula="of:=IF([es.A320]=&quot;&quot;;&quot;&quot;;[es.A320])">
            <text:p/>
          </table:table-cell>
          <table:table-cell table:formula="of:=IF([en.B320]=&quot;&quot;;&quot;&quot;;[en.B320])">
            <text:p/>
          </table:table-cell>
        </table:table-row>
        <table:table-row table:style-name="ro1">
          <table:table-cell table:formula="of:=IF([es.A321]=&quot;&quot;;&quot;&quot;;[es.A321])">
            <text:p/>
          </table:table-cell>
          <table:table-cell table:formula="of:=IF([en.B321]=&quot;&quot;;&quot;&quot;;[en.B321])">
            <text:p/>
          </table:table-cell>
        </table:table-row>
        <table:table-row table:style-name="ro1">
          <table:table-cell table:formula="of:=IF([es.A322]=&quot;&quot;;&quot;&quot;;[es.A322])">
            <text:p/>
          </table:table-cell>
          <table:table-cell table:formula="of:=IF([en.B322]=&quot;&quot;;&quot;&quot;;[en.B322])">
            <text:p/>
          </table:table-cell>
        </table:table-row>
        <table:table-row table:style-name="ro1">
          <table:table-cell table:formula="of:=IF([es.A323]=&quot;&quot;;&quot;&quot;;[es.A323])">
            <text:p/>
          </table:table-cell>
          <table:table-cell table:formula="of:=IF([en.B323]=&quot;&quot;;&quot;&quot;;[en.B323])">
            <text:p/>
          </table:table-cell>
        </table:table-row>
        <table:table-row table:style-name="ro1">
          <table:table-cell table:formula="of:=IF([es.A324]=&quot;&quot;;&quot;&quot;;[es.A324])">
            <text:p/>
          </table:table-cell>
          <table:table-cell table:formula="of:=IF([en.B324]=&quot;&quot;;&quot;&quot;;[en.B324])">
            <text:p/>
          </table:table-cell>
        </table:table-row>
        <table:table-row table:style-name="ro1">
          <table:table-cell table:formula="of:=IF([es.A325]=&quot;&quot;;&quot;&quot;;[es.A325])">
            <text:p/>
          </table:table-cell>
          <table:table-cell table:formula="of:=IF([en.B325]=&quot;&quot;;&quot;&quot;;[en.B325])">
            <text:p/>
          </table:table-cell>
        </table:table-row>
        <table:table-row table:style-name="ro1">
          <table:table-cell table:formula="of:=IF([es.A326]=&quot;&quot;;&quot;&quot;;[es.A326])">
            <text:p/>
          </table:table-cell>
          <table:table-cell table:formula="of:=IF([en.B326]=&quot;&quot;;&quot;&quot;;[en.B326])">
            <text:p/>
          </table:table-cell>
        </table:table-row>
        <table:table-row table:style-name="ro1">
          <table:table-cell table:formula="of:=IF([es.A327]=&quot;&quot;;&quot;&quot;;[es.A327])">
            <text:p/>
          </table:table-cell>
          <table:table-cell table:formula="of:=IF([en.B327]=&quot;&quot;;&quot;&quot;;[en.B327])">
            <text:p/>
          </table:table-cell>
        </table:table-row>
        <table:table-row table:style-name="ro1">
          <table:table-cell table:formula="of:=IF([es.A328]=&quot;&quot;;&quot;&quot;;[es.A328])">
            <text:p/>
          </table:table-cell>
          <table:table-cell table:formula="of:=IF([en.B328]=&quot;&quot;;&quot;&quot;;[en.B328])">
            <text:p/>
          </table:table-cell>
        </table:table-row>
        <table:table-row table:style-name="ro1">
          <table:table-cell table:formula="of:=IF([es.A329]=&quot;&quot;;&quot;&quot;;[es.A329])">
            <text:p/>
          </table:table-cell>
          <table:table-cell table:formula="of:=IF([en.B329]=&quot;&quot;;&quot;&quot;;[en.B329])">
            <text:p/>
          </table:table-cell>
        </table:table-row>
        <table:table-row table:style-name="ro1">
          <table:table-cell table:formula="of:=IF([es.A330]=&quot;&quot;;&quot;&quot;;[es.A330])">
            <text:p/>
          </table:table-cell>
          <table:table-cell table:formula="of:=IF([en.B330]=&quot;&quot;;&quot;&quot;;[en.B330])">
            <text:p/>
          </table:table-cell>
        </table:table-row>
        <table:table-row table:style-name="ro1">
          <table:table-cell table:formula="of:=IF([es.A331]=&quot;&quot;;&quot;&quot;;[es.A331])">
            <text:p/>
          </table:table-cell>
          <table:table-cell table:formula="of:=IF([en.B331]=&quot;&quot;;&quot;&quot;;[en.B331])">
            <text:p/>
          </table:table-cell>
        </table:table-row>
        <table:table-row table:style-name="ro1">
          <table:table-cell table:formula="of:=IF([es.A332]=&quot;&quot;;&quot;&quot;;[es.A332])">
            <text:p/>
          </table:table-cell>
          <table:table-cell table:formula="of:=IF([en.B332]=&quot;&quot;;&quot;&quot;;[en.B332])">
            <text:p/>
          </table:table-cell>
        </table:table-row>
        <table:table-row table:style-name="ro1">
          <table:table-cell table:formula="of:=IF([es.A333]=&quot;&quot;;&quot;&quot;;[es.A333])">
            <text:p/>
          </table:table-cell>
          <table:table-cell table:formula="of:=IF([en.B333]=&quot;&quot;;&quot;&quot;;[en.B333])">
            <text:p/>
          </table:table-cell>
        </table:table-row>
        <table:table-row table:style-name="ro1">
          <table:table-cell table:formula="of:=IF([es.A334]=&quot;&quot;;&quot;&quot;;[es.A334])">
            <text:p/>
          </table:table-cell>
          <table:table-cell table:formula="of:=IF([en.B334]=&quot;&quot;;&quot;&quot;;[en.B334])">
            <text:p/>
          </table:table-cell>
        </table:table-row>
        <table:table-row table:style-name="ro1">
          <table:table-cell table:formula="of:=IF([es.A335]=&quot;&quot;;&quot;&quot;;[es.A335])">
            <text:p/>
          </table:table-cell>
          <table:table-cell table:formula="of:=IF([en.B335]=&quot;&quot;;&quot;&quot;;[en.B335])">
            <text:p/>
          </table:table-cell>
        </table:table-row>
        <table:table-row table:style-name="ro1">
          <table:table-cell table:formula="of:=IF([es.A336]=&quot;&quot;;&quot;&quot;;[es.A336])">
            <text:p/>
          </table:table-cell>
          <table:table-cell table:formula="of:=IF([en.B336]=&quot;&quot;;&quot;&quot;;[en.B336])">
            <text:p/>
          </table:table-cell>
        </table:table-row>
        <table:table-row table:style-name="ro1">
          <table:table-cell table:formula="of:=IF([es.A337]=&quot;&quot;;&quot;&quot;;[es.A337])">
            <text:p/>
          </table:table-cell>
          <table:table-cell table:formula="of:=IF([en.B337]=&quot;&quot;;&quot;&quot;;[en.B337])">
            <text:p/>
          </table:table-cell>
        </table:table-row>
        <table:table-row table:style-name="ro1">
          <table:table-cell table:formula="of:=IF([es.A338]=&quot;&quot;;&quot;&quot;;[es.A338])">
            <text:p/>
          </table:table-cell>
          <table:table-cell table:formula="of:=IF([en.B338]=&quot;&quot;;&quot;&quot;;[en.B338])">
            <text:p/>
          </table:table-cell>
        </table:table-row>
        <table:table-row table:style-name="ro1">
          <table:table-cell table:formula="of:=IF([es.A339]=&quot;&quot;;&quot;&quot;;[es.A339])">
            <text:p/>
          </table:table-cell>
          <table:table-cell table:formula="of:=IF([en.B339]=&quot;&quot;;&quot;&quot;;[en.B339])">
            <text:p/>
          </table:table-cell>
        </table:table-row>
        <table:table-row table:style-name="ro1">
          <table:table-cell table:formula="of:=IF([es.A340]=&quot;&quot;;&quot;&quot;;[es.A340])">
            <text:p/>
          </table:table-cell>
          <table:table-cell table:formula="of:=IF([en.B340]=&quot;&quot;;&quot;&quot;;[en.B340])">
            <text:p/>
          </table:table-cell>
        </table:table-row>
        <table:table-row table:style-name="ro1">
          <table:table-cell table:formula="of:=IF([es.A341]=&quot;&quot;;&quot;&quot;;[es.A341])">
            <text:p/>
          </table:table-cell>
          <table:table-cell table:formula="of:=IF([en.B341]=&quot;&quot;;&quot;&quot;;[en.B341])">
            <text:p/>
          </table:table-cell>
        </table:table-row>
        <table:table-row table:style-name="ro1">
          <table:table-cell table:formula="of:=IF([es.A342]=&quot;&quot;;&quot;&quot;;[es.A342])">
            <text:p/>
          </table:table-cell>
          <table:table-cell table:formula="of:=IF([en.B342]=&quot;&quot;;&quot;&quot;;[en.B342])">
            <text:p/>
          </table:table-cell>
        </table:table-row>
        <table:table-row table:style-name="ro1">
          <table:table-cell table:formula="of:=IF([es.A343]=&quot;&quot;;&quot;&quot;;[es.A343])">
            <text:p/>
          </table:table-cell>
          <table:table-cell table:formula="of:=IF([en.B343]=&quot;&quot;;&quot;&quot;;[en.B343])">
            <text:p/>
          </table:table-cell>
        </table:table-row>
        <table:table-row table:style-name="ro1">
          <table:table-cell table:formula="of:=IF([es.A344]=&quot;&quot;;&quot;&quot;;[es.A344])">
            <text:p/>
          </table:table-cell>
          <table:table-cell table:formula="of:=IF([en.B344]=&quot;&quot;;&quot;&quot;;[en.B344])">
            <text:p/>
          </table:table-cell>
        </table:table-row>
        <table:table-row table:style-name="ro1">
          <table:table-cell table:formula="of:=IF([es.A345]=&quot;&quot;;&quot;&quot;;[es.A345])">
            <text:p/>
          </table:table-cell>
          <table:table-cell table:formula="of:=IF([en.B345]=&quot;&quot;;&quot;&quot;;[en.B345])">
            <text:p/>
          </table:table-cell>
        </table:table-row>
        <table:table-row table:style-name="ro1">
          <table:table-cell table:formula="of:=IF([es.A346]=&quot;&quot;;&quot;&quot;;[es.A346])">
            <text:p/>
          </table:table-cell>
          <table:table-cell table:formula="of:=IF([en.B346]=&quot;&quot;;&quot;&quot;;[en.B346])">
            <text:p/>
          </table:table-cell>
        </table:table-row>
        <table:table-row table:style-name="ro1">
          <table:table-cell table:formula="of:=IF([es.A347]=&quot;&quot;;&quot;&quot;;[es.A347])">
            <text:p/>
          </table:table-cell>
          <table:table-cell table:formula="of:=IF([en.B347]=&quot;&quot;;&quot;&quot;;[en.B347])">
            <text:p/>
          </table:table-cell>
        </table:table-row>
        <table:table-row table:style-name="ro1">
          <table:table-cell table:formula="of:=IF([es.A348]=&quot;&quot;;&quot;&quot;;[es.A348])">
            <text:p/>
          </table:table-cell>
          <table:table-cell table:formula="of:=IF([en.B348]=&quot;&quot;;&quot;&quot;;[en.B348])">
            <text:p/>
          </table:table-cell>
        </table:table-row>
        <table:table-row table:style-name="ro1">
          <table:table-cell table:formula="of:=IF([es.A349]=&quot;&quot;;&quot;&quot;;[es.A349])">
            <text:p/>
          </table:table-cell>
          <table:table-cell table:formula="of:=IF([en.B349]=&quot;&quot;;&quot;&quot;;[en.B349])">
            <text:p/>
          </table:table-cell>
        </table:table-row>
        <table:table-row table:style-name="ro1">
          <table:table-cell table:formula="of:=IF([es.A350]=&quot;&quot;;&quot;&quot;;[es.A350])">
            <text:p/>
          </table:table-cell>
          <table:table-cell table:formula="of:=IF([en.B350]=&quot;&quot;;&quot;&quot;;[en.B350])">
            <text:p/>
          </table:table-cell>
        </table:table-row>
        <table:table-row table:style-name="ro1">
          <table:table-cell table:formula="of:=IF([es.A351]=&quot;&quot;;&quot;&quot;;[es.A351])">
            <text:p/>
          </table:table-cell>
          <table:table-cell table:formula="of:=IF([en.B351]=&quot;&quot;;&quot;&quot;;[en.B351])">
            <text:p/>
          </table:table-cell>
        </table:table-row>
        <table:table-row table:style-name="ro1">
          <table:table-cell table:formula="of:=IF([es.A352]=&quot;&quot;;&quot;&quot;;[es.A352])">
            <text:p/>
          </table:table-cell>
          <table:table-cell table:formula="of:=IF([en.B352]=&quot;&quot;;&quot;&quot;;[en.B352])">
            <text:p/>
          </table:table-cell>
        </table:table-row>
        <table:table-row table:style-name="ro1">
          <table:table-cell table:formula="of:=IF([es.A353]=&quot;&quot;;&quot;&quot;;[es.A353])">
            <text:p/>
          </table:table-cell>
          <table:table-cell table:formula="of:=IF([en.B353]=&quot;&quot;;&quot;&quot;;[en.B353])">
            <text:p/>
          </table:table-cell>
        </table:table-row>
        <table:table-row table:style-name="ro1">
          <table:table-cell table:formula="of:=IF([es.A354]=&quot;&quot;;&quot;&quot;;[es.A354])">
            <text:p/>
          </table:table-cell>
          <table:table-cell table:formula="of:=IF([en.B354]=&quot;&quot;;&quot;&quot;;[en.B354])">
            <text:p/>
          </table:table-cell>
        </table:table-row>
        <table:table-row table:style-name="ro1">
          <table:table-cell table:formula="of:=IF([es.A355]=&quot;&quot;;&quot;&quot;;[es.A355])">
            <text:p/>
          </table:table-cell>
          <table:table-cell table:formula="of:=IF([en.B355]=&quot;&quot;;&quot;&quot;;[en.B355])">
            <text:p/>
          </table:table-cell>
        </table:table-row>
        <table:table-row table:style-name="ro1">
          <table:table-cell table:formula="of:=IF([es.A356]=&quot;&quot;;&quot;&quot;;[es.A356])">
            <text:p/>
          </table:table-cell>
          <table:table-cell table:formula="of:=IF([en.B356]=&quot;&quot;;&quot;&quot;;[en.B356])">
            <text:p/>
          </table:table-cell>
        </table:table-row>
        <table:table-row table:style-name="ro1">
          <table:table-cell table:formula="of:=IF([es.A357]=&quot;&quot;;&quot;&quot;;[es.A357])">
            <text:p/>
          </table:table-cell>
          <table:table-cell table:formula="of:=IF([en.B357]=&quot;&quot;;&quot;&quot;;[en.B357])">
            <text:p/>
          </table:table-cell>
        </table:table-row>
        <table:table-row table:style-name="ro1">
          <table:table-cell table:formula="of:=IF([es.A358]=&quot;&quot;;&quot;&quot;;[es.A358])">
            <text:p/>
          </table:table-cell>
          <table:table-cell table:formula="of:=IF([en.B358]=&quot;&quot;;&quot;&quot;;[en.B358])">
            <text:p/>
          </table:table-cell>
        </table:table-row>
        <table:table-row table:style-name="ro1">
          <table:table-cell table:formula="of:=IF([es.A359]=&quot;&quot;;&quot;&quot;;[es.A359])">
            <text:p/>
          </table:table-cell>
          <table:table-cell table:formula="of:=IF([en.B359]=&quot;&quot;;&quot;&quot;;[en.B359])">
            <text:p/>
          </table:table-cell>
        </table:table-row>
        <table:table-row table:style-name="ro1">
          <table:table-cell table:formula="of:=IF([es.A360]=&quot;&quot;;&quot;&quot;;[es.A360])">
            <text:p/>
          </table:table-cell>
          <table:table-cell table:formula="of:=IF([en.B360]=&quot;&quot;;&quot;&quot;;[en.B360])">
            <text:p/>
          </table:table-cell>
        </table:table-row>
        <table:table-row table:style-name="ro1">
          <table:table-cell table:formula="of:=IF([es.A361]=&quot;&quot;;&quot;&quot;;[es.A361])">
            <text:p/>
          </table:table-cell>
          <table:table-cell table:formula="of:=IF([en.B361]=&quot;&quot;;&quot;&quot;;[en.B361])">
            <text:p/>
          </table:table-cell>
        </table:table-row>
        <table:table-row table:style-name="ro1">
          <table:table-cell table:formula="of:=IF([es.A362]=&quot;&quot;;&quot;&quot;;[es.A362])">
            <text:p/>
          </table:table-cell>
          <table:table-cell table:formula="of:=IF([en.B362]=&quot;&quot;;&quot;&quot;;[en.B362])">
            <text:p/>
          </table:table-cell>
        </table:table-row>
        <table:table-row table:style-name="ro1">
          <table:table-cell table:formula="of:=IF([es.A363]=&quot;&quot;;&quot;&quot;;[es.A363])">
            <text:p/>
          </table:table-cell>
          <table:table-cell table:formula="of:=IF([en.B363]=&quot;&quot;;&quot;&quot;;[en.B363])">
            <text:p/>
          </table:table-cell>
        </table:table-row>
        <table:table-row table:style-name="ro1">
          <table:table-cell table:formula="of:=IF([es.A364]=&quot;&quot;;&quot;&quot;;[es.A364])">
            <text:p/>
          </table:table-cell>
          <table:table-cell table:formula="of:=IF([en.B364]=&quot;&quot;;&quot;&quot;;[en.B364])">
            <text:p/>
          </table:table-cell>
        </table:table-row>
        <table:table-row table:style-name="ro1">
          <table:table-cell table:formula="of:=IF([es.A365]=&quot;&quot;;&quot;&quot;;[es.A365])">
            <text:p/>
          </table:table-cell>
          <table:table-cell table:formula="of:=IF([en.B365]=&quot;&quot;;&quot;&quot;;[en.B365])">
            <text:p/>
          </table:table-cell>
        </table:table-row>
        <table:table-row table:style-name="ro1">
          <table:table-cell table:formula="of:=IF([es.A366]=&quot;&quot;;&quot;&quot;;[es.A366])">
            <text:p/>
          </table:table-cell>
          <table:table-cell table:formula="of:=IF([en.B366]=&quot;&quot;;&quot;&quot;;[en.B366])">
            <text:p/>
          </table:table-cell>
        </table:table-row>
        <table:table-row table:style-name="ro1">
          <table:table-cell table:formula="of:=IF([es.A367]=&quot;&quot;;&quot;&quot;;[es.A367])">
            <text:p/>
          </table:table-cell>
          <table:table-cell table:formula="of:=IF([en.B367]=&quot;&quot;;&quot;&quot;;[en.B367])">
            <text:p/>
          </table:table-cell>
        </table:table-row>
        <table:table-row table:style-name="ro1">
          <table:table-cell table:formula="of:=IF([es.A368]=&quot;&quot;;&quot;&quot;;[es.A368])">
            <text:p/>
          </table:table-cell>
          <table:table-cell table:formula="of:=IF([en.B368]=&quot;&quot;;&quot;&quot;;[en.B368])">
            <text:p/>
          </table:table-cell>
        </table:table-row>
        <table:table-row table:style-name="ro1">
          <table:table-cell table:formula="of:=IF([es.A369]=&quot;&quot;;&quot;&quot;;[es.A369])">
            <text:p/>
          </table:table-cell>
          <table:table-cell table:formula="of:=IF([en.B369]=&quot;&quot;;&quot;&quot;;[en.B369])">
            <text:p/>
          </table:table-cell>
        </table:table-row>
        <table:table-row table:style-name="ro1">
          <table:table-cell table:formula="of:=IF([es.A370]=&quot;&quot;;&quot;&quot;;[es.A370])">
            <text:p/>
          </table:table-cell>
          <table:table-cell table:formula="of:=IF([en.B370]=&quot;&quot;;&quot;&quot;;[en.B370])">
            <text:p/>
          </table:table-cell>
        </table:table-row>
        <table:table-row table:style-name="ro1">
          <table:table-cell table:formula="of:=IF([es.A371]=&quot;&quot;;&quot;&quot;;[es.A371])">
            <text:p/>
          </table:table-cell>
          <table:table-cell table:formula="of:=IF([en.B371]=&quot;&quot;;&quot;&quot;;[en.B371])">
            <text:p/>
          </table:table-cell>
        </table:table-row>
        <table:table-row table:style-name="ro1">
          <table:table-cell table:formula="of:=IF([es.A372]=&quot;&quot;;&quot;&quot;;[es.A372])">
            <text:p/>
          </table:table-cell>
          <table:table-cell table:formula="of:=IF([en.B372]=&quot;&quot;;&quot;&quot;;[en.B372])">
            <text:p/>
          </table:table-cell>
        </table:table-row>
        <table:table-row table:style-name="ro1">
          <table:table-cell table:formula="of:=IF([es.A373]=&quot;&quot;;&quot;&quot;;[es.A373])">
            <text:p/>
          </table:table-cell>
          <table:table-cell table:formula="of:=IF([en.B373]=&quot;&quot;;&quot;&quot;;[en.B373])">
            <text:p/>
          </table:table-cell>
        </table:table-row>
        <table:table-row table:style-name="ro1">
          <table:table-cell table:formula="of:=IF([es.A374]=&quot;&quot;;&quot;&quot;;[es.A374])">
            <text:p/>
          </table:table-cell>
          <table:table-cell table:formula="of:=IF([en.B374]=&quot;&quot;;&quot;&quot;;[en.B374])">
            <text:p/>
          </table:table-cell>
        </table:table-row>
        <table:table-row table:style-name="ro1">
          <table:table-cell table:formula="of:=IF([es.A375]=&quot;&quot;;&quot;&quot;;[es.A375])">
            <text:p/>
          </table:table-cell>
          <table:table-cell table:formula="of:=IF([en.B375]=&quot;&quot;;&quot;&quot;;[en.B375])">
            <text:p/>
          </table:table-cell>
        </table:table-row>
        <table:table-row table:style-name="ro1">
          <table:table-cell table:formula="of:=IF([es.A376]=&quot;&quot;;&quot;&quot;;[es.A376])">
            <text:p/>
          </table:table-cell>
          <table:table-cell table:formula="of:=IF([en.B376]=&quot;&quot;;&quot;&quot;;[en.B376])">
            <text:p/>
          </table:table-cell>
        </table:table-row>
        <table:table-row table:style-name="ro1">
          <table:table-cell table:formula="of:=IF([es.A377]=&quot;&quot;;&quot;&quot;;[es.A377])">
            <text:p/>
          </table:table-cell>
          <table:table-cell table:formula="of:=IF([en.B377]=&quot;&quot;;&quot;&quot;;[en.B377])">
            <text:p/>
          </table:table-cell>
        </table:table-row>
        <table:table-row table:style-name="ro1">
          <table:table-cell table:formula="of:=IF([es.A378]=&quot;&quot;;&quot;&quot;;[es.A378])">
            <text:p/>
          </table:table-cell>
          <table:table-cell table:formula="of:=IF([en.B378]=&quot;&quot;;&quot;&quot;;[en.B378])">
            <text:p/>
          </table:table-cell>
        </table:table-row>
        <table:table-row table:style-name="ro1">
          <table:table-cell table:formula="of:=IF([es.A379]=&quot;&quot;;&quot;&quot;;[es.A379])">
            <text:p/>
          </table:table-cell>
          <table:table-cell table:formula="of:=IF([en.B379]=&quot;&quot;;&quot;&quot;;[en.B379])">
            <text:p/>
          </table:table-cell>
        </table:table-row>
        <table:table-row table:style-name="ro1">
          <table:table-cell table:formula="of:=IF([es.A380]=&quot;&quot;;&quot;&quot;;[es.A380])">
            <text:p/>
          </table:table-cell>
          <table:table-cell table:formula="of:=IF([en.B380]=&quot;&quot;;&quot;&quot;;[en.B380])">
            <text:p/>
          </table:table-cell>
        </table:table-row>
        <table:table-row table:style-name="ro1">
          <table:table-cell table:formula="of:=IF([es.A381]=&quot;&quot;;&quot;&quot;;[es.A381])">
            <text:p/>
          </table:table-cell>
          <table:table-cell table:formula="of:=IF([en.B381]=&quot;&quot;;&quot;&quot;;[en.B381])">
            <text:p/>
          </table:table-cell>
        </table:table-row>
        <table:table-row table:style-name="ro1">
          <table:table-cell table:formula="of:=IF([es.A382]=&quot;&quot;;&quot;&quot;;[es.A382])">
            <text:p/>
          </table:table-cell>
          <table:table-cell table:formula="of:=IF([en.B382]=&quot;&quot;;&quot;&quot;;[en.B382])">
            <text:p/>
          </table:table-cell>
        </table:table-row>
        <table:table-row table:style-name="ro1">
          <table:table-cell table:formula="of:=IF([es.A383]=&quot;&quot;;&quot;&quot;;[es.A383])">
            <text:p/>
          </table:table-cell>
          <table:table-cell table:formula="of:=IF([en.B383]=&quot;&quot;;&quot;&quot;;[en.B383])">
            <text:p/>
          </table:table-cell>
        </table:table-row>
        <table:table-row table:style-name="ro1">
          <table:table-cell table:formula="of:=IF([es.A384]=&quot;&quot;;&quot;&quot;;[es.A384])">
            <text:p/>
          </table:table-cell>
          <table:table-cell table:formula="of:=IF([en.B384]=&quot;&quot;;&quot;&quot;;[en.B384])">
            <text:p/>
          </table:table-cell>
        </table:table-row>
        <table:table-row table:style-name="ro1">
          <table:table-cell table:formula="of:=IF([es.A385]=&quot;&quot;;&quot;&quot;;[es.A385])">
            <text:p/>
          </table:table-cell>
          <table:table-cell table:formula="of:=IF([en.B385]=&quot;&quot;;&quot;&quot;;[en.B385])">
            <text:p/>
          </table:table-cell>
        </table:table-row>
        <table:table-row table:style-name="ro1">
          <table:table-cell table:formula="of:=IF([es.A386]=&quot;&quot;;&quot;&quot;;[es.A386])">
            <text:p/>
          </table:table-cell>
          <table:table-cell table:formula="of:=IF([en.B386]=&quot;&quot;;&quot;&quot;;[en.B386])">
            <text:p/>
          </table:table-cell>
        </table:table-row>
        <table:table-row table:style-name="ro1">
          <table:table-cell table:formula="of:=IF([es.A387]=&quot;&quot;;&quot;&quot;;[es.A387])">
            <text:p/>
          </table:table-cell>
          <table:table-cell table:formula="of:=IF([en.B387]=&quot;&quot;;&quot;&quot;;[en.B387])">
            <text:p/>
          </table:table-cell>
        </table:table-row>
        <table:table-row table:style-name="ro1">
          <table:table-cell table:formula="of:=IF([es.A388]=&quot;&quot;;&quot;&quot;;[es.A388])">
            <text:p/>
          </table:table-cell>
          <table:table-cell table:formula="of:=IF([en.B388]=&quot;&quot;;&quot;&quot;;[en.B388])">
            <text:p/>
          </table:table-cell>
        </table:table-row>
        <table:table-row table:style-name="ro1">
          <table:table-cell table:formula="of:=IF([es.A389]=&quot;&quot;;&quot;&quot;;[es.A389])">
            <text:p/>
          </table:table-cell>
          <table:table-cell table:formula="of:=IF([en.B389]=&quot;&quot;;&quot;&quot;;[en.B389])">
            <text:p/>
          </table:table-cell>
        </table:table-row>
        <table:table-row table:style-name="ro1">
          <table:table-cell table:formula="of:=IF([es.A390]=&quot;&quot;;&quot;&quot;;[es.A390])">
            <text:p/>
          </table:table-cell>
          <table:table-cell table:formula="of:=IF([en.B390]=&quot;&quot;;&quot;&quot;;[en.B390])">
            <text:p/>
          </table:table-cell>
        </table:table-row>
        <table:table-row table:style-name="ro1">
          <table:table-cell table:formula="of:=IF([es.A391]=&quot;&quot;;&quot;&quot;;[es.A391])">
            <text:p/>
          </table:table-cell>
          <table:table-cell table:formula="of:=IF([en.B391]=&quot;&quot;;&quot;&quot;;[en.B391])">
            <text:p/>
          </table:table-cell>
        </table:table-row>
        <table:table-row table:style-name="ro1">
          <table:table-cell table:formula="of:=IF([es.A392]=&quot;&quot;;&quot;&quot;;[es.A392])">
            <text:p/>
          </table:table-cell>
          <table:table-cell table:formula="of:=IF([en.B392]=&quot;&quot;;&quot;&quot;;[en.B392])">
            <text:p/>
          </table:table-cell>
        </table:table-row>
        <table:table-row table:style-name="ro1">
          <table:table-cell table:formula="of:=IF([es.A393]=&quot;&quot;;&quot;&quot;;[es.A393])">
            <text:p/>
          </table:table-cell>
          <table:table-cell table:formula="of:=IF([en.B393]=&quot;&quot;;&quot;&quot;;[en.B393])">
            <text:p/>
          </table:table-cell>
        </table:table-row>
        <table:table-row table:style-name="ro1">
          <table:table-cell table:formula="of:=IF([es.A394]=&quot;&quot;;&quot;&quot;;[es.A394])">
            <text:p/>
          </table:table-cell>
          <table:table-cell table:formula="of:=IF([en.B394]=&quot;&quot;;&quot;&quot;;[en.B394])">
            <text:p/>
          </table:table-cell>
        </table:table-row>
        <table:table-row table:style-name="ro1">
          <table:table-cell table:formula="of:=IF([es.A395]=&quot;&quot;;&quot;&quot;;[es.A395])">
            <text:p/>
          </table:table-cell>
          <table:table-cell table:formula="of:=IF([en.B395]=&quot;&quot;;&quot;&quot;;[en.B395])">
            <text:p/>
          </table:table-cell>
        </table:table-row>
        <table:table-row table:style-name="ro1">
          <table:table-cell table:formula="of:=IF([es.A396]=&quot;&quot;;&quot;&quot;;[es.A396])">
            <text:p/>
          </table:table-cell>
          <table:table-cell table:formula="of:=IF([en.B396]=&quot;&quot;;&quot;&quot;;[en.B396])">
            <text:p/>
          </table:table-cell>
        </table:table-row>
        <table:table-row table:style-name="ro1">
          <table:table-cell table:formula="of:=IF([es.A397]=&quot;&quot;;&quot;&quot;;[es.A397])">
            <text:p/>
          </table:table-cell>
          <table:table-cell table:formula="of:=IF([en.B397]=&quot;&quot;;&quot;&quot;;[en.B397])">
            <text:p/>
          </table:table-cell>
        </table:table-row>
        <table:table-row table:style-name="ro1">
          <table:table-cell table:formula="of:=IF([es.A398]=&quot;&quot;;&quot;&quot;;[es.A398])">
            <text:p/>
          </table:table-cell>
          <table:table-cell table:formula="of:=IF([en.B398]=&quot;&quot;;&quot;&quot;;[en.B398])">
            <text:p/>
          </table:table-cell>
        </table:table-row>
        <table:table-row table:style-name="ro1">
          <table:table-cell table:formula="of:=IF([es.A399]=&quot;&quot;;&quot;&quot;;[es.A399])">
            <text:p/>
          </table:table-cell>
          <table:table-cell table:formula="of:=IF([en.B399]=&quot;&quot;;&quot;&quot;;[en.B399])">
            <text:p/>
          </table:table-cell>
        </table:table-row>
        <table:table-row table:style-name="ro1">
          <table:table-cell table:formula="of:=IF([es.A400]=&quot;&quot;;&quot;&quot;;[es.A400])">
            <text:p/>
          </table:table-cell>
          <table:table-cell table:formula="of:=IF([en.B400]=&quot;&quot;;&quot;&quot;;[en.B400])">
            <text:p/>
          </table:table-cell>
        </table:table-row>
        <table:table-row table:style-name="ro1">
          <table:table-cell table:formula="of:=IF([es.A401]=&quot;&quot;;&quot;&quot;;[es.A401])">
            <text:p/>
          </table:table-cell>
          <table:table-cell table:formula="of:=IF([en.B401]=&quot;&quot;;&quot;&quot;;[en.B401])">
            <text:p/>
          </table:table-cell>
        </table:table-row>
        <table:table-row table:style-name="ro1">
          <table:table-cell table:formula="of:=IF([es.A402]=&quot;&quot;;&quot;&quot;;[es.A402])">
            <text:p/>
          </table:table-cell>
          <table:table-cell table:formula="of:=IF([en.B402]=&quot;&quot;;&quot;&quot;;[en.B402])">
            <text:p/>
          </table:table-cell>
        </table:table-row>
        <table:table-row table:style-name="ro1">
          <table:table-cell table:formula="of:=IF([es.A403]=&quot;&quot;;&quot;&quot;;[es.A403])">
            <text:p/>
          </table:table-cell>
          <table:table-cell table:formula="of:=IF([en.B403]=&quot;&quot;;&quot;&quot;;[en.B403])">
            <text:p/>
          </table:table-cell>
        </table:table-row>
        <table:table-row table:style-name="ro1">
          <table:table-cell table:formula="of:=IF([es.A404]=&quot;&quot;;&quot;&quot;;[es.A404])">
            <text:p/>
          </table:table-cell>
          <table:table-cell table:formula="of:=IF([en.B404]=&quot;&quot;;&quot;&quot;;[en.B404])">
            <text:p/>
          </table:table-cell>
        </table:table-row>
        <table:table-row table:style-name="ro1">
          <table:table-cell table:formula="of:=IF([es.A405]=&quot;&quot;;&quot;&quot;;[es.A405])">
            <text:p/>
          </table:table-cell>
          <table:table-cell table:formula="of:=IF([en.B405]=&quot;&quot;;&quot;&quot;;[en.B405])">
            <text:p/>
          </table:table-cell>
        </table:table-row>
        <table:table-row table:style-name="ro1">
          <table:table-cell table:formula="of:=IF([es.A406]=&quot;&quot;;&quot;&quot;;[es.A406])">
            <text:p/>
          </table:table-cell>
          <table:table-cell table:formula="of:=IF([en.B406]=&quot;&quot;;&quot;&quot;;[en.B406])">
            <text:p/>
          </table:table-cell>
        </table:table-row>
        <table:table-row table:style-name="ro1">
          <table:table-cell table:formula="of:=IF([es.A407]=&quot;&quot;;&quot;&quot;;[es.A407])">
            <text:p/>
          </table:table-cell>
          <table:table-cell table:formula="of:=IF([en.B407]=&quot;&quot;;&quot;&quot;;[en.B407])">
            <text:p/>
          </table:table-cell>
        </table:table-row>
        <table:table-row table:style-name="ro1">
          <table:table-cell table:formula="of:=IF([es.A408]=&quot;&quot;;&quot;&quot;;[es.A408])">
            <text:p/>
          </table:table-cell>
          <table:table-cell table:formula="of:=IF([en.B408]=&quot;&quot;;&quot;&quot;;[en.B408])">
            <text:p/>
          </table:table-cell>
        </table:table-row>
        <table:table-row table:style-name="ro1">
          <table:table-cell table:formula="of:=IF([es.A409]=&quot;&quot;;&quot;&quot;;[es.A409])">
            <text:p/>
          </table:table-cell>
          <table:table-cell table:formula="of:=IF([en.B409]=&quot;&quot;;&quot;&quot;;[en.B409])">
            <text:p/>
          </table:table-cell>
        </table:table-row>
        <table:table-row table:style-name="ro1">
          <table:table-cell table:formula="of:=IF([es.A410]=&quot;&quot;;&quot;&quot;;[es.A410])">
            <text:p/>
          </table:table-cell>
          <table:table-cell table:formula="of:=IF([en.B410]=&quot;&quot;;&quot;&quot;;[en.B410])">
            <text:p/>
          </table:table-cell>
        </table:table-row>
        <table:table-row table:style-name="ro1">
          <table:table-cell table:formula="of:=IF([es.A411]=&quot;&quot;;&quot;&quot;;[es.A411])">
            <text:p/>
          </table:table-cell>
          <table:table-cell table:formula="of:=IF([en.B411]=&quot;&quot;;&quot;&quot;;[en.B411])">
            <text:p/>
          </table:table-cell>
        </table:table-row>
        <table:table-row table:style-name="ro1">
          <table:table-cell table:formula="of:=IF([es.A412]=&quot;&quot;;&quot;&quot;;[es.A412])">
            <text:p/>
          </table:table-cell>
          <table:table-cell table:formula="of:=IF([en.B412]=&quot;&quot;;&quot;&quot;;[en.B412])">
            <text:p/>
          </table:table-cell>
        </table:table-row>
        <table:table-row table:style-name="ro1">
          <table:table-cell table:formula="of:=IF([es.A413]=&quot;&quot;;&quot;&quot;;[es.A413])">
            <text:p/>
          </table:table-cell>
          <table:table-cell table:formula="of:=IF([en.B413]=&quot;&quot;;&quot;&quot;;[en.B413])">
            <text:p/>
          </table:table-cell>
        </table:table-row>
        <table:table-row table:style-name="ro1">
          <table:table-cell table:formula="of:=IF([es.A414]=&quot;&quot;;&quot;&quot;;[es.A414])">
            <text:p/>
          </table:table-cell>
          <table:table-cell table:formula="of:=IF([en.B414]=&quot;&quot;;&quot;&quot;;[en.B414])">
            <text:p/>
          </table:table-cell>
        </table:table-row>
        <table:table-row table:style-name="ro1">
          <table:table-cell table:formula="of:=IF([es.A415]=&quot;&quot;;&quot;&quot;;[es.A415])">
            <text:p/>
          </table:table-cell>
          <table:table-cell table:formula="of:=IF([en.B415]=&quot;&quot;;&quot;&quot;;[en.B415])">
            <text:p/>
          </table:table-cell>
        </table:table-row>
        <table:table-row table:style-name="ro1">
          <table:table-cell table:formula="of:=IF([es.A416]=&quot;&quot;;&quot;&quot;;[es.A416])">
            <text:p/>
          </table:table-cell>
          <table:table-cell table:formula="of:=IF([en.B416]=&quot;&quot;;&quot;&quot;;[en.B416])">
            <text:p/>
          </table:table-cell>
        </table:table-row>
        <table:table-row table:style-name="ro1">
          <table:table-cell table:formula="of:=IF([es.A417]=&quot;&quot;;&quot;&quot;;[es.A417])">
            <text:p/>
          </table:table-cell>
          <table:table-cell table:formula="of:=IF([en.B417]=&quot;&quot;;&quot;&quot;;[en.B417])">
            <text:p/>
          </table:table-cell>
        </table:table-row>
        <table:table-row table:style-name="ro1">
          <table:table-cell table:formula="of:=IF([es.A418]=&quot;&quot;;&quot;&quot;;[es.A418])">
            <text:p/>
          </table:table-cell>
          <table:table-cell table:formula="of:=IF([en.B418]=&quot;&quot;;&quot;&quot;;[en.B418])">
            <text:p/>
          </table:table-cell>
        </table:table-row>
        <table:table-row table:style-name="ro1">
          <table:table-cell table:formula="of:=IF([es.A419]=&quot;&quot;;&quot;&quot;;[es.A419])">
            <text:p/>
          </table:table-cell>
          <table:table-cell table:formula="of:=IF([en.B419]=&quot;&quot;;&quot;&quot;;[en.B419])">
            <text:p/>
          </table:table-cell>
        </table:table-row>
        <table:table-row table:style-name="ro1">
          <table:table-cell table:formula="of:=IF([es.A420]=&quot;&quot;;&quot;&quot;;[es.A420])">
            <text:p/>
          </table:table-cell>
          <table:table-cell table:formula="of:=IF([en.B420]=&quot;&quot;;&quot;&quot;;[en.B420])">
            <text:p/>
          </table:table-cell>
        </table:table-row>
        <table:table-row table:style-name="ro1">
          <table:table-cell table:formula="of:=IF([es.A421]=&quot;&quot;;&quot;&quot;;[es.A421])">
            <text:p/>
          </table:table-cell>
          <table:table-cell table:formula="of:=IF([en.B421]=&quot;&quot;;&quot;&quot;;[en.B421])">
            <text:p/>
          </table:table-cell>
        </table:table-row>
        <table:table-row table:style-name="ro1">
          <table:table-cell table:formula="of:=IF([es.A422]=&quot;&quot;;&quot;&quot;;[es.A422])">
            <text:p/>
          </table:table-cell>
          <table:table-cell table:formula="of:=IF([en.B422]=&quot;&quot;;&quot;&quot;;[en.B422])">
            <text:p/>
          </table:table-cell>
        </table:table-row>
        <table:table-row table:style-name="ro1">
          <table:table-cell table:formula="of:=IF([es.A423]=&quot;&quot;;&quot;&quot;;[es.A423])">
            <text:p/>
          </table:table-cell>
          <table:table-cell table:formula="of:=IF([en.B423]=&quot;&quot;;&quot;&quot;;[en.B423])">
            <text:p/>
          </table:table-cell>
        </table:table-row>
        <table:table-row table:style-name="ro1">
          <table:table-cell table:formula="of:=IF([es.A424]=&quot;&quot;;&quot;&quot;;[es.A424])">
            <text:p/>
          </table:table-cell>
          <table:table-cell table:formula="of:=IF([en.B424]=&quot;&quot;;&quot;&quot;;[en.B424])">
            <text:p/>
          </table:table-cell>
        </table:table-row>
        <table:table-row table:style-name="ro1">
          <table:table-cell table:formula="of:=IF([es.A425]=&quot;&quot;;&quot;&quot;;[es.A425])">
            <text:p/>
          </table:table-cell>
          <table:table-cell table:formula="of:=IF([en.B425]=&quot;&quot;;&quot;&quot;;[en.B425])">
            <text:p/>
          </table:table-cell>
        </table:table-row>
        <table:table-row table:style-name="ro1">
          <table:table-cell table:formula="of:=IF([es.A426]=&quot;&quot;;&quot;&quot;;[es.A426])">
            <text:p/>
          </table:table-cell>
          <table:table-cell table:formula="of:=IF([en.B426]=&quot;&quot;;&quot;&quot;;[en.B426])">
            <text:p/>
          </table:table-cell>
        </table:table-row>
        <table:table-row table:style-name="ro1">
          <table:table-cell table:formula="of:=IF([es.A427]=&quot;&quot;;&quot;&quot;;[es.A427])">
            <text:p/>
          </table:table-cell>
          <table:table-cell table:formula="of:=IF([en.B427]=&quot;&quot;;&quot;&quot;;[en.B427])">
            <text:p/>
          </table:table-cell>
        </table:table-row>
        <table:table-row table:style-name="ro1">
          <table:table-cell table:formula="of:=IF([es.A428]=&quot;&quot;;&quot;&quot;;[es.A428])">
            <text:p/>
          </table:table-cell>
          <table:table-cell table:formula="of:=IF([en.B428]=&quot;&quot;;&quot;&quot;;[en.B428])">
            <text:p/>
          </table:table-cell>
        </table:table-row>
        <table:table-row table:style-name="ro1">
          <table:table-cell table:formula="of:=IF([es.A429]=&quot;&quot;;&quot;&quot;;[es.A429])">
            <text:p/>
          </table:table-cell>
          <table:table-cell table:formula="of:=IF([en.B429]=&quot;&quot;;&quot;&quot;;[en.B429])">
            <text:p/>
          </table:table-cell>
        </table:table-row>
        <table:table-row table:style-name="ro1">
          <table:table-cell table:formula="of:=IF([es.A430]=&quot;&quot;;&quot;&quot;;[es.A430])">
            <text:p/>
          </table:table-cell>
          <table:table-cell table:formula="of:=IF([en.B430]=&quot;&quot;;&quot;&quot;;[en.B430])">
            <text:p/>
          </table:table-cell>
        </table:table-row>
        <table:table-row table:style-name="ro1">
          <table:table-cell table:formula="of:=IF([es.A431]=&quot;&quot;;&quot;&quot;;[es.A431])">
            <text:p/>
          </table:table-cell>
          <table:table-cell table:formula="of:=IF([en.B431]=&quot;&quot;;&quot;&quot;;[en.B431])">
            <text:p/>
          </table:table-cell>
        </table:table-row>
        <table:table-row table:style-name="ro1">
          <table:table-cell table:formula="of:=IF([es.A432]=&quot;&quot;;&quot;&quot;;[es.A432])">
            <text:p/>
          </table:table-cell>
          <table:table-cell table:formula="of:=IF([en.B432]=&quot;&quot;;&quot;&quot;;[en.B432])">
            <text:p/>
          </table:table-cell>
        </table:table-row>
        <table:table-row table:style-name="ro1">
          <table:table-cell table:formula="of:=IF([es.A433]=&quot;&quot;;&quot;&quot;;[es.A433])">
            <text:p/>
          </table:table-cell>
          <table:table-cell table:formula="of:=IF([en.B433]=&quot;&quot;;&quot;&quot;;[en.B433])">
            <text:p/>
          </table:table-cell>
        </table:table-row>
        <table:table-row table:style-name="ro1">
          <table:table-cell table:formula="of:=IF([es.A434]=&quot;&quot;;&quot;&quot;;[es.A434])">
            <text:p/>
          </table:table-cell>
          <table:table-cell table:formula="of:=IF([en.B434]=&quot;&quot;;&quot;&quot;;[en.B434])">
            <text:p/>
          </table:table-cell>
        </table:table-row>
        <table:table-row table:style-name="ro1">
          <table:table-cell table:formula="of:=IF([es.A435]=&quot;&quot;;&quot;&quot;;[es.A435])">
            <text:p/>
          </table:table-cell>
          <table:table-cell table:formula="of:=IF([en.B435]=&quot;&quot;;&quot;&quot;;[en.B435])">
            <text:p/>
          </table:table-cell>
        </table:table-row>
        <table:table-row table:style-name="ro1">
          <table:table-cell table:formula="of:=IF([es.A436]=&quot;&quot;;&quot;&quot;;[es.A436])">
            <text:p/>
          </table:table-cell>
          <table:table-cell table:formula="of:=IF([en.B436]=&quot;&quot;;&quot;&quot;;[en.B436])">
            <text:p/>
          </table:table-cell>
        </table:table-row>
        <table:table-row table:style-name="ro1">
          <table:table-cell table:formula="of:=IF([es.A437]=&quot;&quot;;&quot;&quot;;[es.A437])">
            <text:p/>
          </table:table-cell>
          <table:table-cell table:formula="of:=IF([en.B437]=&quot;&quot;;&quot;&quot;;[en.B437])">
            <text:p/>
          </table:table-cell>
        </table:table-row>
        <table:table-row table:style-name="ro1">
          <table:table-cell table:formula="of:=IF([es.A438]=&quot;&quot;;&quot;&quot;;[es.A438])">
            <text:p/>
          </table:table-cell>
          <table:table-cell table:formula="of:=IF([en.B438]=&quot;&quot;;&quot;&quot;;[en.B438])">
            <text:p/>
          </table:table-cell>
        </table:table-row>
        <table:table-row table:style-name="ro1">
          <table:table-cell table:formula="of:=IF([es.A439]=&quot;&quot;;&quot;&quot;;[es.A439])">
            <text:p/>
          </table:table-cell>
          <table:table-cell table:formula="of:=IF([en.B439]=&quot;&quot;;&quot;&quot;;[en.B439])">
            <text:p/>
          </table:table-cell>
        </table:table-row>
        <table:table-row table:style-name="ro1">
          <table:table-cell table:formula="of:=IF([es.A440]=&quot;&quot;;&quot;&quot;;[es.A440])">
            <text:p/>
          </table:table-cell>
          <table:table-cell table:formula="of:=IF([en.B440]=&quot;&quot;;&quot;&quot;;[en.B440])">
            <text:p/>
          </table:table-cell>
        </table:table-row>
        <table:table-row table:style-name="ro1">
          <table:table-cell table:formula="of:=IF([es.A441]=&quot;&quot;;&quot;&quot;;[es.A441])">
            <text:p/>
          </table:table-cell>
          <table:table-cell table:formula="of:=IF([en.B441]=&quot;&quot;;&quot;&quot;;[en.B441])">
            <text:p/>
          </table:table-cell>
        </table:table-row>
        <table:table-row table:style-name="ro1">
          <table:table-cell table:formula="of:=IF([es.A442]=&quot;&quot;;&quot;&quot;;[es.A442])">
            <text:p/>
          </table:table-cell>
          <table:table-cell table:formula="of:=IF([en.B442]=&quot;&quot;;&quot;&quot;;[en.B442])">
            <text:p/>
          </table:table-cell>
        </table:table-row>
        <table:table-row table:style-name="ro1">
          <table:table-cell table:formula="of:=IF([es.A443]=&quot;&quot;;&quot;&quot;;[es.A443])">
            <text:p/>
          </table:table-cell>
          <table:table-cell table:formula="of:=IF([en.B443]=&quot;&quot;;&quot;&quot;;[en.B443])">
            <text:p/>
          </table:table-cell>
        </table:table-row>
        <table:table-row table:style-name="ro1">
          <table:table-cell table:formula="of:=IF([es.A444]=&quot;&quot;;&quot;&quot;;[es.A444])">
            <text:p/>
          </table:table-cell>
          <table:table-cell table:formula="of:=IF([en.B444]=&quot;&quot;;&quot;&quot;;[en.B444])">
            <text:p/>
          </table:table-cell>
        </table:table-row>
        <table:table-row table:style-name="ro1">
          <table:table-cell table:formula="of:=IF([es.A445]=&quot;&quot;;&quot;&quot;;[es.A445])">
            <text:p/>
          </table:table-cell>
          <table:table-cell table:formula="of:=IF([en.B445]=&quot;&quot;;&quot;&quot;;[en.B445])">
            <text:p/>
          </table:table-cell>
        </table:table-row>
        <table:table-row table:style-name="ro1">
          <table:table-cell table:formula="of:=IF([es.A446]=&quot;&quot;;&quot;&quot;;[es.A446])">
            <text:p/>
          </table:table-cell>
          <table:table-cell table:formula="of:=IF([en.B446]=&quot;&quot;;&quot;&quot;;[en.B446])">
            <text:p/>
          </table:table-cell>
        </table:table-row>
        <table:table-row table:style-name="ro1">
          <table:table-cell table:formula="of:=IF([es.A447]=&quot;&quot;;&quot;&quot;;[es.A447])">
            <text:p/>
          </table:table-cell>
          <table:table-cell table:formula="of:=IF([en.B447]=&quot;&quot;;&quot;&quot;;[en.B447])">
            <text:p/>
          </table:table-cell>
        </table:table-row>
        <table:table-row table:style-name="ro1">
          <table:table-cell table:formula="of:=IF([es.A448]=&quot;&quot;;&quot;&quot;;[es.A448])">
            <text:p/>
          </table:table-cell>
          <table:table-cell table:formula="of:=IF([en.B448]=&quot;&quot;;&quot;&quot;;[en.B448])">
            <text:p/>
          </table:table-cell>
        </table:table-row>
        <table:table-row table:style-name="ro1">
          <table:table-cell table:formula="of:=IF([es.A449]=&quot;&quot;;&quot;&quot;;[es.A449])">
            <text:p/>
          </table:table-cell>
          <table:table-cell table:formula="of:=IF([en.B449]=&quot;&quot;;&quot;&quot;;[en.B449])">
            <text:p/>
          </table:table-cell>
        </table:table-row>
        <table:table-row table:style-name="ro1">
          <table:table-cell table:formula="of:=IF([es.A450]=&quot;&quot;;&quot;&quot;;[es.A450])">
            <text:p/>
          </table:table-cell>
          <table:table-cell table:formula="of:=IF([en.B450]=&quot;&quot;;&quot;&quot;;[en.B450])">
            <text:p/>
          </table:table-cell>
        </table:table-row>
        <table:table-row table:style-name="ro1">
          <table:table-cell table:formula="of:=IF([es.A451]=&quot;&quot;;&quot;&quot;;[es.A451])">
            <text:p/>
          </table:table-cell>
          <table:table-cell table:formula="of:=IF([en.B451]=&quot;&quot;;&quot;&quot;;[en.B451])">
            <text:p/>
          </table:table-cell>
        </table:table-row>
        <table:table-row table:style-name="ro1">
          <table:table-cell table:formula="of:=IF([es.A452]=&quot;&quot;;&quot;&quot;;[es.A452])">
            <text:p/>
          </table:table-cell>
          <table:table-cell table:formula="of:=IF([en.B452]=&quot;&quot;;&quot;&quot;;[en.B452])">
            <text:p/>
          </table:table-cell>
        </table:table-row>
        <table:table-row table:style-name="ro1">
          <table:table-cell table:formula="of:=IF([es.A453]=&quot;&quot;;&quot;&quot;;[es.A453])">
            <text:p/>
          </table:table-cell>
          <table:table-cell table:formula="of:=IF([en.B453]=&quot;&quot;;&quot;&quot;;[en.B453])">
            <text:p/>
          </table:table-cell>
        </table:table-row>
        <table:table-row table:style-name="ro1">
          <table:table-cell table:formula="of:=IF([es.A454]=&quot;&quot;;&quot;&quot;;[es.A454])">
            <text:p/>
          </table:table-cell>
          <table:table-cell table:formula="of:=IF([en.B454]=&quot;&quot;;&quot;&quot;;[en.B454])">
            <text:p/>
          </table:table-cell>
        </table:table-row>
        <table:table-row table:style-name="ro1">
          <table:table-cell table:formula="of:=IF([es.A455]=&quot;&quot;;&quot;&quot;;[es.A455])">
            <text:p/>
          </table:table-cell>
          <table:table-cell table:formula="of:=IF([en.B455]=&quot;&quot;;&quot;&quot;;[en.B455])">
            <text:p/>
          </table:table-cell>
        </table:table-row>
        <table:table-row table:style-name="ro1">
          <table:table-cell table:formula="of:=IF([es.A456]=&quot;&quot;;&quot;&quot;;[es.A456])">
            <text:p/>
          </table:table-cell>
          <table:table-cell table:formula="of:=IF([en.B456]=&quot;&quot;;&quot;&quot;;[en.B456])">
            <text:p/>
          </table:table-cell>
        </table:table-row>
        <table:table-row table:style-name="ro1">
          <table:table-cell table:formula="of:=IF([es.A457]=&quot;&quot;;&quot;&quot;;[es.A457])">
            <text:p/>
          </table:table-cell>
          <table:table-cell table:formula="of:=IF([en.B457]=&quot;&quot;;&quot;&quot;;[en.B457])">
            <text:p/>
          </table:table-cell>
        </table:table-row>
        <table:table-row table:style-name="ro1">
          <table:table-cell table:formula="of:=IF([es.A458]=&quot;&quot;;&quot;&quot;;[es.A458])">
            <text:p/>
          </table:table-cell>
          <table:table-cell table:formula="of:=IF([en.B458]=&quot;&quot;;&quot;&quot;;[en.B458])">
            <text:p/>
          </table:table-cell>
        </table:table-row>
        <table:table-row table:style-name="ro1">
          <table:table-cell table:formula="of:=IF([es.A459]=&quot;&quot;;&quot;&quot;;[es.A459])">
            <text:p/>
          </table:table-cell>
          <table:table-cell table:formula="of:=IF([en.B459]=&quot;&quot;;&quot;&quot;;[en.B459])">
            <text:p/>
          </table:table-cell>
        </table:table-row>
        <table:table-row table:style-name="ro1">
          <table:table-cell table:formula="of:=IF([es.A460]=&quot;&quot;;&quot;&quot;;[es.A460])">
            <text:p/>
          </table:table-cell>
          <table:table-cell table:formula="of:=IF([en.B460]=&quot;&quot;;&quot;&quot;;[en.B460])">
            <text:p/>
          </table:table-cell>
        </table:table-row>
        <table:table-row table:style-name="ro1">
          <table:table-cell table:formula="of:=IF([es.A461]=&quot;&quot;;&quot;&quot;;[es.A461])">
            <text:p/>
          </table:table-cell>
          <table:table-cell table:formula="of:=IF([en.B461]=&quot;&quot;;&quot;&quot;;[en.B461])">
            <text:p/>
          </table:table-cell>
        </table:table-row>
        <table:table-row table:style-name="ro1">
          <table:table-cell table:formula="of:=IF([es.A462]=&quot;&quot;;&quot;&quot;;[es.A462])">
            <text:p/>
          </table:table-cell>
          <table:table-cell table:formula="of:=IF([en.B462]=&quot;&quot;;&quot;&quot;;[en.B462])">
            <text:p/>
          </table:table-cell>
        </table:table-row>
        <table:table-row table:style-name="ro1">
          <table:table-cell table:formula="of:=IF([es.A463]=&quot;&quot;;&quot;&quot;;[es.A463])">
            <text:p/>
          </table:table-cell>
          <table:table-cell table:formula="of:=IF([en.B463]=&quot;&quot;;&quot;&quot;;[en.B463])">
            <text:p/>
          </table:table-cell>
        </table:table-row>
        <table:table-row table:style-name="ro1">
          <table:table-cell table:formula="of:=IF([es.A464]=&quot;&quot;;&quot;&quot;;[es.A464])">
            <text:p/>
          </table:table-cell>
          <table:table-cell table:formula="of:=IF([en.B464]=&quot;&quot;;&quot;&quot;;[en.B464])">
            <text:p/>
          </table:table-cell>
        </table:table-row>
        <table:table-row table:style-name="ro1">
          <table:table-cell table:formula="of:=IF([es.A465]=&quot;&quot;;&quot;&quot;;[es.A465])">
            <text:p/>
          </table:table-cell>
          <table:table-cell table:formula="of:=IF([en.B465]=&quot;&quot;;&quot;&quot;;[en.B465])">
            <text:p/>
          </table:table-cell>
        </table:table-row>
        <table:table-row table:style-name="ro1">
          <table:table-cell table:formula="of:=IF([es.A466]=&quot;&quot;;&quot;&quot;;[es.A466])">
            <text:p/>
          </table:table-cell>
          <table:table-cell table:formula="of:=IF([en.B466]=&quot;&quot;;&quot;&quot;;[en.B466])">
            <text:p/>
          </table:table-cell>
        </table:table-row>
        <table:table-row table:style-name="ro1">
          <table:table-cell table:formula="of:=IF([es.A467]=&quot;&quot;;&quot;&quot;;[es.A467])">
            <text:p/>
          </table:table-cell>
          <table:table-cell table:formula="of:=IF([en.B467]=&quot;&quot;;&quot;&quot;;[en.B467])">
            <text:p/>
          </table:table-cell>
        </table:table-row>
        <table:table-row table:style-name="ro1">
          <table:table-cell table:formula="of:=IF([es.A468]=&quot;&quot;;&quot;&quot;;[es.A468])">
            <text:p/>
          </table:table-cell>
          <table:table-cell table:formula="of:=IF([en.B468]=&quot;&quot;;&quot;&quot;;[en.B468])">
            <text:p/>
          </table:table-cell>
        </table:table-row>
        <table:table-row table:style-name="ro1">
          <table:table-cell table:formula="of:=IF([es.A469]=&quot;&quot;;&quot;&quot;;[es.A469])">
            <text:p/>
          </table:table-cell>
          <table:table-cell table:formula="of:=IF([en.B469]=&quot;&quot;;&quot;&quot;;[en.B469])">
            <text:p/>
          </table:table-cell>
        </table:table-row>
        <table:table-row table:style-name="ro1">
          <table:table-cell table:formula="of:=IF([es.A470]=&quot;&quot;;&quot;&quot;;[es.A470])">
            <text:p/>
          </table:table-cell>
          <table:table-cell table:formula="of:=IF([en.B470]=&quot;&quot;;&quot;&quot;;[en.B470])">
            <text:p/>
          </table:table-cell>
        </table:table-row>
        <table:table-row table:style-name="ro1">
          <table:table-cell table:formula="of:=IF([es.A471]=&quot;&quot;;&quot;&quot;;[es.A471])">
            <text:p/>
          </table:table-cell>
          <table:table-cell table:formula="of:=IF([en.B471]=&quot;&quot;;&quot;&quot;;[en.B471])">
            <text:p/>
          </table:table-cell>
        </table:table-row>
        <table:table-row table:style-name="ro1">
          <table:table-cell table:formula="of:=IF([es.A472]=&quot;&quot;;&quot;&quot;;[es.A472])">
            <text:p/>
          </table:table-cell>
          <table:table-cell table:formula="of:=IF([en.B472]=&quot;&quot;;&quot;&quot;;[en.B472])">
            <text:p/>
          </table:table-cell>
        </table:table-row>
        <table:table-row table:style-name="ro1">
          <table:table-cell table:formula="of:=IF([es.A473]=&quot;&quot;;&quot;&quot;;[es.A473])">
            <text:p/>
          </table:table-cell>
          <table:table-cell table:formula="of:=IF([en.B473]=&quot;&quot;;&quot;&quot;;[en.B473])">
            <text:p/>
          </table:table-cell>
        </table:table-row>
        <table:table-row table:style-name="ro1">
          <table:table-cell table:formula="of:=IF([es.A474]=&quot;&quot;;&quot;&quot;;[es.A474])">
            <text:p/>
          </table:table-cell>
          <table:table-cell table:formula="of:=IF([en.B474]=&quot;&quot;;&quot;&quot;;[en.B474])">
            <text:p/>
          </table:table-cell>
        </table:table-row>
        <table:table-row table:style-name="ro1">
          <table:table-cell table:formula="of:=IF([es.A475]=&quot;&quot;;&quot;&quot;;[es.A475])">
            <text:p/>
          </table:table-cell>
          <table:table-cell table:formula="of:=IF([en.B475]=&quot;&quot;;&quot;&quot;;[en.B475])">
            <text:p/>
          </table:table-cell>
        </table:table-row>
        <table:table-row table:style-name="ro1">
          <table:table-cell table:formula="of:=IF([es.A476]=&quot;&quot;;&quot;&quot;;[es.A476])">
            <text:p/>
          </table:table-cell>
          <table:table-cell table:formula="of:=IF([en.B476]=&quot;&quot;;&quot;&quot;;[en.B476])">
            <text:p/>
          </table:table-cell>
        </table:table-row>
        <table:table-row table:style-name="ro1">
          <table:table-cell table:formula="of:=IF([es.A477]=&quot;&quot;;&quot;&quot;;[es.A477])">
            <text:p/>
          </table:table-cell>
          <table:table-cell table:formula="of:=IF([en.B477]=&quot;&quot;;&quot;&quot;;[en.B477])">
            <text:p/>
          </table:table-cell>
        </table:table-row>
        <table:table-row table:style-name="ro1">
          <table:table-cell table:formula="of:=IF([es.A478]=&quot;&quot;;&quot;&quot;;[es.A478])">
            <text:p/>
          </table:table-cell>
          <table:table-cell table:formula="of:=IF([en.B478]=&quot;&quot;;&quot;&quot;;[en.B478])">
            <text:p/>
          </table:table-cell>
        </table:table-row>
        <table:table-row table:style-name="ro1">
          <table:table-cell table:formula="of:=IF([es.A479]=&quot;&quot;;&quot;&quot;;[es.A479])">
            <text:p/>
          </table:table-cell>
          <table:table-cell table:formula="of:=IF([en.B479]=&quot;&quot;;&quot;&quot;;[en.B479])">
            <text:p/>
          </table:table-cell>
        </table:table-row>
        <table:table-row table:style-name="ro1">
          <table:table-cell table:formula="of:=IF([es.A480]=&quot;&quot;;&quot;&quot;;[es.A480])">
            <text:p/>
          </table:table-cell>
          <table:table-cell table:formula="of:=IF([en.B480]=&quot;&quot;;&quot;&quot;;[en.B480])">
            <text:p/>
          </table:table-cell>
        </table:table-row>
        <table:table-row table:style-name="ro1">
          <table:table-cell table:formula="of:=IF([es.A481]=&quot;&quot;;&quot;&quot;;[es.A481])">
            <text:p/>
          </table:table-cell>
          <table:table-cell table:formula="of:=IF([en.B481]=&quot;&quot;;&quot;&quot;;[en.B481])">
            <text:p/>
          </table:table-cell>
        </table:table-row>
        <table:table-row table:style-name="ro1">
          <table:table-cell table:formula="of:=IF([es.A482]=&quot;&quot;;&quot;&quot;;[es.A482])">
            <text:p/>
          </table:table-cell>
          <table:table-cell table:formula="of:=IF([en.B482]=&quot;&quot;;&quot;&quot;;[en.B482])">
            <text:p/>
          </table:table-cell>
        </table:table-row>
        <table:table-row table:style-name="ro1">
          <table:table-cell table:formula="of:=IF([es.A483]=&quot;&quot;;&quot;&quot;;[es.A483])">
            <text:p/>
          </table:table-cell>
          <table:table-cell table:formula="of:=IF([en.B483]=&quot;&quot;;&quot;&quot;;[en.B483])">
            <text:p/>
          </table:table-cell>
        </table:table-row>
        <table:table-row table:style-name="ro1">
          <table:table-cell table:formula="of:=IF([es.A484]=&quot;&quot;;&quot;&quot;;[es.A484])">
            <text:p/>
          </table:table-cell>
          <table:table-cell table:formula="of:=IF([en.B484]=&quot;&quot;;&quot;&quot;;[en.B484])">
            <text:p/>
          </table:table-cell>
        </table:table-row>
        <table:table-row table:style-name="ro1">
          <table:table-cell table:formula="of:=IF([es.A485]=&quot;&quot;;&quot;&quot;;[es.A485])">
            <text:p/>
          </table:table-cell>
          <table:table-cell table:formula="of:=IF([en.B485]=&quot;&quot;;&quot;&quot;;[en.B485])">
            <text:p/>
          </table:table-cell>
        </table:table-row>
        <table:table-row table:style-name="ro1">
          <table:table-cell table:formula="of:=IF([es.A486]=&quot;&quot;;&quot;&quot;;[es.A486])">
            <text:p/>
          </table:table-cell>
          <table:table-cell table:formula="of:=IF([en.B486]=&quot;&quot;;&quot;&quot;;[en.B486])">
            <text:p/>
          </table:table-cell>
        </table:table-row>
        <table:table-row table:style-name="ro1">
          <table:table-cell table:formula="of:=IF([es.A487]=&quot;&quot;;&quot;&quot;;[es.A487])">
            <text:p/>
          </table:table-cell>
          <table:table-cell table:formula="of:=IF([en.B487]=&quot;&quot;;&quot;&quot;;[en.B487])">
            <text:p/>
          </table:table-cell>
        </table:table-row>
        <table:table-row table:style-name="ro1">
          <table:table-cell table:formula="of:=IF([es.A488]=&quot;&quot;;&quot;&quot;;[es.A488])">
            <text:p/>
          </table:table-cell>
          <table:table-cell table:formula="of:=IF([en.B488]=&quot;&quot;;&quot;&quot;;[en.B488])">
            <text:p/>
          </table:table-cell>
        </table:table-row>
        <table:table-row table:style-name="ro1">
          <table:table-cell table:formula="of:=IF([es.A489]=&quot;&quot;;&quot;&quot;;[es.A489])">
            <text:p/>
          </table:table-cell>
          <table:table-cell table:formula="of:=IF([en.B489]=&quot;&quot;;&quot;&quot;;[en.B489])">
            <text:p/>
          </table:table-cell>
        </table:table-row>
        <table:table-row table:style-name="ro1">
          <table:table-cell table:formula="of:=IF([es.A490]=&quot;&quot;;&quot;&quot;;[es.A490])">
            <text:p/>
          </table:table-cell>
          <table:table-cell table:formula="of:=IF([en.B490]=&quot;&quot;;&quot;&quot;;[en.B490])">
            <text:p/>
          </table:table-cell>
        </table:table-row>
        <table:table-row table:style-name="ro1">
          <table:table-cell table:formula="of:=IF([es.A491]=&quot;&quot;;&quot;&quot;;[es.A491])">
            <text:p/>
          </table:table-cell>
          <table:table-cell table:formula="of:=IF([en.B491]=&quot;&quot;;&quot;&quot;;[en.B491])">
            <text:p/>
          </table:table-cell>
        </table:table-row>
        <table:table-row table:style-name="ro1">
          <table:table-cell table:formula="of:=IF([es.A492]=&quot;&quot;;&quot;&quot;;[es.A492])">
            <text:p/>
          </table:table-cell>
          <table:table-cell table:formula="of:=IF([en.B492]=&quot;&quot;;&quot;&quot;;[en.B492])">
            <text:p/>
          </table:table-cell>
        </table:table-row>
        <table:table-row table:style-name="ro1">
          <table:table-cell table:formula="of:=IF([es.A493]=&quot;&quot;;&quot;&quot;;[es.A493])">
            <text:p/>
          </table:table-cell>
          <table:table-cell table:formula="of:=IF([en.B493]=&quot;&quot;;&quot;&quot;;[en.B493])">
            <text:p/>
          </table:table-cell>
        </table:table-row>
        <table:table-row table:style-name="ro1">
          <table:table-cell table:formula="of:=IF([es.A494]=&quot;&quot;;&quot;&quot;;[es.A494])">
            <text:p/>
          </table:table-cell>
          <table:table-cell table:formula="of:=IF([en.B494]=&quot;&quot;;&quot;&quot;;[en.B494])">
            <text:p/>
          </table:table-cell>
        </table:table-row>
        <table:table-row table:style-name="ro1">
          <table:table-cell table:formula="of:=IF([es.A495]=&quot;&quot;;&quot;&quot;;[es.A495])">
            <text:p/>
          </table:table-cell>
          <table:table-cell table:formula="of:=IF([en.B495]=&quot;&quot;;&quot;&quot;;[en.B495])">
            <text:p/>
          </table:table-cell>
        </table:table-row>
        <table:table-row table:style-name="ro1">
          <table:table-cell table:formula="of:=IF([es.A496]=&quot;&quot;;&quot;&quot;;[es.A496])">
            <text:p/>
          </table:table-cell>
          <table:table-cell table:formula="of:=IF([en.B496]=&quot;&quot;;&quot;&quot;;[en.B496])">
            <text:p/>
          </table:table-cell>
        </table:table-row>
        <table:table-row table:style-name="ro1">
          <table:table-cell table:formula="of:=IF([es.A497]=&quot;&quot;;&quot;&quot;;[es.A497])">
            <text:p/>
          </table:table-cell>
          <table:table-cell table:formula="of:=IF([en.B497]=&quot;&quot;;&quot;&quot;;[en.B497])">
            <text:p/>
          </table:table-cell>
        </table:table-row>
        <table:table-row table:style-name="ro1">
          <table:table-cell table:formula="of:=IF([es.A498]=&quot;&quot;;&quot;&quot;;[es.A498])">
            <text:p/>
          </table:table-cell>
          <table:table-cell table:formula="of:=IF([en.B498]=&quot;&quot;;&quot;&quot;;[en.B498])">
            <text:p/>
          </table:table-cell>
        </table:table-row>
        <table:table-row table:style-name="ro1">
          <table:table-cell table:formula="of:=IF([es.A499]=&quot;&quot;;&quot;&quot;;[es.A499])">
            <text:p/>
          </table:table-cell>
          <table:table-cell table:formula="of:=IF([en.B499]=&quot;&quot;;&quot;&quot;;[en.B499])">
            <text:p/>
          </table:table-cell>
        </table:table-row>
        <table:table-row table:style-name="ro1">
          <table:table-cell table:formula="of:=IF([es.A500]=&quot;&quot;;&quot;&quot;;[es.A500])">
            <text:p/>
          </table:table-cell>
          <table:table-cell table:formula="of:=IF([en.B500]=&quot;&quot;;&quot;&quot;;[en.B500])">
            <text:p/>
          </table:table-cell>
        </table:table-row>
        <table:table-row table:style-name="ro1">
          <table:table-cell table:formula="of:=IF([es.A501]=&quot;&quot;;&quot;&quot;;[es.A501])">
            <text:p/>
          </table:table-cell>
          <table:table-cell table:formula="of:=IF([en.B501]=&quot;&quot;;&quot;&quot;;[en.B501])">
            <text:p/>
          </table:table-cell>
        </table:table-row>
        <table:table-row table:style-name="ro1">
          <table:table-cell table:formula="of:=IF([es.A502]=&quot;&quot;;&quot;&quot;;[es.A502])">
            <text:p/>
          </table:table-cell>
          <table:table-cell table:formula="of:=IF([en.B502]=&quot;&quot;;&quot;&quot;;[en.B502])">
            <text:p/>
          </table:table-cell>
        </table:table-row>
        <table:table-row table:style-name="ro1">
          <table:table-cell table:formula="of:=IF([es.A503]=&quot;&quot;;&quot;&quot;;[es.A503])">
            <text:p/>
          </table:table-cell>
          <table:table-cell table:formula="of:=IF([en.B503]=&quot;&quot;;&quot;&quot;;[en.B503])">
            <text:p/>
          </table:table-cell>
        </table:table-row>
        <table:table-row table:style-name="ro1">
          <table:table-cell table:formula="of:=IF([es.A504]=&quot;&quot;;&quot;&quot;;[es.A504])">
            <text:p/>
          </table:table-cell>
          <table:table-cell table:formula="of:=IF([en.B504]=&quot;&quot;;&quot;&quot;;[en.B504])">
            <text:p/>
          </table:table-cell>
        </table:table-row>
        <table:table-row table:style-name="ro1">
          <table:table-cell table:formula="of:=IF([es.A505]=&quot;&quot;;&quot;&quot;;[es.A505])">
            <text:p/>
          </table:table-cell>
          <table:table-cell table:formula="of:=IF([en.B505]=&quot;&quot;;&quot;&quot;;[en.B505])">
            <text:p/>
          </table:table-cell>
        </table:table-row>
        <table:table-row table:style-name="ro1">
          <table:table-cell table:formula="of:=IF([es.A506]=&quot;&quot;;&quot;&quot;;[es.A506])">
            <text:p/>
          </table:table-cell>
          <table:table-cell table:formula="of:=IF([en.B506]=&quot;&quot;;&quot;&quot;;[en.B506])">
            <text:p/>
          </table:table-cell>
        </table:table-row>
        <table:table-row table:style-name="ro1">
          <table:table-cell table:formula="of:=IF([es.A507]=&quot;&quot;;&quot;&quot;;[es.A507])">
            <text:p/>
          </table:table-cell>
          <table:table-cell table:formula="of:=IF([en.B507]=&quot;&quot;;&quot;&quot;;[en.B507])">
            <text:p/>
          </table:table-cell>
        </table:table-row>
        <table:table-row table:style-name="ro1">
          <table:table-cell table:formula="of:=IF([es.A508]=&quot;&quot;;&quot;&quot;;[es.A508])">
            <text:p/>
          </table:table-cell>
          <table:table-cell table:formula="of:=IF([en.B508]=&quot;&quot;;&quot;&quot;;[en.B508])">
            <text:p/>
          </table:table-cell>
        </table:table-row>
        <table:table-row table:style-name="ro1">
          <table:table-cell table:formula="of:=IF([es.A509]=&quot;&quot;;&quot;&quot;;[es.A509])">
            <text:p/>
          </table:table-cell>
          <table:table-cell table:formula="of:=IF([en.B509]=&quot;&quot;;&quot;&quot;;[en.B509])">
            <text:p/>
          </table:table-cell>
        </table:table-row>
        <table:table-row table:style-name="ro1">
          <table:table-cell table:formula="of:=IF([es.A510]=&quot;&quot;;&quot;&quot;;[es.A510])">
            <text:p/>
          </table:table-cell>
          <table:table-cell table:formula="of:=IF([en.B510]=&quot;&quot;;&quot;&quot;;[en.B510])">
            <text:p/>
          </table:table-cell>
        </table:table-row>
        <table:table-row table:style-name="ro1">
          <table:table-cell table:formula="of:=IF([es.A511]=&quot;&quot;;&quot;&quot;;[es.A511])">
            <text:p/>
          </table:table-cell>
          <table:table-cell table:formula="of:=IF([en.B511]=&quot;&quot;;&quot;&quot;;[en.B511])">
            <text:p/>
          </table:table-cell>
        </table:table-row>
        <table:table-row table:style-name="ro1">
          <table:table-cell table:formula="of:=IF([es.A512]=&quot;&quot;;&quot;&quot;;[es.A512])">
            <text:p/>
          </table:table-cell>
          <table:table-cell table:formula="of:=IF([en.B512]=&quot;&quot;;&quot;&quot;;[en.B512])">
            <text:p/>
          </table:table-cell>
        </table:table-row>
        <table:table-row table:style-name="ro1">
          <table:table-cell table:formula="of:=IF([es.A513]=&quot;&quot;;&quot;&quot;;[es.A513])">
            <text:p/>
          </table:table-cell>
          <table:table-cell table:formula="of:=IF([en.B513]=&quot;&quot;;&quot;&quot;;[en.B513])">
            <text:p/>
          </table:table-cell>
        </table:table-row>
        <table:table-row table:style-name="ro1">
          <table:table-cell table:formula="of:=IF([es.A514]=&quot;&quot;;&quot;&quot;;[es.A514])">
            <text:p/>
          </table:table-cell>
          <table:table-cell table:formula="of:=IF([en.B514]=&quot;&quot;;&quot;&quot;;[en.B514])">
            <text:p/>
          </table:table-cell>
        </table:table-row>
        <table:table-row table:style-name="ro1">
          <table:table-cell table:formula="of:=IF([es.A515]=&quot;&quot;;&quot;&quot;;[es.A515])">
            <text:p/>
          </table:table-cell>
          <table:table-cell table:formula="of:=IF([en.B515]=&quot;&quot;;&quot;&quot;;[en.B515])">
            <text:p/>
          </table:table-cell>
        </table:table-row>
        <table:table-row table:style-name="ro1">
          <table:table-cell table:formula="of:=IF([es.A516]=&quot;&quot;;&quot;&quot;;[es.A516])">
            <text:p/>
          </table:table-cell>
          <table:table-cell table:formula="of:=IF([en.B516]=&quot;&quot;;&quot;&quot;;[en.B516])">
            <text:p/>
          </table:table-cell>
        </table:table-row>
        <table:table-row table:style-name="ro1">
          <table:table-cell table:formula="of:=IF([es.A517]=&quot;&quot;;&quot;&quot;;[es.A517])">
            <text:p/>
          </table:table-cell>
          <table:table-cell table:formula="of:=IF([en.B517]=&quot;&quot;;&quot;&quot;;[en.B517])">
            <text:p/>
          </table:table-cell>
        </table:table-row>
        <table:table-row table:style-name="ro1">
          <table:table-cell table:formula="of:=IF([es.A518]=&quot;&quot;;&quot;&quot;;[es.A518])">
            <text:p/>
          </table:table-cell>
          <table:table-cell table:formula="of:=IF([en.B518]=&quot;&quot;;&quot;&quot;;[en.B518])">
            <text:p/>
          </table:table-cell>
        </table:table-row>
        <table:table-row table:style-name="ro1">
          <table:table-cell table:formula="of:=IF([es.A519]=&quot;&quot;;&quot;&quot;;[es.A519])">
            <text:p/>
          </table:table-cell>
          <table:table-cell table:formula="of:=IF([en.B519]=&quot;&quot;;&quot;&quot;;[en.B519])">
            <text:p/>
          </table:table-cell>
        </table:table-row>
        <table:table-row table:style-name="ro1">
          <table:table-cell table:formula="of:=IF([es.A520]=&quot;&quot;;&quot;&quot;;[es.A520])">
            <text:p/>
          </table:table-cell>
          <table:table-cell table:formula="of:=IF([en.B520]=&quot;&quot;;&quot;&quot;;[en.B520])">
            <text:p/>
          </table:table-cell>
        </table:table-row>
        <table:table-row table:style-name="ro1">
          <table:table-cell table:formula="of:=IF([es.A521]=&quot;&quot;;&quot;&quot;;[es.A521])">
            <text:p/>
          </table:table-cell>
          <table:table-cell table:formula="of:=IF([en.B521]=&quot;&quot;;&quot;&quot;;[en.B521])">
            <text:p/>
          </table:table-cell>
        </table:table-row>
        <table:table-row table:style-name="ro1">
          <table:table-cell table:formula="of:=IF([es.A522]=&quot;&quot;;&quot;&quot;;[es.A522])">
            <text:p/>
          </table:table-cell>
          <table:table-cell table:formula="of:=IF([en.B522]=&quot;&quot;;&quot;&quot;;[en.B522])">
            <text:p/>
          </table:table-cell>
        </table:table-row>
        <table:table-row table:style-name="ro1">
          <table:table-cell table:formula="of:=IF([es.A523]=&quot;&quot;;&quot;&quot;;[es.A523])">
            <text:p/>
          </table:table-cell>
          <table:table-cell table:formula="of:=IF([en.B523]=&quot;&quot;;&quot;&quot;;[en.B523])">
            <text:p/>
          </table:table-cell>
        </table:table-row>
        <table:table-row table:style-name="ro1">
          <table:table-cell table:style-name="Default"/>
          <table:table-cell table:formula="of:=IF([en.B524]=&quot;&quot;;&quot;&quot;;[en.B524])">
            <text:p/>
          </table:table-cell>
        </table:table-row>
        <table:table-row table:style-name="ro1">
          <table:table-cell table:style-name="Default"/>
          <table:table-cell table:formula="of:=IF([en.B525]=&quot;&quot;;&quot;&quot;;[en.B525])">
            <text:p/>
          </table:table-cell>
        </table:table-row>
        <table:table-row table:style-name="ro1">
          <table:table-cell table:style-name="Default"/>
          <table:table-cell table:formula="of:=IF([en.B526]=&quot;&quot;;&quot;&quot;;[en.B526])">
            <text:p/>
          </table:table-cell>
        </table:table-row>
        <table:table-row table:style-name="ro1">
          <table:table-cell table:style-name="Default"/>
          <table:table-cell table:formula="of:=IF([en.B527]=&quot;&quot;;&quot;&quot;;[en.B527])">
            <text:p/>
          </table:table-cell>
        </table:table-row>
        <table:table-row table:style-name="ro1">
          <table:table-cell table:style-name="Default"/>
          <table:table-cell table:formula="of:=IF([en.B528]=&quot;&quot;;&quot;&quot;;[en.B528])">
            <text:p/>
          </table:table-cell>
        </table:table-row>
        <table:table-row table:style-name="ro1">
          <table:table-cell table:style-name="Default"/>
          <table:table-cell table:formula="of:=IF([en.B529]=&quot;&quot;;&quot;&quot;;[en.B529])">
            <text:p/>
          </table:table-cell>
        </table:table-row>
        <table:table-row table:style-name="ro1">
          <table:table-cell table:style-name="Default"/>
          <table:table-cell table:formula="of:=IF([en.B530]=&quot;&quot;;&quot;&quot;;[en.B530])">
            <text:p/>
          </table:table-cell>
        </table:table-row>
        <table:table-row table:style-name="ro1">
          <table:table-cell table:style-name="Default"/>
          <table:table-cell table:formula="of:=IF([en.B531]=&quot;&quot;;&quot;&quot;;[en.B531])">
            <text:p/>
          </table:table-cell>
        </table:table-row>
        <table:table-row table:style-name="ro1">
          <table:table-cell table:style-name="Default"/>
          <table:table-cell table:formula="of:=IF([en.B532]=&quot;&quot;;&quot;&quot;;[en.B532])">
            <text:p/>
          </table:table-cell>
        </table:table-row>
        <table:table-row table:style-name="ro1">
          <table:table-cell table:style-name="Default"/>
          <table:table-cell table:formula="of:=IF([en.B533]=&quot;&quot;;&quot;&quot;;[en.B533])">
            <text:p/>
          </table:table-cell>
        </table:table-row>
        <table:table-row table:style-name="ro1">
          <table:table-cell table:style-name="Default"/>
          <table:table-cell table:formula="of:=IF([en.B534]=&quot;&quot;;&quot;&quot;;[en.B534])">
            <text:p/>
          </table:table-cell>
        </table:table-row>
        <table:table-row table:style-name="ro1">
          <table:table-cell table:style-name="Default"/>
          <table:table-cell table:formula="of:=IF([en.B535]=&quot;&quot;;&quot;&quot;;[en.B535])">
            <text:p/>
          </table:table-cell>
        </table:table-row>
        <table:table-row table:style-name="ro1">
          <table:table-cell table:style-name="Default"/>
          <table:table-cell table:formula="of:=IF([en.B536]=&quot;&quot;;&quot;&quot;;[en.B536])">
            <text:p/>
          </table:table-cell>
        </table:table-row>
        <table:table-row table:style-name="ro1">
          <table:table-cell table:style-name="Default"/>
          <table:table-cell table:formula="of:=IF([en.B537]=&quot;&quot;;&quot;&quot;;[en.B537])">
            <text:p/>
          </table:table-cell>
        </table:table-row>
        <table:table-row table:style-name="ro1">
          <table:table-cell table:style-name="Default"/>
          <table:table-cell table:formula="of:=IF([en.B538]=&quot;&quot;;&quot;&quot;;[en.B538])">
            <text:p/>
          </table:table-cell>
        </table:table-row>
        <table:table-row table:style-name="ro1">
          <table:table-cell table:style-name="Default"/>
          <table:table-cell table:formula="of:=IF([en.B539]=&quot;&quot;;&quot;&quot;;[en.B539])">
            <text:p/>
          </table:table-cell>
        </table:table-row>
        <table:table-row table:style-name="ro1">
          <table:table-cell table:style-name="Default"/>
          <table:table-cell table:formula="of:=IF([en.B540]=&quot;&quot;;&quot;&quot;;[en.B540])">
            <text:p/>
          </table:table-cell>
        </table:table-row>
        <table:table-row table:style-name="ro1">
          <table:table-cell table:style-name="Default"/>
          <table:table-cell table:formula="of:=IF([en.B541]=&quot;&quot;;&quot;&quot;;[en.B541])">
            <text:p/>
          </table:table-cell>
        </table:table-row>
        <table:table-row table:style-name="ro1">
          <table:table-cell table:style-name="Default"/>
          <table:table-cell table:formula="of:=IF([en.B542]=&quot;&quot;;&quot;&quot;;[en.B542])">
            <text:p/>
          </table:table-cell>
        </table:table-row>
        <table:table-row table:style-name="ro1">
          <table:table-cell table:style-name="Default"/>
          <table:table-cell table:formula="of:=IF([en.B543]=&quot;&quot;;&quot;&quot;;[en.B543])">
            <text:p/>
          </table:table-cell>
        </table:table-row>
        <table:table-row table:style-name="ro1">
          <table:table-cell table:style-name="Default"/>
          <table:table-cell table:formula="of:=IF([en.B544]=&quot;&quot;;&quot;&quot;;[en.B544])">
            <text:p/>
          </table:table-cell>
        </table:table-row>
        <table:table-row table:style-name="ro1">
          <table:table-cell table:style-name="Default"/>
          <table:table-cell table:formula="of:=IF([en.B545]=&quot;&quot;;&quot;&quot;;[en.B545])">
            <text:p/>
          </table:table-cell>
        </table:table-row>
        <table:table-row table:style-name="ro1">
          <table:table-cell table:style-name="Default"/>
          <table:table-cell table:formula="of:=IF([en.B546]=&quot;&quot;;&quot;&quot;;[en.B546])">
            <text:p/>
          </table:table-cell>
        </table:table-row>
        <table:table-row table:style-name="ro1">
          <table:table-cell table:style-name="Default"/>
          <table:table-cell table:formula="of:=IF([en.B547]=&quot;&quot;;&quot;&quot;;[en.B547])">
            <text:p/>
          </table:table-cell>
        </table:table-row>
        <table:table-row table:style-name="ro1">
          <table:table-cell table:style-name="Default"/>
          <table:table-cell table:formula="of:=IF([en.B548]=&quot;&quot;;&quot;&quot;;[en.B548])">
            <text:p/>
          </table:table-cell>
        </table:table-row>
        <table:table-row table:style-name="ro1">
          <table:table-cell table:style-name="Default"/>
          <table:table-cell table:formula="of:=IF([en.B549]=&quot;&quot;;&quot;&quot;;[en.B549])">
            <text:p/>
          </table:table-cell>
        </table:table-row>
        <table:table-row table:style-name="ro1">
          <table:table-cell table:style-name="Default"/>
          <table:table-cell table:formula="of:=IF([en.B550]=&quot;&quot;;&quot;&quot;;[en.B550])">
            <text:p/>
          </table:table-cell>
        </table:table-row>
        <table:table-row table:style-name="ro1">
          <table:table-cell table:style-name="Default"/>
          <table:table-cell table:formula="of:=IF([en.B551]=&quot;&quot;;&quot;&quot;;[en.B551])">
            <text:p/>
          </table:table-cell>
        </table:table-row>
        <table:table-row table:style-name="ro1">
          <table:table-cell table:style-name="Default"/>
          <table:table-cell table:formula="of:=IF([en.B552]=&quot;&quot;;&quot;&quot;;[en.B552])">
            <text:p/>
          </table:table-cell>
        </table:table-row>
        <table:table-row table:style-name="ro1">
          <table:table-cell table:style-name="Default"/>
          <table:table-cell table:formula="of:=IF([en.B553]=&quot;&quot;;&quot;&quot;;[en.B553])">
            <text:p/>
          </table:table-cell>
        </table:table-row>
        <table:table-row table:style-name="ro1">
          <table:table-cell table:style-name="Default"/>
          <table:table-cell table:formula="of:=IF([en.B554]=&quot;&quot;;&quot;&quot;;[en.B554])">
            <text:p/>
          </table:table-cell>
        </table:table-row>
        <table:table-row table:style-name="ro1">
          <table:table-cell table:style-name="Default"/>
          <table:table-cell table:formula="of:=IF([en.B555]=&quot;&quot;;&quot;&quot;;[en.B555])">
            <text:p/>
          </table:table-cell>
        </table:table-row>
        <table:table-row table:style-name="ro1">
          <table:table-cell table:style-name="Default"/>
          <table:table-cell table:formula="of:=IF([en.B556]=&quot;&quot;;&quot;&quot;;[en.B556])">
            <text:p/>
          </table:table-cell>
        </table:table-row>
        <table:table-row table:style-name="ro1">
          <table:table-cell table:style-name="Default"/>
          <table:table-cell table:formula="of:=IF([en.B557]=&quot;&quot;;&quot;&quot;;[en.B557])">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7">00/00/0000</text:date>, <text:time style:data-style-name="N2" text:time-value="16:00:27.72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48.39</meta:creation-date>
    <meta:editing-duration>P1DT5H45M34S</meta:editing-duration>
    <meta:editing-cycles>78</meta:editing-cycles>
    <meta:generator>LibreOffice/6.4.0.3$Windows_X86_64 LibreOffice_project/b0a288ab3d2d4774cb44b62f04d5d28733ac6df8</meta:generator>
    <dc:date>2020-08-07T16:13:00.071000000</dc:date>
    <meta:document-statistic meta:table-count="3" meta:cell-count="2364" meta:object-count="0"/>
    <meta:user-defined meta:name="Info 1"/>
    <meta:user-defined meta:name="Info 2"/>
    <meta:user-defined meta:name="Info 3"/>
    <meta:user-defined meta:name="Info 4"/>
  </office:meta>
</office:document-meta>
</file>